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abs error</text:p>
          </table:table-cell>
          <table:table-cell office:value-type="string" calcext:value-type="string">
            <text:p>rel error</text:p>
          </table:table-cell>
          <table:table-cell table:number-columns-repeated="3"/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$2]*EXP(-20*[.A2])" office:value-type="float" office:value="2" calcext:value-type="float">
            <text:p>2</text:p>
          </table:table-cell>
          <table:table-cell/>
          <table:table-cell table:formula="of:=[.D2]-[.B2]" office:value-type="float" office:value="0" calcext:value-type="float">
            <text:p>0</text:p>
          </table:table-cell>
          <table:table-cell table:formula="of:=[.F2]/[.D2]" office:value-type="float" office:value="0" calcext:value-type="float">
            <text:p>0</text:p>
          </table:table-cell>
          <table:table-cell table:number-columns-repeated="3"/>
          <table:table-cell office:value-type="float" office:value="0.01" calcext:value-type="float">
            <text:p>0.01</text:p>
          </table:table-cell>
        </table:table-row>
        <table:table-row table:style-name="ro1">
          <table:table-cell table:formula="of:=[.A2]+[.$K$2]" office:value-type="float" office:value="0.01" calcext:value-type="float">
            <text:p>0.01</text:p>
          </table:table-cell>
          <table:table-cell table:formula="of:=[.B2]+[.$K$2]*(-20*[.B2])" office:value-type="float" office:value="1.6" calcext:value-type="float">
            <text:p>1.6</text:p>
          </table:table-cell>
          <table:table-cell/>
          <table:table-cell table:formula="of:=[.$B$2]*EXP(-20*[.A3])" office:value-type="float" office:value="1.63746150615596" calcext:value-type="float">
            <text:p>1.6374615062</text:p>
          </table:table-cell>
          <table:table-cell/>
          <table:table-cell table:formula="of:=[.D3]-[.B3]" office:value-type="float" office:value="0.0374615061559636" calcext:value-type="float">
            <text:p>0.0374615062</text:p>
          </table:table-cell>
          <table:table-cell table:formula="of:=[.F3]/[.D3]" office:value-type="float" office:value="0.022877793471864" calcext:value-type="float">
            <text:p>0.0228777935</text:p>
          </table:table-cell>
          <table:table-cell table:number-columns-repeated="4"/>
        </table:table-row>
        <table:table-row table:style-name="ro1">
          <table:table-cell table:formula="of:=[.A3]+[.$K$2]" office:value-type="float" office:value="0.02" calcext:value-type="float">
            <text:p>0.02</text:p>
          </table:table-cell>
          <table:table-cell table:formula="of:=[.B3]+[.$K$2]*(-20*[.B3])" office:value-type="float" office:value="1.28" calcext:value-type="float">
            <text:p>1.28</text:p>
          </table:table-cell>
          <table:table-cell/>
          <table:table-cell table:formula="of:=[.$B$2]*EXP(-20*[.A4])" office:value-type="float" office:value="1.34064009207128" calcext:value-type="float">
            <text:p>1.3406400921</text:p>
          </table:table-cell>
          <table:table-cell/>
          <table:table-cell table:formula="of:=[.D4]-[.B4]" office:value-type="float" office:value="0.0606400920712786" calcext:value-type="float">
            <text:p>0.0606400921</text:p>
          </table:table-cell>
          <table:table-cell table:formula="of:=[.F4]/[.D4]" office:value-type="float" office:value="0.045232193509587" calcext:value-type="float">
            <text:p>0.0452321935</text:p>
          </table:table-cell>
          <table:table-cell/>
          <table:table-cell table:formula="of:=[.F4]/[.F3]" office:value-type="float" office:value="1.61873075307799" calcext:value-type="float">
            <text:p>1.6187307531</text:p>
          </table:table-cell>
          <table:table-cell table:number-columns-repeated="2"/>
        </table:table-row>
        <table:table-row table:style-name="ro1">
          <table:table-cell table:formula="of:=[.A4]+[.$K$2]" office:value-type="float" office:value="0.03" calcext:value-type="float">
            <text:p>0.03</text:p>
          </table:table-cell>
          <table:table-cell table:formula="of:=[.B4]+[.$K$2]*(-20*[.B4])" office:value-type="float" office:value="1.024" calcext:value-type="float">
            <text:p>1.024</text:p>
          </table:table-cell>
          <table:table-cell/>
          <table:table-cell table:formula="of:=[.$B$2]*EXP(-20*[.A5])" office:value-type="float" office:value="1.09762327218805" calcext:value-type="float">
            <text:p>1.0976232722</text:p>
          </table:table-cell>
          <table:table-cell/>
          <table:table-cell table:formula="of:=[.D5]-[.B5]" office:value-type="float" office:value="0.0736232721880528" calcext:value-type="float">
            <text:p>0.0736232722</text:p>
          </table:table-cell>
          <table:table-cell table:formula="of:=[.F5]/[.D5]" office:value-type="float" office:value="0.0670751742000593" calcext:value-type="float">
            <text:p>0.0670751742</text:p>
          </table:table-cell>
          <table:table-cell/>
          <table:table-cell table:formula="of:=[.F5]/[.F4]" office:value-type="float" office:value="1.21410224940808" calcext:value-type="float">
            <text:p>1.2141022494</text:p>
          </table:table-cell>
          <table:table-cell table:number-columns-repeated="2"/>
        </table:table-row>
        <table:table-row table:style-name="ro1">
          <table:table-cell table:formula="of:=[.A5]+[.$K$2]" office:value-type="float" office:value="0.04" calcext:value-type="float">
            <text:p>0.04</text:p>
          </table:table-cell>
          <table:table-cell table:formula="of:=[.B5]+[.$K$2]*(-20*[.B5])" office:value-type="float" office:value="0.8192" calcext:value-type="float">
            <text:p>0.8192</text:p>
          </table:table-cell>
          <table:table-cell/>
          <table:table-cell table:formula="of:=[.$B$2]*EXP(-20*[.A6])" office:value-type="float" office:value="0.898657928234443" calcext:value-type="float">
            <text:p>0.8986579282</text:p>
          </table:table-cell>
          <table:table-cell/>
          <table:table-cell table:formula="of:=[.D6]-[.B6]" office:value-type="float" office:value="0.0794579282344431" calcext:value-type="float">
            <text:p>0.0794579282</text:p>
          </table:table-cell>
          <table:table-cell table:formula="of:=[.F6]/[.D6]" office:value-type="float" office:value="0.0884184356894852" calcext:value-type="float">
            <text:p>0.0884184357</text:p>
          </table:table-cell>
          <table:table-cell/>
          <table:table-cell table:formula="of:=[.F6]/[.F5]" office:value-type="float" office:value="1.07925015926333" calcext:value-type="float">
            <text:p>1.0792501593</text:p>
          </table:table-cell>
          <table:table-cell table:number-columns-repeated="2"/>
        </table:table-row>
        <table:table-row table:style-name="ro1">
          <table:table-cell table:formula="of:=[.A6]+[.$K$2]" office:value-type="float" office:value="0.05" calcext:value-type="float">
            <text:p>0.05</text:p>
          </table:table-cell>
          <table:table-cell table:formula="of:=[.B6]+[.$K$2]*(-20*[.B6])" office:value-type="float" office:value="0.65536" calcext:value-type="float">
            <text:p>0.65536</text:p>
          </table:table-cell>
          <table:table-cell/>
          <table:table-cell table:formula="of:=[.$B$2]*EXP(-20*[.A7])" office:value-type="float" office:value="0.735758882342885" calcext:value-type="float">
            <text:p>0.7357588823</text:p>
          </table:table-cell>
          <table:table-cell/>
          <table:table-cell table:formula="of:=[.D7]-[.B7]" office:value-type="float" office:value="0.0803988823428846" calcext:value-type="float">
            <text:p>0.0803988823</text:p>
          </table:table-cell>
          <table:table-cell table:formula="of:=[.F7]/[.D7]" office:value-type="float" office:value="0.10927341045054" calcext:value-type="float">
            <text:p>0.1092734105</text:p>
          </table:table-cell>
          <table:table-cell/>
          <table:table-cell table:formula="of:=[.F7]/[.F6]" office:value-type="float" office:value="1.01184216766469" calcext:value-type="float">
            <text:p>1.0118421677</text:p>
          </table:table-cell>
          <table:table-cell table:number-columns-repeated="2"/>
        </table:table-row>
        <table:table-row table:style-name="ro1">
          <table:table-cell table:formula="of:=[.A7]+[.$K$2]" office:value-type="float" office:value="0.06" calcext:value-type="float">
            <text:p>0.06</text:p>
          </table:table-cell>
          <table:table-cell table:formula="of:=[.B7]+[.$K$2]*(-20*[.B7])" office:value-type="float" office:value="0.524288" calcext:value-type="float">
            <text:p>0.524288</text:p>
          </table:table-cell>
          <table:table-cell/>
          <table:table-cell table:formula="of:=[.$B$2]*EXP(-20*[.A8])" office:value-type="float" office:value="0.602388423824404" calcext:value-type="float">
            <text:p>0.6023884238</text:p>
          </table:table-cell>
          <table:table-cell/>
          <table:table-cell table:formula="of:=[.D8]-[.B8]" office:value-type="float" office:value="0.078100423824404" calcext:value-type="float">
            <text:p>0.0781004238</text:p>
          </table:table-cell>
          <table:table-cell table:formula="of:=[.F8]/[.D8]" office:value-type="float" office:value="0.12965126940615" calcext:value-type="float">
            <text:p>0.1296512694</text:p>
          </table:table-cell>
          <table:table-cell/>
          <table:table-cell table:formula="of:=[.F8]/[.F7]" office:value-type="float" office:value="0.971411810071212" calcext:value-type="float">
            <text:p>0.9714118101</text:p>
          </table:table-cell>
          <table:table-cell table:number-columns-repeated="2"/>
        </table:table-row>
        <table:table-row table:style-name="ro1">
          <table:table-cell table:formula="of:=[.A8]+[.$K$2]" office:value-type="float" office:value="0.07" calcext:value-type="float">
            <text:p>0.07</text:p>
          </table:table-cell>
          <table:table-cell table:formula="of:=[.B8]+[.$K$2]*(-20*[.B8])" office:value-type="float" office:value="0.4194304" calcext:value-type="float">
            <text:p>0.4194304</text:p>
          </table:table-cell>
          <table:table-cell/>
          <table:table-cell table:formula="of:=[.$B$2]*EXP(-20*[.A9])" office:value-type="float" office:value="0.493193927883213" calcext:value-type="float">
            <text:p>0.4931939279</text:p>
          </table:table-cell>
          <table:table-cell/>
          <table:table-cell table:formula="of:=[.D9]-[.B9]" office:value-type="float" office:value="0.0737635278832128" calcext:value-type="float">
            <text:p>0.0737635279</text:p>
          </table:table-cell>
          <table:table-cell table:formula="of:=[.F9]/[.D9]" office:value-type="float" office:value="0.149562927913175" calcext:value-type="float">
            <text:p>0.1495629279</text:p>
          </table:table-cell>
          <table:table-cell/>
          <table:table-cell table:formula="of:=[.F9]/[.F8]" office:value-type="float" office:value="0.944470263683306" calcext:value-type="float">
            <text:p>0.9444702637</text:p>
          </table:table-cell>
          <table:table-cell table:number-columns-repeated="2"/>
        </table:table-row>
        <table:table-row table:style-name="ro1">
          <table:table-cell table:formula="of:=[.A9]+[.$K$2]" office:value-type="float" office:value="0.08" calcext:value-type="float">
            <text:p>0.08</text:p>
          </table:table-cell>
          <table:table-cell table:formula="of:=[.B9]+[.$K$2]*(-20*[.B9])" office:value-type="float" office:value="0.33554432" calcext:value-type="float">
            <text:p>0.33554432</text:p>
          </table:table-cell>
          <table:table-cell/>
          <table:table-cell table:formula="of:=[.$B$2]*EXP(-20*[.A10])" office:value-type="float" office:value="0.403793035989311" calcext:value-type="float">
            <text:p>0.403793036</text:p>
          </table:table-cell>
          <table:table-cell/>
          <table:table-cell table:formula="of:=[.D10]-[.B10]" office:value-type="float" office:value="0.0682487159893107" calcext:value-type="float">
            <text:p>0.068248716</text:p>
          </table:table-cell>
          <table:table-cell table:formula="of:=[.F10]/[.D10]" office:value-type="float" office:value="0.169019051609195" calcext:value-type="float">
            <text:p>0.1690190516</text:p>
          </table:table-cell>
          <table:table-cell/>
          <table:table-cell table:formula="of:=[.F10]/[.F9]" office:value-type="float" office:value="0.925236603343681" calcext:value-type="float">
            <text:p>0.9252366033</text:p>
          </table:table-cell>
          <table:table-cell table:number-columns-repeated="2"/>
        </table:table-row>
        <table:table-row table:style-name="ro1">
          <table:table-cell table:formula="of:=[.A10]+[.$K$2]" office:value-type="float" office:value="0.09" calcext:value-type="float">
            <text:p>0.09</text:p>
          </table:table-cell>
          <table:table-cell table:formula="of:=[.B10]+[.$K$2]*(-20*[.B10])" office:value-type="float" office:value="0.268435456" calcext:value-type="float">
            <text:p>0.268435456</text:p>
          </table:table-cell>
          <table:table-cell/>
          <table:table-cell table:formula="of:=[.$B$2]*EXP(-20*[.A11])" office:value-type="float" office:value="0.330597776443173" calcext:value-type="float">
            <text:p>0.3305977764</text:p>
          </table:table-cell>
          <table:table-cell/>
          <table:table-cell table:formula="of:=[.D11]-[.B11]" office:value-type="float" office:value="0.062162320443173" calcext:value-type="float">
            <text:p>0.0621623204</text:p>
          </table:table-cell>
          <table:table-cell table:formula="of:=[.F11]/[.D11]" office:value-type="float" office:value="0.188030062125533" calcext:value-type="float">
            <text:p>0.1880300621</text:p>
          </table:table-cell>
          <table:table-cell/>
          <table:table-cell table:formula="of:=[.F11]/[.F10]" office:value-type="float" office:value="0.910820365512944" calcext:value-type="float">
            <text:p>0.9108203655</text:p>
          </table:table-cell>
          <table:table-cell table:number-columns-repeated="2"/>
        </table:table-row>
        <table:table-row table:style-name="ro1">
          <table:table-cell table:formula="of:=[.A11]+[.$K$2]" office:value-type="float" office:value="0.1" calcext:value-type="float">
            <text:p>0.1</text:p>
          </table:table-cell>
          <table:table-cell table:formula="of:=[.B11]+[.$K$2]*(-20*[.B11])" office:value-type="float" office:value="0.2147483648" calcext:value-type="float">
            <text:p>0.2147483648</text:p>
          </table:table-cell>
          <table:table-cell/>
          <table:table-cell table:formula="of:=[.$B$2]*EXP(-20*[.A12])" office:value-type="float" office:value="0.270670566473225" calcext:value-type="float">
            <text:p>0.2706705665</text:p>
          </table:table-cell>
          <table:table-cell/>
          <table:table-cell table:formula="of:=[.D12]-[.B12]" office:value-type="float" office:value="0.0559222016732254" calcext:value-type="float">
            <text:p>0.0559222017</text:p>
          </table:table-cell>
          <table:table-cell table:formula="of:=[.F12]/[.D12]" office:value-type="float" office:value="0.206606142669588" calcext:value-type="float">
            <text:p>0.2066061427</text:p>
          </table:table-cell>
          <table:table-cell/>
          <table:table-cell table:formula="of:=[.F12]/[.F11]" office:value-type="float" office:value="0.899615736261774" calcext:value-type="float">
            <text:p>0.8996157363</text:p>
          </table:table-cell>
          <table:table-cell table:number-columns-repeated="2"/>
        </table:table-row>
        <table:table-row table:style-name="ro1">
          <table:table-cell table:formula="of:=[.A12]+[.$K$2]" office:value-type="float" office:value="0.11" calcext:value-type="float">
            <text:p>0.11</text:p>
          </table:table-cell>
          <table:table-cell table:formula="of:=[.B12]+[.$K$2]*(-20*[.B12])" office:value-type="float" office:value="0.17179869184" calcext:value-type="float">
            <text:p>0.1717986918</text:p>
          </table:table-cell>
          <table:table-cell/>
          <table:table-cell table:formula="of:=[.$B$2]*EXP(-20*[.A13])" office:value-type="float" office:value="0.221606316724668" calcext:value-type="float">
            <text:p>0.2216063167</text:p>
          </table:table-cell>
          <table:table-cell/>
          <table:table-cell table:formula="of:=[.D13]-[.B13]" office:value-type="float" office:value="0.0498076248846678" calcext:value-type="float">
            <text:p>0.0498076249</text:p>
          </table:table-cell>
          <table:table-cell table:formula="of:=[.F13]/[.D13]" office:value-type="float" office:value="0.224757243479439" calcext:value-type="float">
            <text:p>0.2247572435</text:p>
          </table:table-cell>
          <table:table-cell/>
          <table:table-cell table:formula="of:=[.F13]/[.F12]" office:value-type="float" office:value="0.890659226468096" calcext:value-type="float">
            <text:p>0.8906592265</text:p>
          </table:table-cell>
          <table:table-cell table:number-columns-repeated="2"/>
        </table:table-row>
        <table:table-row table:style-name="ro1">
          <table:table-cell table:formula="of:=[.A13]+[.$K$2]" office:value-type="float" office:value="0.12" calcext:value-type="float">
            <text:p>0.12</text:p>
          </table:table-cell>
          <table:table-cell table:formula="of:=[.B13]+[.$K$2]*(-20*[.B13])" office:value-type="float" office:value="0.137438953472" calcext:value-type="float">
            <text:p>0.1374389535</text:p>
          </table:table-cell>
          <table:table-cell/>
          <table:table-cell table:formula="of:=[.$B$2]*EXP(-20*[.A14])" office:value-type="float" office:value="0.181435906578825" calcext:value-type="float">
            <text:p>0.1814359066</text:p>
          </table:table-cell>
          <table:table-cell/>
          <table:table-cell table:formula="of:=[.D14]-[.B14]" office:value-type="float" office:value="0.0439969531068251" calcext:value-type="float">
            <text:p>0.0439969531</text:p>
          </table:table-cell>
          <table:table-cell table:formula="of:=[.F14]/[.D14]" office:value-type="float" office:value="0.242493087153675" calcext:value-type="float">
            <text:p>0.2424930872</text:p>
          </table:table-cell>
          <table:table-cell/>
          <table:table-cell table:formula="of:=[.F14]/[.F13]" office:value-type="float" office:value="0.883337705997874" calcext:value-type="float">
            <text:p>0.883337706</text:p>
          </table:table-cell>
          <table:table-cell table:number-columns-repeated="2"/>
        </table:table-row>
        <table:table-row table:style-name="ro1">
          <table:table-cell table:formula="of:=[.A14]+[.$K$2]" office:value-type="float" office:value="0.13" calcext:value-type="float">
            <text:p>0.13</text:p>
          </table:table-cell>
          <table:table-cell table:formula="of:=[.B14]+[.$K$2]*(-20*[.B14])" office:value-type="float" office:value="0.1099511627776" calcext:value-type="float">
            <text:p>0.1099511628</text:p>
          </table:table-cell>
          <table:table-cell/>
          <table:table-cell table:formula="of:=[.$B$2]*EXP(-20*[.A15])" office:value-type="float" office:value="0.148547156428668" calcext:value-type="float">
            <text:p>0.1485471564</text:p>
          </table:table-cell>
          <table:table-cell/>
          <table:table-cell table:formula="of:=[.D15]-[.B15]" office:value-type="float" office:value="0.0385959936510678" calcext:value-type="float">
            <text:p>0.0385959937</text:p>
          </table:table-cell>
          <table:table-cell table:formula="of:=[.F15]/[.D15]" office:value-type="float" office:value="0.259823173859282" calcext:value-type="float">
            <text:p>0.2598231739</text:p>
          </table:table-cell>
          <table:table-cell/>
          <table:table-cell table:formula="of:=[.F15]/[.F14]" office:value-type="float" office:value="0.877242420795738" calcext:value-type="float">
            <text:p>0.8772424208</text:p>
          </table:table-cell>
          <table:table-cell table:number-columns-repeated="2"/>
        </table:table-row>
        <table:table-row table:style-name="ro1">
          <table:table-cell table:formula="of:=[.A15]+[.$K$2]" office:value-type="float" office:value="0.14" calcext:value-type="float">
            <text:p>0.14</text:p>
          </table:table-cell>
          <table:table-cell table:formula="of:=[.B15]+[.$K$2]*(-20*[.B15])" office:value-type="float" office:value="0.08796093022208" calcext:value-type="float">
            <text:p>0.0879609302</text:p>
          </table:table-cell>
          <table:table-cell/>
          <table:table-cell table:formula="of:=[.$B$2]*EXP(-20*[.A16])" office:value-type="float" office:value="0.121620125250436" calcext:value-type="float">
            <text:p>0.1216201253</text:p>
          </table:table-cell>
          <table:table-cell/>
          <table:table-cell table:formula="of:=[.D16]-[.B16]" office:value-type="float" office:value="0.0336591950283559" calcext:value-type="float">
            <text:p>0.033659195</text:p>
          </table:table-cell>
          <table:table-cell table:formula="of:=[.F16]/[.D16]" office:value-type="float" office:value="0.27675678642039" calcext:value-type="float">
            <text:p>0.2767567864</text:p>
          </table:table-cell>
          <table:table-cell/>
          <table:table-cell table:formula="of:=[.F16]/[.F15]" office:value-type="float" office:value="0.872090386703251" calcext:value-type="float">
            <text:p>0.8720903867</text:p>
          </table:table-cell>
          <table:table-cell table:number-columns-repeated="2"/>
        </table:table-row>
        <table:table-row table:style-name="ro1">
          <table:table-cell table:formula="of:=[.A16]+[.$K$2]" office:value-type="float" office:value="0.15" calcext:value-type="float">
            <text:p>0.15</text:p>
          </table:table-cell>
          <table:table-cell table:formula="of:=[.B16]+[.$K$2]*(-20*[.B16])" office:value-type="float" office:value="0.070368744177664" calcext:value-type="float">
            <text:p>0.0703687442</text:p>
          </table:table-cell>
          <table:table-cell/>
          <table:table-cell table:formula="of:=[.$B$2]*EXP(-20*[.A17])" office:value-type="float" office:value="0.0995741367357279" calcext:value-type="float">
            <text:p>0.0995741367</text:p>
          </table:table-cell>
          <table:table-cell/>
          <table:table-cell table:formula="of:=[.D17]-[.B17]" office:value-type="float" office:value="0.0292053925580639" calcext:value-type="float">
            <text:p>0.0292053926</text:p>
          </table:table-cell>
          <table:table-cell table:formula="of:=[.F17]/[.D17]" office:value-type="float" office:value="0.293302995290591" calcext:value-type="float">
            <text:p>0.2933029953</text:p>
          </table:table-cell>
          <table:table-cell/>
          <table:table-cell table:formula="of:=[.F17]/[.F16]" office:value-type="float" office:value="0.867679471640959" calcext:value-type="float">
            <text:p>0.8676794716</text:p>
          </table:table-cell>
          <table:table-cell table:number-columns-repeated="2"/>
        </table:table-row>
        <table:table-row table:style-name="ro1">
          <table:table-cell table:formula="of:=[.A17]+[.$K$2]" office:value-type="float" office:value="0.16" calcext:value-type="float">
            <text:p>0.16</text:p>
          </table:table-cell>
          <table:table-cell table:formula="of:=[.B17]+[.$K$2]*(-20*[.B17])" office:value-type="float" office:value="0.0562949953421312" calcext:value-type="float">
            <text:p>0.0562949953</text:p>
          </table:table-cell>
          <table:table-cell/>
          <table:table-cell table:formula="of:=[.$B$2]*EXP(-20*[.A18])" office:value-type="float" office:value="0.0815244079567324" calcext:value-type="float">
            <text:p>0.081524408</text:p>
          </table:table-cell>
          <table:table-cell/>
          <table:table-cell table:formula="of:=[.D18]-[.B18]" office:value-type="float" office:value="0.0252294126146012" calcext:value-type="float">
            <text:p>0.0252294126</text:p>
          </table:table-cell>
          <table:table-cell table:formula="of:=[.F18]/[.D18]" office:value-type="float" office:value="0.309470663411518" calcext:value-type="float">
            <text:p>0.3094706634</text:p>
          </table:table-cell>
          <table:table-cell/>
          <table:table-cell table:formula="of:=[.F18]/[.F17]" office:value-type="float" office:value="0.86386144491782" calcext:value-type="float">
            <text:p>0.8638614449</text:p>
          </table:table-cell>
          <table:table-cell table:number-columns-repeated="2"/>
        </table:table-row>
        <table:table-row table:style-name="ro1">
          <table:table-cell table:formula="of:=[.A18]+[.$K$2]" office:value-type="float" office:value="0.17" calcext:value-type="float">
            <text:p>0.17</text:p>
          </table:table-cell>
          <table:table-cell table:formula="of:=[.B18]+[.$K$2]*(-20*[.B18])" office:value-type="float" office:value="0.045035996273705" calcext:value-type="float">
            <text:p>0.0450359963</text:p>
          </table:table-cell>
          <table:table-cell/>
          <table:table-cell table:formula="of:=[.$B$2]*EXP(-20*[.A19])" office:value-type="float" office:value="0.0667465399206521" calcext:value-type="float">
            <text:p>0.0667465399</text:p>
          </table:table-cell>
          <table:table-cell/>
          <table:table-cell table:formula="of:=[.D19]-[.B19]" office:value-type="float" office:value="0.0217105436469472" calcext:value-type="float">
            <text:p>0.0217105436</text:p>
          </table:table-cell>
          <table:table-cell table:formula="of:=[.F19]/[.D19]" office:value-type="float" office:value="0.325268450960252" calcext:value-type="float">
            <text:p>0.325268451</text:p>
          </table:table-cell>
          <table:table-cell/>
          <table:table-cell table:formula="of:=[.F19]/[.F18]" office:value-type="float" office:value="0.860525133049766" calcext:value-type="float">
            <text:p>0.860525133</text:p>
          </table:table-cell>
          <table:table-cell table:number-columns-repeated="2"/>
        </table:table-row>
        <table:table-row table:style-name="ro1">
          <table:table-cell table:formula="of:=[.A19]+[.$K$2]" office:value-type="float" office:value="0.18" calcext:value-type="float">
            <text:p>0.18</text:p>
          </table:table-cell>
          <table:table-cell table:formula="of:=[.B19]+[.$K$2]*(-20*[.B19])" office:value-type="float" office:value="0.036028797018964" calcext:value-type="float">
            <text:p>0.036028797</text:p>
          </table:table-cell>
          <table:table-cell/>
          <table:table-cell table:formula="of:=[.$B$2]*EXP(-20*[.A20])" office:value-type="float" office:value="0.0546474448945851" calcext:value-type="float">
            <text:p>0.0546474449</text:p>
          </table:table-cell>
          <table:table-cell/>
          <table:table-cell table:formula="of:=[.D20]-[.B20]" office:value-type="float" office:value="0.0186186478756211" calcext:value-type="float">
            <text:p>0.0186186479</text:p>
          </table:table-cell>
          <table:table-cell table:formula="of:=[.F20]/[.D20]" office:value-type="float" office:value="0.340704819988135" calcext:value-type="float">
            <text:p>0.34070482</text:p>
          </table:table-cell>
          <table:table-cell/>
          <table:table-cell table:formula="of:=[.F20]/[.F19]" office:value-type="float" office:value="0.857585520583644" calcext:value-type="float">
            <text:p>0.8575855206</text:p>
          </table:table-cell>
          <table:table-cell table:number-columns-repeated="2"/>
        </table:table-row>
        <table:table-row table:style-name="ro1">
          <table:table-cell table:formula="of:=[.A20]+[.$K$2]" office:value-type="float" office:value="0.19" calcext:value-type="float">
            <text:p>0.19</text:p>
          </table:table-cell>
          <table:table-cell table:formula="of:=[.B20]+[.$K$2]*(-20*[.B20])" office:value-type="float" office:value="0.0288230376151712" calcext:value-type="float">
            <text:p>0.0288230376</text:p>
          </table:table-cell>
          <table:table-cell/>
          <table:table-cell table:formula="of:=[.$B$2]*EXP(-20*[.A21])" office:value-type="float" office:value="0.0447415437123312" calcext:value-type="float">
            <text:p>0.0447415437</text:p>
          </table:table-cell>
          <table:table-cell/>
          <table:table-cell table:formula="of:=[.D21]-[.B21]" office:value-type="float" office:value="0.01591850609716" calcext:value-type="float">
            <text:p>0.0159185061</text:p>
          </table:table-cell>
          <table:table-cell table:formula="of:=[.F21]/[.D21]" office:value-type="float" office:value="0.355788038953442" calcext:value-type="float">
            <text:p>0.355788039</text:p>
          </table:table-cell>
          <table:table-cell/>
          <table:table-cell table:formula="of:=[.F21]/[.F20]" office:value-type="float" office:value="0.854976483979986" calcext:value-type="float">
            <text:p>0.854976484</text:p>
          </table:table-cell>
          <table:table-cell table:number-columns-repeated="2"/>
        </table:table-row>
        <table:table-row table:style-name="ro1">
          <table:table-cell table:formula="of:=[.A21]+[.$K$2]" office:value-type="float" office:value="0.2" calcext:value-type="float">
            <text:p>0.2</text:p>
          </table:table-cell>
          <table:table-cell table:formula="of:=[.B21]+[.$K$2]*(-20*[.B21])" office:value-type="float" office:value="0.0230584300921369" calcext:value-type="float">
            <text:p>0.0230584301</text:p>
          </table:table-cell>
          <table:table-cell/>
          <table:table-cell table:formula="of:=[.$B$2]*EXP(-20*[.A22])" office:value-type="float" office:value="0.0366312777774683" calcext:value-type="float">
            <text:p>0.0366312778</text:p>
          </table:table-cell>
          <table:table-cell/>
          <table:table-cell table:formula="of:=[.D22]-[.B22]" office:value-type="float" office:value="0.0135728476853314" calcext:value-type="float">
            <text:p>0.0135728477</text:p>
          </table:table-cell>
          <table:table-cell table:formula="of:=[.F22]/[.D22]" office:value-type="float" office:value="0.370526187150369" calcext:value-type="float">
            <text:p>0.3705261872</text:p>
          </table:table-cell>
          <table:table-cell/>
          <table:table-cell table:formula="of:=[.F22]/[.F21]" office:value-type="float" office:value="0.852645820059265" calcext:value-type="float">
            <text:p>0.8526458201</text:p>
          </table:table-cell>
          <table:table-cell table:number-columns-repeated="2"/>
        </table:table-row>
        <table:table-row table:style-name="ro1">
          <table:table-cell table:formula="of:=[.A22]+[.$K$2]" office:value-type="float" office:value="0.21" calcext:value-type="float">
            <text:p>0.21</text:p>
          </table:table-cell>
          <table:table-cell table:formula="of:=[.B22]+[.$K$2]*(-20*[.B22])" office:value-type="float" office:value="0.0184467440737095" calcext:value-type="float">
            <text:p>0.0184467441</text:p>
          </table:table-cell>
          <table:table-cell/>
          <table:table-cell table:formula="of:=[.$B$2]*EXP(-20*[.A23])" office:value-type="float" office:value="0.0299911536409554" calcext:value-type="float">
            <text:p>0.0299911536</text:p>
          </table:table-cell>
          <table:table-cell/>
          <table:table-cell table:formula="of:=[.D23]-[.B23]" office:value-type="float" office:value="0.0115444095672458" calcext:value-type="float">
            <text:p>0.0115444096</text:p>
          </table:table-cell>
          <table:table-cell table:formula="of:=[.F23]/[.D23]" office:value-type="float" office:value="0.38492715903669" calcext:value-type="float">
            <text:p>0.384927159</text:p>
          </table:table-cell>
          <table:table-cell/>
          <table:table-cell table:formula="of:=[.F23]/[.F22]" office:value-type="float" office:value="0.850551765914403" calcext:value-type="float">
            <text:p>0.8505517659</text:p>
          </table:table-cell>
          <table:table-cell table:number-columns-repeated="2"/>
        </table:table-row>
        <table:table-row table:style-name="ro1">
          <table:table-cell table:formula="of:=[.A23]+[.$K$2]" office:value-type="float" office:value="0.22" calcext:value-type="float">
            <text:p>0.22</text:p>
          </table:table-cell>
          <table:table-cell table:formula="of:=[.B23]+[.$K$2]*(-20*[.B23])" office:value-type="float" office:value="0.0147573952589676" calcext:value-type="float">
            <text:p>0.0147573953</text:p>
          </table:table-cell>
          <table:table-cell/>
          <table:table-cell table:formula="of:=[.$B$2]*EXP(-20*[.A24])" office:value-type="float" office:value="0.0245546798061368" calcext:value-type="float">
            <text:p>0.0245546798</text:p>
          </table:table-cell>
          <table:table-cell/>
          <table:table-cell table:formula="of:=[.D24]-[.B24]" office:value-type="float" office:value="0.00979728454716921" calcext:value-type="float">
            <text:p>0.0097972845</text:p>
          </table:table-cell>
          <table:table-cell table:formula="of:=[.F24]/[.D24]" office:value-type="float" office:value="0.398998668462401" calcext:value-type="float">
            <text:p>0.3989986685</text:p>
          </table:table-cell>
          <table:table-cell/>
          <table:table-cell table:formula="of:=[.F24]/[.F23]" office:value-type="float" office:value="0.848660513134113" calcext:value-type="float">
            <text:p>0.8486605131</text:p>
          </table:table-cell>
          <table:table-cell table:number-columns-repeated="2"/>
        </table:table-row>
        <table:table-row table:style-name="ro1">
          <table:table-cell table:formula="of:=[.A24]+[.$K$2]" office:value-type="float" office:value="0.23" calcext:value-type="float">
            <text:p>0.23</text:p>
          </table:table-cell>
          <table:table-cell table:formula="of:=[.B24]+[.$K$2]*(-20*[.B24])" office:value-type="float" office:value="0.0118059162071741" calcext:value-type="float">
            <text:p>0.0118059162</text:p>
          </table:table-cell>
          <table:table-cell/>
          <table:table-cell table:formula="of:=[.$B$2]*EXP(-20*[.A25])" office:value-type="float" office:value="0.0201036714892671" calcext:value-type="float">
            <text:p>0.0201036715</text:p>
          </table:table-cell>
          <table:table-cell/>
          <table:table-cell table:formula="of:=[.D25]-[.B25]" office:value-type="float" office:value="0.00829775528209303" calcext:value-type="float">
            <text:p>0.0082977553</text:p>
          </table:table-cell>
          <table:table-cell table:formula="of:=[.F25]/[.D25]" office:value-type="float" office:value="0.412748252801634" calcext:value-type="float">
            <text:p>0.4127482528</text:p>
          </table:table-cell>
          <table:table-cell/>
          <table:table-cell table:formula="of:=[.F25]/[.F24]" office:value-type="float" office:value="0.846944399965452" calcext:value-type="float">
            <text:p>0.8469444</text:p>
          </table:table-cell>
          <table:table-cell table:number-columns-repeated="2"/>
        </table:table-row>
        <table:table-row table:style-name="ro1">
          <table:table-cell table:formula="of:=[.A25]+[.$K$2]" office:value-type="float" office:value="0.24" calcext:value-type="float">
            <text:p>0.24</text:p>
          </table:table-cell>
          <table:table-cell table:formula="of:=[.B25]+[.$K$2]*(-20*[.B25])" office:value-type="float" office:value="0.00944473296573929" calcext:value-type="float">
            <text:p>0.009444733</text:p>
          </table:table-cell>
          <table:table-cell/>
          <table:table-cell table:formula="of:=[.$B$2]*EXP(-20*[.A26])" office:value-type="float" office:value="0.01645949409804" calcext:value-type="float">
            <text:p>0.0164594941</text:p>
          </table:table-cell>
          <table:table-cell/>
          <table:table-cell table:formula="of:=[.D26]-[.B26]" office:value-type="float" office:value="0.00701476113230074" calcext:value-type="float">
            <text:p>0.0070147611</text:p>
          </table:table-cell>
          <table:table-cell table:formula="of:=[.F26]/[.D26]" office:value-type="float" office:value="0.426183276990029" calcext:value-type="float">
            <text:p>0.426183277</text:p>
          </table:table-cell>
          <table:table-cell/>
          <table:table-cell table:formula="of:=[.F26]/[.F25]" office:value-type="float" office:value="0.845380575086247" calcext:value-type="float">
            <text:p>0.8453805751</text:p>
          </table:table-cell>
          <table:table-cell table:number-columns-repeated="2"/>
        </table:table-row>
        <table:table-row table:style-name="ro1">
          <table:table-cell table:formula="of:=[.A26]+[.$K$2]" office:value-type="float" office:value="0.25" calcext:value-type="float">
            <text:p>0.25</text:p>
          </table:table-cell>
          <table:table-cell table:formula="of:=[.B26]+[.$K$2]*(-20*[.B26])" office:value-type="float" office:value="0.00755578637259143" calcext:value-type="float">
            <text:p>0.0075557864</text:p>
          </table:table-cell>
          <table:table-cell/>
          <table:table-cell table:formula="of:=[.$B$2]*EXP(-20*[.A27])" office:value-type="float" office:value="0.0134758939981709" calcext:value-type="float">
            <text:p>0.013475894</text:p>
          </table:table-cell>
          <table:table-cell/>
          <table:table-cell table:formula="of:=[.D27]-[.B27]" office:value-type="float" office:value="0.00592010762557949" calcext:value-type="float">
            <text:p>0.0059201076</text:p>
          </table:table-cell>
          <table:table-cell table:formula="of:=[.F27]/[.D27]" office:value-type="float" office:value="0.439310937469753" calcext:value-type="float">
            <text:p>0.4393109375</text:p>
          </table:table-cell>
          <table:table-cell/>
          <table:table-cell table:formula="of:=[.F27]/[.F26]" office:value-type="float" office:value="0.843949995434524" calcext:value-type="float">
            <text:p>0.8439499954</text:p>
          </table:table-cell>
          <table:table-cell table:number-columns-repeated="2"/>
        </table:table-row>
        <table:table-row table:style-name="ro1">
          <table:table-cell table:formula="of:=[.A27]+[.$K$2]" office:value-type="float" office:value="0.26" calcext:value-type="float">
            <text:p>0.26</text:p>
          </table:table-cell>
          <table:table-cell table:formula="of:=[.B27]+[.$K$2]*(-20*[.B27])" office:value-type="float" office:value="0.00604462909807314" calcext:value-type="float">
            <text:p>0.0060446291</text:p>
          </table:table-cell>
          <table:table-cell/>
          <table:table-cell table:formula="of:=[.$B$2]*EXP(-20*[.A28])" office:value-type="float" office:value="0.0110331288415215" calcext:value-type="float">
            <text:p>0.0110331288</text:p>
          </table:table-cell>
          <table:table-cell/>
          <table:table-cell table:formula="of:=[.D28]-[.B28]" office:value-type="float" office:value="0.00498849974344839" calcext:value-type="float">
            <text:p>0.0049884997</text:p>
          </table:table-cell>
          <table:table-cell table:formula="of:=[.F28]/[.D28]" office:value-type="float" office:value="0.452138266044253" calcext:value-type="float">
            <text:p>0.452138266</text:p>
          </table:table-cell>
          <table:table-cell/>
          <table:table-cell table:formula="of:=[.F28]/[.F27]" office:value-type="float" office:value="0.842636664558964" calcext:value-type="float">
            <text:p>0.8426366646</text:p>
          </table:table-cell>
          <table:table-cell table:number-columns-repeated="2"/>
        </table:table-row>
        <table:table-row table:style-name="ro1">
          <table:table-cell table:formula="of:=[.A28]+[.$K$2]" office:value-type="float" office:value="0.27" calcext:value-type="float">
            <text:p>0.27</text:p>
          </table:table-cell>
          <table:table-cell table:formula="of:=[.B28]+[.$K$2]*(-20*[.B28])" office:value-type="float" office:value="0.00483570327845852" calcext:value-type="float">
            <text:p>0.0048357033</text:p>
          </table:table-cell>
          <table:table-cell/>
          <table:table-cell table:formula="of:=[.$B$2]*EXP(-20*[.A29])" office:value-type="float" office:value="0.00903316188522532" calcext:value-type="float">
            <text:p>0.0090331619</text:p>
          </table:table-cell>
          <table:table-cell/>
          <table:table-cell table:formula="of:=[.D29]-[.B29]" office:value-type="float" office:value="0.00419745860676681" calcext:value-type="float">
            <text:p>0.0041974586</text:p>
          </table:table-cell>
          <table:table-cell table:formula="of:=[.F29]/[.D29]" office:value-type="float" office:value="0.46467213364483" calcext:value-type="float">
            <text:p>0.4646721336</text:p>
          </table:table-cell>
          <table:table-cell/>
          <table:table-cell table:formula="of:=[.F29]/[.F28]" office:value-type="float" office:value="0.841427046734745" calcext:value-type="float">
            <text:p>0.8414270467</text:p>
          </table:table-cell>
          <table:table-cell table:number-columns-repeated="2"/>
        </table:table-row>
        <table:table-row table:style-name="ro1">
          <table:table-cell table:formula="of:=[.A29]+[.$K$2]" office:value-type="float" office:value="0.28" calcext:value-type="float">
            <text:p>0.28</text:p>
          </table:table-cell>
          <table:table-cell table:formula="of:=[.B29]+[.$K$2]*(-20*[.B29])" office:value-type="float" office:value="0.00386856262276681" calcext:value-type="float">
            <text:p>0.0038685626</text:p>
          </table:table-cell>
          <table:table-cell/>
          <table:table-cell table:formula="of:=[.$B$2]*EXP(-20*[.A30])" office:value-type="float" office:value="0.00739572743296585" calcext:value-type="float">
            <text:p>0.0073957274</text:p>
          </table:table-cell>
          <table:table-cell/>
          <table:table-cell table:formula="of:=[.D30]-[.B30]" office:value-type="float" office:value="0.00352716481019904" calcext:value-type="float">
            <text:p>0.0035271648</text:p>
          </table:table-cell>
          <table:table-cell table:formula="of:=[.F30]/[.D30]" office:value-type="float" office:value="0.476919254011037" calcext:value-type="float">
            <text:p>0.476919254</text:p>
          </table:table-cell>
          <table:table-cell/>
          <table:table-cell table:formula="of:=[.F30]/[.F29]" office:value-type="float" office:value="0.840309611275933" calcext:value-type="float">
            <text:p>0.8403096113</text:p>
          </table:table-cell>
          <table:table-cell table:number-columns-repeated="2"/>
        </table:table-row>
        <table:table-row table:style-name="ro1">
          <table:table-cell table:formula="of:=[.A30]+[.$K$2]" office:value-type="float" office:value="0.29" calcext:value-type="float">
            <text:p>0.29</text:p>
          </table:table-cell>
          <table:table-cell table:formula="of:=[.B30]+[.$K$2]*(-20*[.B30])" office:value-type="float" office:value="0.00309485009821345" calcext:value-type="float">
            <text:p>0.0030948501</text:p>
          </table:table-cell>
          <table:table-cell/>
          <table:table-cell table:formula="of:=[.$B$2]*EXP(-20*[.A31])" office:value-type="float" office:value="0.00605510949075162" calcext:value-type="float">
            <text:p>0.0060551095</text:p>
          </table:table-cell>
          <table:table-cell/>
          <table:table-cell table:formula="of:=[.D31]-[.B31]" office:value-type="float" office:value="0.00296025939253817" calcext:value-type="float">
            <text:p>0.0029602594</text:p>
          </table:table-cell>
          <table:table-cell table:formula="of:=[.F31]/[.D31]" office:value-type="float" office:value="0.488886187286882" calcext:value-type="float">
            <text:p>0.4888861873</text:p>
          </table:table-cell>
          <table:table-cell/>
          <table:table-cell table:formula="of:=[.F31]/[.F30]" office:value-type="float" office:value="0.839274474495316" calcext:value-type="float">
            <text:p>0.8392744745</text:p>
          </table:table-cell>
          <table:table-cell table:number-columns-repeated="2"/>
        </table:table-row>
        <table:table-row table:style-name="ro1">
          <table:table-cell table:formula="of:=[.A31]+[.$K$2]" office:value-type="float" office:value="0.3" calcext:value-type="float">
            <text:p>0.3</text:p>
          </table:table-cell>
          <table:table-cell table:formula="of:=[.B31]+[.$K$2]*(-20*[.B31])" office:value-type="float" office:value="0.00247588007857076" calcext:value-type="float">
            <text:p>0.0024758801</text:p>
          </table:table-cell>
          <table:table-cell/>
          <table:table-cell table:formula="of:=[.$B$2]*EXP(-20*[.A32])" office:value-type="float" office:value="0.00495750435333271" calcext:value-type="float">
            <text:p>0.0049575044</text:p>
          </table:table-cell>
          <table:table-cell/>
          <table:table-cell table:formula="of:=[.D32]-[.B32]" office:value-type="float" office:value="0.00248162427476195" calcext:value-type="float">
            <text:p>0.0024816243</text:p>
          </table:table-cell>
          <table:table-cell table:formula="of:=[.F32]/[.D32]" office:value-type="float" office:value="0.500579343534749" calcext:value-type="float">
            <text:p>0.5005793435</text:p>
          </table:table-cell>
          <table:table-cell/>
          <table:table-cell table:formula="of:=[.F32]/[.F31]" office:value-type="float" office:value="0.83831311574158" calcext:value-type="float">
            <text:p>0.8383131157</text:p>
          </table:table-cell>
          <table:table-cell table:number-columns-repeated="2"/>
        </table:table-row>
        <table:table-row table:style-name="ro1">
          <table:table-cell table:formula="of:=[.A32]+[.$K$2]" office:value-type="float" office:value="0.31" calcext:value-type="float">
            <text:p>0.31</text:p>
          </table:table-cell>
          <table:table-cell table:formula="of:=[.B32]+[.$K$2]*(-20*[.B32])" office:value-type="float" office:value="0.00198070406285661" calcext:value-type="float">
            <text:p>0.0019807041</text:p>
          </table:table-cell>
          <table:table-cell/>
          <table:table-cell table:formula="of:=[.$B$2]*EXP(-20*[.A33])" office:value-type="float" office:value="0.00405886127259146" calcext:value-type="float">
            <text:p>0.0040588613</text:p>
          </table:table-cell>
          <table:table-cell/>
          <table:table-cell table:formula="of:=[.D33]-[.B33]" office:value-type="float" office:value="0.00207815720973485" calcext:value-type="float">
            <text:p>0.0020781572</text:p>
          </table:table-cell>
          <table:table-cell table:formula="of:=[.F33]/[.D33]" office:value-type="float" office:value="0.512004986168944" calcext:value-type="float">
            <text:p>0.5120049862</text:p>
          </table:table-cell>
          <table:table-cell/>
          <table:table-cell table:formula="of:=[.F33]/[.F32]" office:value-type="float" office:value="0.837418150229128" calcext:value-type="float">
            <text:p>0.8374181502</text:p>
          </table:table-cell>
          <table:table-cell table:number-columns-repeated="2"/>
        </table:table-row>
        <table:table-row table:style-name="ro1">
          <table:table-cell table:formula="of:=[.A33]+[.$K$2]" office:value-type="float" office:value="0.32" calcext:value-type="float">
            <text:p>0.32</text:p>
          </table:table-cell>
          <table:table-cell table:formula="of:=[.B33]+[.$K$2]*(-20*[.B33])" office:value-type="float" office:value="0.00158456325028529" calcext:value-type="float">
            <text:p>0.0015845633</text:p>
          </table:table-cell>
          <table:table-cell/>
          <table:table-cell table:formula="of:=[.$B$2]*EXP(-20*[.A34])" office:value-type="float" office:value="0.00332311454634786" calcext:value-type="float">
            <text:p>0.0033231145</text:p>
          </table:table-cell>
          <table:table-cell/>
          <table:table-cell table:formula="of:=[.D34]-[.B34]" office:value-type="float" office:value="0.00173855129606258" calcext:value-type="float">
            <text:p>0.0017385513</text:p>
          </table:table-cell>
          <table:table-cell table:formula="of:=[.F34]/[.D34]" office:value-type="float" office:value="0.52316923531067" calcext:value-type="float">
            <text:p>0.5231692353</text:p>
          </table:table-cell>
          <table:table-cell/>
          <table:table-cell table:formula="of:=[.F34]/[.F33]" office:value-type="float" office:value="0.836583145836398" calcext:value-type="float">
            <text:p>0.8365831458</text:p>
          </table:table-cell>
          <table:table-cell table:number-columns-repeated="2"/>
        </table:table-row>
        <table:table-row table:style-name="ro1">
          <table:table-cell table:formula="of:=[.A34]+[.$K$2]" office:value-type="float" office:value="0.33" calcext:value-type="float">
            <text:p>0.33</text:p>
          </table:table-cell>
          <table:table-cell table:formula="of:=[.B34]+[.$K$2]*(-20*[.B34])" office:value-type="float" office:value="0.00126765060022823" calcext:value-type="float">
            <text:p>0.0012676506</text:p>
          </table:table-cell>
          <table:table-cell/>
          <table:table-cell table:formula="of:=[.$B$2]*EXP(-20*[.A35])" office:value-type="float" office:value="0.00272073607509578" calcext:value-type="float">
            <text:p>0.0027207361</text:p>
          </table:table-cell>
          <table:table-cell/>
          <table:table-cell table:formula="of:=[.D35]-[.B35]" office:value-type="float" office:value="0.00145308547486755" calcext:value-type="float">
            <text:p>0.0014530855</text:p>
          </table:table-cell>
          <table:table-cell table:formula="of:=[.F35]/[.D35]" office:value-type="float" office:value="0.534078071066264" calcext:value-type="float">
            <text:p>0.5340780711</text:p>
          </table:table-cell>
          <table:table-cell/>
          <table:table-cell table:formula="of:=[.F35]/[.F34]" office:value-type="float" office:value="0.835802474254548" calcext:value-type="float">
            <text:p>0.8358024743</text:p>
          </table:table-cell>
          <table:table-cell table:number-columns-repeated="2"/>
        </table:table-row>
        <table:table-row table:style-name="ro1">
          <table:table-cell table:formula="of:=[.A35]+[.$K$2]" office:value-type="float" office:value="0.34" calcext:value-type="float">
            <text:p>0.34</text:p>
          </table:table-cell>
          <table:table-cell table:formula="of:=[.B35]+[.$K$2]*(-20*[.B35])" office:value-type="float" office:value="0.00101412048018258" calcext:value-type="float">
            <text:p>0.0010141205</text:p>
          </table:table-cell>
          <table:table-cell/>
          <table:table-cell table:formula="of:=[.$B$2]*EXP(-20*[.A36])" office:value-type="float" office:value="0.0022275502956896" calcext:value-type="float">
            <text:p>0.0022275503</text:p>
          </table:table-cell>
          <table:table-cell/>
          <table:table-cell table:formula="of:=[.D36]-[.B36]" office:value-type="float" office:value="0.00121342981550702" calcext:value-type="float">
            <text:p>0.0012134298</text:p>
          </table:table-cell>
          <table:table-cell table:formula="of:=[.F36]/[.D36]" office:value-type="float" office:value="0.544737336730422" calcext:value-type="float">
            <text:p>0.5447373367</text:p>
          </table:table-cell>
          <table:table-cell/>
          <table:table-cell table:formula="of:=[.F36]/[.F35]" office:value-type="float" office:value="0.835071189200086" calcext:value-type="float">
            <text:p>0.8350711892</text:p>
          </table:table-cell>
          <table:table-cell table:number-columns-repeated="2"/>
        </table:table-row>
        <table:table-row table:style-name="ro1">
          <table:table-cell table:formula="of:=[.A36]+[.$K$2]" office:value-type="float" office:value="0.35" calcext:value-type="float">
            <text:p>0.35</text:p>
          </table:table-cell>
          <table:table-cell table:formula="of:=[.B36]+[.$K$2]*(-20*[.B36])" office:value-type="float" office:value="0.000811296384146067" calcext:value-type="float">
            <text:p>0.0008112964</text:p>
          </table:table-cell>
          <table:table-cell/>
          <table:table-cell table:formula="of:=[.$B$2]*EXP(-20*[.A37])" office:value-type="float" office:value="0.00182376393110903" calcext:value-type="float">
            <text:p>0.0018237639</text:p>
          </table:table-cell>
          <table:table-cell/>
          <table:table-cell table:formula="of:=[.D37]-[.B37]" office:value-type="float" office:value="0.00101246754696296" calcext:value-type="float">
            <text:p>0.0010124675</text:p>
          </table:table-cell>
          <table:table-cell table:formula="of:=[.F37]/[.D37]" office:value-type="float" office:value="0.555152741916154" calcext:value-type="float">
            <text:p>0.5551527419</text:p>
          </table:table-cell>
          <table:table-cell/>
          <table:table-cell table:formula="of:=[.F37]/[.F36]" office:value-type="float" office:value="0.834384926119451" calcext:value-type="float">
            <text:p>0.8343849261</text:p>
          </table:table-cell>
          <table:table-cell table:number-columns-repeated="2"/>
        </table:table-row>
        <table:table-row table:style-name="ro1">
          <table:table-cell table:formula="of:=[.A37]+[.$K$2]" office:value-type="float" office:value="0.36" calcext:value-type="float">
            <text:p>0.36</text:p>
          </table:table-cell>
          <table:table-cell table:formula="of:=[.B37]+[.$K$2]*(-20*[.B37])" office:value-type="float" office:value="0.000649037107316853" calcext:value-type="float">
            <text:p>0.0006490371</text:p>
          </table:table-cell>
          <table:table-cell/>
          <table:table-cell table:formula="of:=[.$B$2]*EXP(-20*[.A38])" office:value-type="float" office:value="0.00149317161675335" calcext:value-type="float">
            <text:p>0.0014931716</text:p>
          </table:table-cell>
          <table:table-cell/>
          <table:table-cell table:formula="of:=[.D38]-[.B38]" office:value-type="float" office:value="0.000844134509436501" calcext:value-type="float">
            <text:p>0.0008441345</text:p>
          </table:table-cell>
          <table:table-cell table:formula="of:=[.F38]/[.D38]" office:value-type="float" office:value="0.565329865613121" calcext:value-type="float">
            <text:p>0.5653298656</text:p>
          </table:table-cell>
          <table:table-cell/>
          <table:table-cell table:formula="of:=[.F38]/[.F37]" office:value-type="float" office:value="0.833739819087142" calcext:value-type="float">
            <text:p>0.8337398191</text:p>
          </table:table-cell>
          <table:table-cell table:number-columns-repeated="2"/>
        </table:table-row>
        <table:table-row table:style-name="ro1">
          <table:table-cell table:formula="of:=[.A38]+[.$K$2]" office:value-type="float" office:value="0.37" calcext:value-type="float">
            <text:p>0.37</text:p>
          </table:table-cell>
          <table:table-cell table:formula="of:=[.B38]+[.$K$2]*(-20*[.B38])" office:value-type="float" office:value="0.000519229685853483" calcext:value-type="float">
            <text:p>0.0005192297</text:p>
          </table:table-cell>
          <table:table-cell/>
          <table:table-cell table:formula="of:=[.$B$2]*EXP(-20*[.A39])" office:value-type="float" office:value="0.00122250552225914" calcext:value-type="float">
            <text:p>0.0012225055</text:p>
          </table:table-cell>
          <table:table-cell/>
          <table:table-cell table:formula="of:=[.D39]-[.B39]" office:value-type="float" office:value="0.000703275836405659" calcext:value-type="float">
            <text:p>0.0007032758</text:p>
          </table:table-cell>
          <table:table-cell table:formula="of:=[.F39]/[.D39]" office:value-type="float" office:value="0.575274159176012" calcext:value-type="float">
            <text:p>0.5752741592</text:p>
          </table:table-cell>
          <table:table-cell/>
          <table:table-cell table:formula="of:=[.F39]/[.F38]" office:value-type="float" office:value="0.833132431554217" calcext:value-type="float">
            <text:p>0.8331324316</text:p>
          </table:table-cell>
          <table:table-cell table:number-columns-repeated="2"/>
        </table:table-row>
        <table:table-row table:style-name="ro1">
          <table:table-cell table:formula="of:=[.A39]+[.$K$2]" office:value-type="float" office:value="0.38" calcext:value-type="float">
            <text:p>0.38</text:p>
          </table:table-cell>
          <table:table-cell table:formula="of:=[.B39]+[.$K$2]*(-20*[.B39])" office:value-type="float" office:value="0.000415383748682786" calcext:value-type="float">
            <text:p>0.0004153837</text:p>
          </table:table-cell>
          <table:table-cell/>
          <table:table-cell table:formula="of:=[.$B$2]*EXP(-20*[.A40])" office:value-type="float" office:value="0.00100090286688122" calcext:value-type="float">
            <text:p>0.0010009029</text:p>
          </table:table-cell>
          <table:table-cell/>
          <table:table-cell table:formula="of:=[.D40]-[.B40]" office:value-type="float" office:value="0.000585519118198432" calcext:value-type="float">
            <text:p>0.0005855191</text:p>
          </table:table-cell>
          <table:table-cell table:formula="of:=[.F40]/[.D40]" office:value-type="float" office:value="0.584990949244547" calcext:value-type="float">
            <text:p>0.5849909492</text:p>
          </table:table-cell>
          <table:table-cell/>
          <table:table-cell table:formula="of:=[.F40]/[.F39]" office:value-type="float" office:value="0.832559698326813" calcext:value-type="float">
            <text:p>0.8325596983</text:p>
          </table:table-cell>
          <table:table-cell table:number-columns-repeated="2"/>
        </table:table-row>
        <table:table-row table:style-name="ro1">
          <table:table-cell table:formula="of:=[.A40]+[.$K$2]" office:value-type="float" office:value="0.39" calcext:value-type="float">
            <text:p>0.39</text:p>
          </table:table-cell>
          <table:table-cell table:formula="of:=[.B40]+[.$K$2]*(-20*[.B40])" office:value-type="float" office:value="0.000332306998946229" calcext:value-type="float">
            <text:p>0.000332307</text:p>
          </table:table-cell>
          <table:table-cell/>
          <table:table-cell table:formula="of:=[.$B$2]*EXP(-20*[.A41])" office:value-type="float" office:value="0.000819469957959571" calcext:value-type="float">
            <text:p>0.00081947</text:p>
          </table:table-cell>
          <table:table-cell/>
          <table:table-cell table:formula="of:=[.D41]-[.B41]" office:value-type="float" office:value="0.000487162959013342" calcext:value-type="float">
            <text:p>0.000487163</text:p>
          </table:table-cell>
          <table:table-cell table:formula="of:=[.F41]/[.D41]" office:value-type="float" office:value="0.594485440596684" calcext:value-type="float">
            <text:p>0.5944854406</text:p>
          </table:table-cell>
          <table:table-cell/>
          <table:table-cell table:formula="of:=[.F41]/[.F40]" office:value-type="float" office:value="0.832018876705991" calcext:value-type="float">
            <text:p>0.8320188767</text:p>
          </table:table-cell>
          <table:table-cell table:number-columns-repeated="2"/>
        </table:table-row>
        <table:table-row table:style-name="ro1">
          <table:table-cell table:formula="of:=[.A41]+[.$K$2]" office:value-type="float" office:value="0.4" calcext:value-type="float">
            <text:p>0.4</text:p>
          </table:table-cell>
          <table:table-cell table:formula="of:=[.B41]+[.$K$2]*(-20*[.B41])" office:value-type="float" office:value="0.000265845599156983" calcext:value-type="float">
            <text:p>0.0002658456</text:p>
          </table:table-cell>
          <table:table-cell/>
          <table:table-cell table:formula="of:=[.$B$2]*EXP(-20*[.A42])" office:value-type="float" office:value="0.000670925255805021" calcext:value-type="float">
            <text:p>0.0006709253</text:p>
          </table:table-cell>
          <table:table-cell/>
          <table:table-cell table:formula="of:=[.D42]-[.B42]" office:value-type="float" office:value="0.000405079656648038" calcext:value-type="float">
            <text:p>0.0004050797</text:p>
          </table:table-cell>
          <table:table-cell table:formula="of:=[.F42]/[.D42]" office:value-type="float" office:value="0.603762718936547" calcext:value-type="float">
            <text:p>0.6037627189</text:p>
          </table:table-cell>
          <table:table-cell/>
          <table:table-cell table:formula="of:=[.F42]/[.F41]" office:value-type="float" office:value="0.831507505144586" calcext:value-type="float">
            <text:p>0.8315075051</text:p>
          </table:table-cell>
          <table:table-cell table:number-columns-repeated="2"/>
        </table:table-row>
        <table:table-row table:style-name="ro1">
          <table:table-cell table:formula="of:=[.A42]+[.$K$2]" office:value-type="float" office:value="0.41" calcext:value-type="float">
            <text:p>0.41</text:p>
          </table:table-cell>
          <table:table-cell table:formula="of:=[.B42]+[.$K$2]*(-20*[.B42])" office:value-type="float" office:value="0.000212676479325586" calcext:value-type="float">
            <text:p>0.0002126765</text:p>
          </table:table-cell>
          <table:table-cell/>
          <table:table-cell table:formula="of:=[.$B$2]*EXP(-20*[.A43])" office:value-type="float" office:value="0.000549307139944282" calcext:value-type="float">
            <text:p>0.0005493071</text:p>
          </table:table-cell>
          <table:table-cell/>
          <table:table-cell table:formula="of:=[.D43]-[.B43]" office:value-type="float" office:value="0.000336630660618696" calcext:value-type="float">
            <text:p>0.0003366307</text:p>
          </table:table-cell>
          <table:table-cell table:formula="of:=[.F43]/[.D43]" office:value-type="float" office:value="0.61282775361857" calcext:value-type="float">
            <text:p>0.6128277536</text:p>
          </table:table-cell>
          <table:table-cell/>
          <table:table-cell table:formula="of:=[.F43]/[.F42]" office:value-type="float" office:value="0.831023368105558" calcext:value-type="float">
            <text:p>0.8310233681</text:p>
          </table:table-cell>
          <table:table-cell table:number-columns-repeated="2"/>
        </table:table-row>
        <table:table-row table:style-name="ro1">
          <table:table-cell table:formula="of:=[.A43]+[.$K$2]" office:value-type="float" office:value="0.42" calcext:value-type="float">
            <text:p>0.42</text:p>
          </table:table-cell>
          <table:table-cell table:formula="of:=[.B43]+[.$K$2]*(-20*[.B43])" office:value-type="float" office:value="0.000170141183460469" calcext:value-type="float">
            <text:p>0.0001701412</text:p>
          </table:table-cell>
          <table:table-cell/>
          <table:table-cell table:formula="of:=[.$B$2]*EXP(-20*[.A44])" office:value-type="float" office:value="0.000449734648357695" calcext:value-type="float">
            <text:p>0.0004497346</text:p>
          </table:table-cell>
          <table:table-cell/>
          <table:table-cell table:formula="of:=[.D44]-[.B44]" office:value-type="float" office:value="0.000279593464897226" calcext:value-type="float">
            <text:p>0.0002795935</text:p>
          </table:table-cell>
          <table:table-cell table:formula="of:=[.F44]/[.D44]" office:value-type="float" office:value="0.621685400309322" calcext:value-type="float">
            <text:p>0.6216854003</text:p>
          </table:table-cell>
          <table:table-cell/>
          <table:table-cell table:formula="of:=[.F44]/[.F43]" office:value-type="float" office:value="0.83056446606307" calcext:value-type="float">
            <text:p>0.8305644661</text:p>
          </table:table-cell>
          <table:table-cell table:number-columns-repeated="2"/>
        </table:table-row>
        <table:table-row table:style-name="ro1">
          <table:table-cell table:formula="of:=[.A44]+[.$K$2]" office:value-type="float" office:value="0.43" calcext:value-type="float">
            <text:p>0.43</text:p>
          </table:table-cell>
          <table:table-cell table:formula="of:=[.B44]+[.$K$2]*(-20*[.B44])" office:value-type="float" office:value="0.000136112946768375" calcext:value-type="float">
            <text:p>0.0001361129</text:p>
          </table:table-cell>
          <table:table-cell/>
          <table:table-cell table:formula="of:=[.$B$2]*EXP(-20*[.A45])" office:value-type="float" office:value="0.000368211587335156" calcext:value-type="float">
            <text:p>0.0003682116</text:p>
          </table:table-cell>
          <table:table-cell/>
          <table:table-cell table:formula="of:=[.D45]-[.B45]" office:value-type="float" office:value="0.000232098640566781" calcext:value-type="float">
            <text:p>0.0002320986</text:p>
          </table:table-cell>
          <table:table-cell table:formula="of:=[.F45]/[.D45]" office:value-type="float" office:value="0.630340403588436" calcext:value-type="float">
            <text:p>0.6303404036</text:p>
          </table:table-cell>
          <table:table-cell/>
          <table:table-cell table:formula="of:=[.F45]/[.F44]" office:value-type="float" office:value="0.830128989789147" calcext:value-type="float">
            <text:p>0.8301289898</text:p>
          </table:table-cell>
          <table:table-cell table:number-columns-repeated="2"/>
        </table:table-row>
        <table:table-row table:style-name="ro1">
          <table:table-cell table:formula="of:=[.A45]+[.$K$2]" office:value-type="float" office:value="0.44" calcext:value-type="float">
            <text:p>0.44</text:p>
          </table:table-cell>
          <table:table-cell table:formula="of:=[.B45]+[.$K$2]*(-20*[.B45])" office:value-type="float" office:value="0.0001088903574147" calcext:value-type="float">
            <text:p>0.0001088904</text:p>
          </table:table-cell>
          <table:table-cell/>
          <table:table-cell table:formula="of:=[.$B$2]*EXP(-20*[.A46])" office:value-type="float" office:value="0.000301466150190952" calcext:value-type="float">
            <text:p>0.0003014662</text:p>
          </table:table-cell>
          <table:table-cell/>
          <table:table-cell table:formula="of:=[.D46]-[.B46]" office:value-type="float" office:value="0.000192575792776252" calcext:value-type="float">
            <text:p>0.0001925758</text:p>
          </table:table-cell>
          <table:table-cell table:formula="of:=[.F46]/[.D46]" office:value-type="float" office:value="0.638797399490033" calcext:value-type="float">
            <text:p>0.6387973995</text:p>
          </table:table-cell>
          <table:table-cell/>
          <table:table-cell table:formula="of:=[.F46]/[.F45]" office:value-type="float" office:value="0.829715298228308" calcext:value-type="float">
            <text:p>0.8297152982</text:p>
          </table:table-cell>
          <table:table-cell table:number-columns-repeated="2"/>
        </table:table-row>
        <table:table-row table:style-name="ro1">
          <table:table-cell table:formula="of:=[.A46]+[.$K$2]" office:value-type="float" office:value="0.45" calcext:value-type="float">
            <text:p>0.45</text:p>
          </table:table-cell>
          <table:table-cell table:formula="of:=[.B46]+[.$K$2]*(-20*[.B46])" office:value-type="float" office:value="0.0000871122859317602" calcext:value-type="float">
            <text:p>8.71122859317602E-005</text:p>
          </table:table-cell>
          <table:table-cell/>
          <table:table-cell table:formula="of:=[.$B$2]*EXP(-20*[.A47])" office:value-type="float" office:value="0.000246819608173358" calcext:value-type="float">
            <text:p>0.0002468196</text:p>
          </table:table-cell>
          <table:table-cell/>
          <table:table-cell table:formula="of:=[.D47]-[.B47]" office:value-type="float" office:value="0.000159707322241598" calcext:value-type="float">
            <text:p>0.0001597073</text:p>
          </table:table-cell>
          <table:table-cell table:formula="of:=[.F47]/[.D47]" office:value-type="float" office:value="0.647060917985999" calcext:value-type="float">
            <text:p>0.647060918</text:p>
          </table:table-cell>
          <table:table-cell/>
          <table:table-cell table:formula="of:=[.F47]/[.F46]" office:value-type="float" office:value="0.829321899389281" calcext:value-type="float">
            <text:p>0.8293218994</text:p>
          </table:table-cell>
          <table:table-cell table:number-columns-repeated="2"/>
        </table:table-row>
        <table:table-row table:style-name="ro1">
          <table:table-cell table:formula="of:=[.A47]+[.$K$2]" office:value-type="float" office:value="0.46" calcext:value-type="float">
            <text:p>0.46</text:p>
          </table:table-cell>
          <table:table-cell table:formula="of:=[.B47]+[.$K$2]*(-20*[.B47])" office:value-type="float" office:value="0.0000696898287454082" calcext:value-type="float">
            <text:p>6.96898287454082E-005</text:p>
          </table:table-cell>
          <table:table-cell/>
          <table:table-cell table:formula="of:=[.$B$2]*EXP(-20*[.A48])" office:value-type="float" office:value="0.000202078803674186" calcext:value-type="float">
            <text:p>0.0002020788</text:p>
          </table:table-cell>
          <table:table-cell/>
          <table:table-cell table:formula="of:=[.D48]-[.B48]" office:value-type="float" office:value="0.000132388974928778" calcext:value-type="float">
            <text:p>0.000132389</text:p>
          </table:table-cell>
          <table:table-cell table:formula="of:=[.F48]/[.D48]" office:value-type="float" office:value="0.655135385412465" calcext:value-type="float">
            <text:p>0.6551353854</text:p>
          </table:table-cell>
          <table:table-cell/>
          <table:table-cell table:formula="of:=[.F48]/[.F47]" office:value-type="float" office:value="0.82894743378457" calcext:value-type="float">
            <text:p>0.8289474338</text:p>
          </table:table-cell>
          <table:table-cell table:number-columns-repeated="2"/>
        </table:table-row>
        <table:table-row table:style-name="ro1">
          <table:table-cell table:formula="of:=[.A48]+[.$K$2]" office:value-type="float" office:value="0.47" calcext:value-type="float">
            <text:p>0.47</text:p>
          </table:table-cell>
          <table:table-cell table:formula="of:=[.B48]+[.$K$2]*(-20*[.B48])" office:value-type="float" office:value="0.0000557518629963265" calcext:value-type="float">
            <text:p>5.57518629963265E-005</text:p>
          </table:table-cell>
          <table:table-cell/>
          <table:table-cell table:formula="of:=[.$B$2]*EXP(-20*[.A49])" office:value-type="float" office:value="0.000165448131113264" calcext:value-type="float">
            <text:p>0.0001654481</text:p>
          </table:table-cell>
          <table:table-cell/>
          <table:table-cell table:formula="of:=[.D49]-[.B49]" office:value-type="float" office:value="0.000109696268116937" calcext:value-type="float">
            <text:p>0.0001096963</text:p>
          </table:table-cell>
          <table:table-cell table:formula="of:=[.F49]/[.D49]" office:value-type="float" office:value="0.663025126840753" calcext:value-type="float">
            <text:p>0.6630251268</text:p>
          </table:table-cell>
          <table:table-cell/>
          <table:table-cell table:formula="of:=[.F49]/[.F48]" office:value-type="float" office:value="0.828590660030046" calcext:value-type="float">
            <text:p>0.82859066</text:p>
          </table:table-cell>
          <table:table-cell table:number-columns-repeated="2"/>
        </table:table-row>
        <table:table-row table:style-name="ro1">
          <table:table-cell table:formula="of:=[.A49]+[.$K$2]" office:value-type="float" office:value="0.48" calcext:value-type="float">
            <text:p>0.48</text:p>
          </table:table-cell>
          <table:table-cell table:formula="of:=[.B49]+[.$K$2]*(-20*[.B49])" office:value-type="float" office:value="0.0000446014903970612" calcext:value-type="float">
            <text:p>4.46014903970612E-005</text:p>
          </table:table-cell>
          <table:table-cell/>
          <table:table-cell table:formula="of:=[.$B$2]*EXP(-20*[.A50])" office:value-type="float" office:value="0.000135457472981707" calcext:value-type="float">
            <text:p>0.0001354575</text:p>
          </table:table-cell>
          <table:table-cell/>
          <table:table-cell table:formula="of:=[.D50]-[.B50]" office:value-type="float" office:value="0.0000908559825846458" calcext:value-type="float">
            <text:p>0.000090856</text:p>
          </table:table-cell>
          <table:table-cell table:formula="of:=[.F50]/[.D50]" office:value-type="float" office:value="0.670734368394098" calcext:value-type="float">
            <text:p>0.6707343684</text:p>
          </table:table-cell>
          <table:table-cell/>
          <table:table-cell table:formula="of:=[.F50]/[.F49]" office:value-type="float" office:value="0.828250442282983" calcext:value-type="float">
            <text:p>0.8282504423</text:p>
          </table:table-cell>
          <table:table-cell table:number-columns-repeated="2"/>
        </table:table-row>
        <table:table-row table:style-name="ro1">
          <table:table-cell table:formula="of:=[.A50]+[.$K$2]" office:value-type="float" office:value="0.49" calcext:value-type="float">
            <text:p>0.49</text:p>
          </table:table-cell>
          <table:table-cell table:formula="of:=[.B50]+[.$K$2]*(-20*[.B50])" office:value-type="float" office:value="0.000035681192317649" calcext:value-type="float">
            <text:p>3.5681192317649E-005</text:p>
          </table:table-cell>
          <table:table-cell/>
          <table:table-cell table:formula="of:=[.$B$2]*EXP(-20*[.A51])" office:value-type="float" office:value="0.000110903198864353" calcext:value-type="float">
            <text:p>0.0001109032</text:p>
          </table:table-cell>
          <table:table-cell/>
          <table:table-cell table:formula="of:=[.D51]-[.B51]" office:value-type="float" office:value="0.0000752220065467043" calcext:value-type="float">
            <text:p>0.000075222</text:p>
          </table:table-cell>
          <table:table-cell table:formula="of:=[.F51]/[.D51]" office:value-type="float" office:value="0.67826723951136" calcext:value-type="float">
            <text:p>0.6782672395</text:p>
          </table:table-cell>
          <table:table-cell/>
          <table:table-cell table:formula="of:=[.F51]/[.F50]" office:value-type="float" office:value="0.827925739250289" calcext:value-type="float">
            <text:p>0.8279257393</text:p>
          </table:table-cell>
          <table:table-cell table:number-columns-repeated="2"/>
        </table:table-row>
        <table:table-row table:style-name="ro1">
          <table:table-cell table:formula="of:=[.A51]+[.$K$2]" office:value-type="float" office:value="0.5" calcext:value-type="float">
            <text:p>0.5</text:p>
          </table:table-cell>
          <table:table-cell table:formula="of:=[.B51]+[.$K$2]*(-20*[.B51])" office:value-type="float" office:value="0.0000285449538541192" calcext:value-type="float">
            <text:p>0.000028545</text:p>
          </table:table-cell>
          <table:table-cell/>
          <table:table-cell table:formula="of:=[.$B$2]*EXP(-20*[.A52])" office:value-type="float" office:value="0.0000907998595249694" calcext:value-type="float">
            <text:p>9.07998595249694E-005</text:p>
          </table:table-cell>
          <table:table-cell/>
          <table:table-cell table:formula="of:=[.D52]-[.B52]" office:value-type="float" office:value="0.0000622549056708502" calcext:value-type="float">
            <text:p>6.22549056708502E-005</text:p>
          </table:table-cell>
          <table:table-cell table:formula="of:=[.F52]/[.D52]" office:value-type="float" office:value="0.685627775158953" calcext:value-type="float">
            <text:p>0.6856277752</text:p>
          </table:table-cell>
          <table:table-cell/>
          <table:table-cell table:formula="of:=[.F52]/[.F51]" office:value-type="float" office:value="0.827615594542762" calcext:value-type="float">
            <text:p>0.8276155945</text:p>
          </table:table-cell>
          <table:table-cell table:number-columns-repeated="2"/>
        </table:table-row>
        <table:table-row table:style-name="ro1">
          <table:table-cell table:formula="of:=[.A52]+[.$K$2]" office:value-type="float" office:value="0.51" calcext:value-type="float">
            <text:p>0.51</text:p>
          </table:table-cell>
          <table:table-cell table:formula="of:=[.B52]+[.$K$2]*(-20*[.B52])" office:value-type="float" office:value="0.0000228359630832953" calcext:value-type="float">
            <text:p>0.000022836</text:p>
          </table:table-cell>
          <table:table-cell/>
          <table:table-cell table:formula="of:=[.$B$2]*EXP(-20*[.A53])" office:value-type="float" office:value="0.0000743406373682531" calcext:value-type="float">
            <text:p>7.43406373682531E-005</text:p>
          </table:table-cell>
          <table:table-cell/>
          <table:table-cell table:formula="of:=[.D53]-[.B53]" office:value-type="float" office:value="0.0000515046742849577" calcext:value-type="float">
            <text:p>5.15046742849577E-005</text:p>
          </table:table-cell>
          <table:table-cell table:formula="of:=[.F53]/[.D53]" office:value-type="float" office:value="0.692819917992156" calcext:value-type="float">
            <text:p>0.692819918</text:p>
          </table:table-cell>
          <table:table-cell/>
          <table:table-cell table:formula="of:=[.F53]/[.F52]" office:value-type="float" office:value="0.827319128186775" calcext:value-type="float">
            <text:p>0.8273191282</text:p>
          </table:table-cell>
          <table:table-cell table:number-columns-repeated="2"/>
        </table:table-row>
        <table:table-row table:style-name="ro1">
          <table:table-cell table:formula="of:=[.A53]+[.$K$2]" office:value-type="float" office:value="0.52" calcext:value-type="float">
            <text:p>0.52</text:p>
          </table:table-cell>
          <table:table-cell table:formula="of:=[.B53]+[.$K$2]*(-20*[.B53])" office:value-type="float" office:value="0.0000182687704666363" calcext:value-type="float">
            <text:p>1.82687704666363E-005</text:p>
          </table:table-cell>
          <table:table-cell/>
          <table:table-cell table:formula="of:=[.$B$2]*EXP(-20*[.A54])" office:value-type="float" office:value="0.0000608649660168069" calcext:value-type="float">
            <text:p>0.000060865</text:p>
          </table:table-cell>
          <table:table-cell/>
          <table:table-cell table:formula="of:=[.D54]-[.B54]" office:value-type="float" office:value="0.0000425961955501706" calcext:value-type="float">
            <text:p>4.25961955501706E-005</text:p>
          </table:table-cell>
          <table:table-cell table:formula="of:=[.F54]/[.D54]" office:value-type="float" office:value="0.699847520467002" calcext:value-type="float">
            <text:p>0.6998475205</text:p>
          </table:table-cell>
          <table:table-cell/>
          <table:table-cell table:formula="of:=[.F54]/[.F53]" office:value-type="float" office:value="0.827035529134705" calcext:value-type="float">
            <text:p>0.8270355291</text:p>
          </table:table-cell>
          <table:table-cell table:number-columns-repeated="2"/>
        </table:table-row>
        <table:table-row table:style-name="ro1">
          <table:table-cell table:formula="of:=[.A54]+[.$K$2]" office:value-type="float" office:value="0.53" calcext:value-type="float">
            <text:p>0.53</text:p>
          </table:table-cell>
          <table:table-cell table:formula="of:=[.B54]+[.$K$2]*(-20*[.B54])" office:value-type="float" office:value="0.000014615016373309" calcext:value-type="float">
            <text:p>0.000014615</text:p>
          </table:table-cell>
          <table:table-cell/>
          <table:table-cell table:formula="of:=[.$B$2]*EXP(-20*[.A55])" office:value-type="float" office:value="0.0000498320194630061" calcext:value-type="float">
            <text:p>0.000049832</text:p>
          </table:table-cell>
          <table:table-cell/>
          <table:table-cell table:formula="of:=[.D55]-[.B55]" office:value-type="float" office:value="0.0000352170030896971" calcext:value-type="float">
            <text:p>0.000035217</text:p>
          </table:table-cell>
          <table:table-cell table:formula="of:=[.F55]/[.D55]" office:value-type="float" office:value="0.706714346903826" calcext:value-type="float">
            <text:p>0.7067143469</text:p>
          </table:table-cell>
          <table:table-cell/>
          <table:table-cell table:formula="of:=[.F55]/[.F54]" office:value-type="float" office:value="0.826764048639457" calcext:value-type="float">
            <text:p>0.8267640486</text:p>
          </table:table-cell>
          <table:table-cell table:number-columns-repeated="2"/>
        </table:table-row>
        <table:table-row table:style-name="ro1">
          <table:table-cell table:formula="of:=[.A55]+[.$K$2]" office:value-type="float" office:value="0.54" calcext:value-type="float">
            <text:p>0.54</text:p>
          </table:table-cell>
          <table:table-cell table:formula="of:=[.B55]+[.$K$2]*(-20*[.B55])" office:value-type="float" office:value="0.0000116920130986472" calcext:value-type="float">
            <text:p>0.000011692</text:p>
          </table:table-cell>
          <table:table-cell/>
          <table:table-cell table:formula="of:=[.$B$2]*EXP(-20*[.A56])" office:value-type="float" office:value="0.0000407990068223437" calcext:value-type="float">
            <text:p>0.000040799</text:p>
          </table:table-cell>
          <table:table-cell/>
          <table:table-cell table:formula="of:=[.D56]-[.B56]" office:value-type="float" office:value="0.0000291069937236965" calcext:value-type="float">
            <text:p>0.000029107</text:p>
          </table:table-cell>
          <table:table-cell table:formula="of:=[.F56]/[.D56]" office:value-type="float" office:value="0.713424075503621" calcext:value-type="float">
            <text:p>0.7134240755</text:p>
          </table:table-cell>
          <table:table-cell/>
          <table:table-cell table:formula="of:=[.F56]/[.F55]" office:value-type="float" office:value="0.82650399437912" calcext:value-type="float">
            <text:p>0.8265039944</text:p>
          </table:table-cell>
          <table:table-cell table:number-columns-repeated="2"/>
        </table:table-row>
        <table:table-row table:style-name="ro1">
          <table:table-cell table:formula="of:=[.A56]+[.$K$2]" office:value-type="float" office:value="0.55" calcext:value-type="float">
            <text:p>0.55</text:p>
          </table:table-cell>
          <table:table-cell table:formula="of:=[.B56]+[.$K$2]*(-20*[.B56])" office:value-type="float" office:value="0.00000935361047891778" calcext:value-type="float">
            <text:p>9.35361047891778E-006</text:p>
          </table:table-cell>
          <table:table-cell/>
          <table:table-cell table:formula="of:=[.$B$2]*EXP(-20*[.A57])" office:value-type="float" office:value="0.0000334034015804911" calcext:value-type="float">
            <text:p>3.34034015804911E-005</text:p>
          </table:table-cell>
          <table:table-cell/>
          <table:table-cell table:formula="of:=[.D57]-[.B57]" office:value-type="float" office:value="0.0000240497911015734" calcext:value-type="float">
            <text:p>2.40497911015734E-005</text:p>
          </table:table-cell>
          <table:table-cell table:formula="of:=[.F57]/[.D57]" office:value-type="float" office:value="0.719980300318257" calcext:value-type="float">
            <text:p>0.7199803003</text:p>
          </table:table-cell>
          <table:table-cell/>
          <table:table-cell table:formula="of:=[.F57]/[.F56]" office:value-type="float" office:value="0.826254725234439" calcext:value-type="float">
            <text:p>0.8262547252</text:p>
          </table:table-cell>
          <table:table-cell table:number-columns-repeated="2"/>
        </table:table-row>
        <table:table-row table:style-name="ro1">
          <table:table-cell table:formula="of:=[.A57]+[.$K$2]" office:value-type="float" office:value="0.56" calcext:value-type="float">
            <text:p>0.56</text:p>
          </table:table-cell>
          <table:table-cell table:formula="of:=[.B57]+[.$K$2]*(-20*[.B57])" office:value-type="float" office:value="0.00000748288838313422" calcext:value-type="float">
            <text:p>7.48288838313422E-006</text:p>
          </table:table-cell>
          <table:table-cell/>
          <table:table-cell table:formula="of:=[.$B$2]*EXP(-20*[.A58])" office:value-type="float" office:value="0.0000273483921313617" calcext:value-type="float">
            <text:p>2.73483921313617E-005</text:p>
          </table:table-cell>
          <table:table-cell/>
          <table:table-cell table:formula="of:=[.D58]-[.B58]" office:value-type="float" office:value="0.0000198655037482275" calcext:value-type="float">
            <text:p>1.98655037482275E-005</text:p>
          </table:table-cell>
          <table:table-cell table:formula="of:=[.F58]/[.D58]" office:value-type="float" office:value="0.726386533175629" calcext:value-type="float">
            <text:p>0.7263865332</text:p>
          </table:table-cell>
          <table:table-cell/>
          <table:table-cell table:formula="of:=[.F58]/[.F57]" office:value-type="float" office:value="0.826015646636028" calcext:value-type="float">
            <text:p>0.8260156466</text:p>
          </table:table-cell>
          <table:table-cell table:number-columns-repeated="2"/>
        </table:table-row>
        <table:table-row table:style-name="ro1">
          <table:table-cell table:formula="of:=[.A58]+[.$K$2]" office:value-type="float" office:value="0.57" calcext:value-type="float">
            <text:p>0.57</text:p>
          </table:table-cell>
          <table:table-cell table:formula="of:=[.B58]+[.$K$2]*(-20*[.B58])" office:value-type="float" office:value="0.00000598631070650738" calcext:value-type="float">
            <text:p>5.98631070650738E-006</text:p>
          </table:table-cell>
          <table:table-cell/>
          <table:table-cell table:formula="of:=[.$B$2]*EXP(-20*[.A59])" office:value-type="float" office:value="0.0000223909696851818" calcext:value-type="float">
            <text:p>0.000022391</text:p>
          </table:table-cell>
          <table:table-cell/>
          <table:table-cell table:formula="of:=[.D59]-[.B59]" office:value-type="float" office:value="0.0000164046589786744" calcext:value-type="float">
            <text:p>1.64046589786744E-005</text:p>
          </table:table-cell>
          <table:table-cell table:formula="of:=[.F59]/[.D59]" office:value-type="float" office:value="0.732646205560758" calcext:value-type="float">
            <text:p>0.7326462056</text:p>
          </table:table-cell>
          <table:table-cell/>
          <table:table-cell table:formula="of:=[.F59]/[.F58]" office:value-type="float" office:value="0.825786206410098" calcext:value-type="float">
            <text:p>0.8257862064</text:p>
          </table:table-cell>
          <table:table-cell table:number-columns-repeated="2"/>
        </table:table-row>
        <table:table-row table:style-name="ro1">
          <table:table-cell table:formula="of:=[.A59]+[.$K$2]" office:value-type="float" office:value="0.58" calcext:value-type="float">
            <text:p>0.58</text:p>
          </table:table-cell>
          <table:table-cell table:formula="of:=[.B59]+[.$K$2]*(-20*[.B59])" office:value-type="float" office:value="0.0000047890485652059" calcext:value-type="float">
            <text:p>0.000004789</text:p>
          </table:table-cell>
          <table:table-cell/>
          <table:table-cell table:formula="of:=[.$B$2]*EXP(-20*[.A60])" office:value-type="float" office:value="0.0000183321754724951" calcext:value-type="float">
            <text:p>1.83321754724951E-005</text:p>
          </table:table-cell>
          <table:table-cell/>
          <table:table-cell table:formula="of:=[.D60]-[.B60]" office:value-type="float" office:value="0.0000135431269072892" calcext:value-type="float">
            <text:p>1.35431269072892E-005</text:p>
          </table:table-cell>
          <table:table-cell table:formula="of:=[.F60]/[.D60]" office:value-type="float" office:value="0.738762670453859" calcext:value-type="float">
            <text:p>0.7387626705</text:p>
          </table:table-cell>
          <table:table-cell/>
          <table:table-cell table:formula="of:=[.F60]/[.F59]" office:value-type="float" office:value="0.825565891061493" calcext:value-type="float">
            <text:p>0.8255658911</text:p>
          </table:table-cell>
          <table:table-cell table:number-columns-repeated="2"/>
        </table:table-row>
        <table:table-row table:style-name="ro1">
          <table:table-cell table:formula="of:=[.A60]+[.$K$2]" office:value-type="float" office:value="0.59" calcext:value-type="float">
            <text:p>0.59</text:p>
          </table:table-cell>
          <table:table-cell table:formula="of:=[.B60]+[.$K$2]*(-20*[.B60])" office:value-type="float" office:value="0.00000383123885216472" calcext:value-type="float">
            <text:p>3.83123885216472E-006</text:p>
          </table:table-cell>
          <table:table-cell/>
          <table:table-cell table:formula="of:=[.$B$2]*EXP(-20*[.A61])" office:value-type="float" office:value="0.0000150091158301536" calcext:value-type="float">
            <text:p>1.50091158301536E-005</text:p>
          </table:table-cell>
          <table:table-cell/>
          <table:table-cell table:formula="of:=[.D61]-[.B61]" office:value-type="float" office:value="0.0000111778769779889" calcext:value-type="float">
            <text:p>1.11778769779889E-005</text:p>
          </table:table-cell>
          <table:table-cell table:formula="of:=[.F61]/[.D61]" office:value-type="float" office:value="0.744739204126356" calcext:value-type="float">
            <text:p>0.7447392041</text:p>
          </table:table-cell>
          <table:table-cell/>
          <table:table-cell table:formula="of:=[.F61]/[.F60]" office:value-type="float" office:value="0.825354222441253" calcext:value-type="float">
            <text:p>0.8253542224</text:p>
          </table:table-cell>
          <table:table-cell table:number-columns-repeated="2"/>
        </table:table-row>
        <table:table-row table:style-name="ro1">
          <table:table-cell table:formula="of:=[.A61]+[.$K$2]" office:value-type="float" office:value="0.6" calcext:value-type="float">
            <text:p>0.6</text:p>
          </table:table-cell>
          <table:table-cell table:formula="of:=[.B61]+[.$K$2]*(-20*[.B61])" office:value-type="float" office:value="0.00000306499108173178" calcext:value-type="float">
            <text:p>0.000003065</text:p>
          </table:table-cell>
          <table:table-cell/>
          <table:table-cell table:formula="of:=[.$B$2]*EXP(-20*[.A62])" office:value-type="float" office:value="0.0000122884247066563" calcext:value-type="float">
            <text:p>1.22884247066563E-005</text:p>
          </table:table-cell>
          <table:table-cell/>
          <table:table-cell table:formula="of:=[.D62]-[.B62]" office:value-type="float" office:value="0.00000922343362492456" calcext:value-type="float">
            <text:p>9.22343362492456E-006</text:p>
          </table:table-cell>
          <table:table-cell table:formula="of:=[.F62]/[.D62]" office:value-type="float" office:value="0.750579007895817" calcext:value-type="float">
            <text:p>0.7505790079</text:p>
          </table:table-cell>
          <table:table-cell/>
          <table:table-cell table:formula="of:=[.F62]/[.F61]" office:value-type="float" office:value="0.825150754753073" calcext:value-type="float">
            <text:p>0.8251507548</text:p>
          </table:table-cell>
          <table:table-cell table:number-columns-repeated="2"/>
        </table:table-row>
        <table:table-row table:style-name="ro1">
          <table:table-cell table:formula="of:=[.A62]+[.$K$2]" office:value-type="float" office:value="0.61" calcext:value-type="float">
            <text:p>0.61</text:p>
          </table:table-cell>
          <table:table-cell table:formula="of:=[.B62]+[.$K$2]*(-20*[.B62])" office:value-type="float" office:value="0.00000245199286538542" calcext:value-type="float">
            <text:p>0.000002452</text:p>
          </table:table-cell>
          <table:table-cell/>
          <table:table-cell table:formula="of:=[.$B$2]*EXP(-20*[.A63])" office:value-type="float" office:value="0.0000100609112142228" calcext:value-type="float">
            <text:p>1.00609112142228E-005</text:p>
          </table:table-cell>
          <table:table-cell/>
          <table:table-cell table:formula="of:=[.D63]-[.B63]" office:value-type="float" office:value="0.0000076089183488374" calcext:value-type="float">
            <text:p>7.6089183488374E-006</text:p>
          </table:table-cell>
          <table:table-cell table:formula="of:=[.F63]/[.D63]" office:value-type="float" office:value="0.756285209840724" calcext:value-type="float">
            <text:p>0.7562852098</text:p>
          </table:table-cell>
          <table:table-cell/>
          <table:table-cell table:formula="of:=[.F63]/[.F62]" office:value-type="float" office:value="0.824955071859114" calcext:value-type="float">
            <text:p>0.8249550719</text:p>
          </table:table-cell>
          <table:table-cell table:number-columns-repeated="2"/>
        </table:table-row>
        <table:table-row table:style-name="ro1">
          <table:table-cell table:formula="of:=[.A63]+[.$K$2]" office:value-type="float" office:value="0.62" calcext:value-type="float">
            <text:p>0.62</text:p>
          </table:table-cell>
          <table:table-cell table:formula="of:=[.B63]+[.$K$2]*(-20*[.B63])" office:value-type="float" office:value="0.00000196159429230834" calcext:value-type="float">
            <text:p>1.96159429230834E-006</text:p>
          </table:table-cell>
          <table:table-cell/>
          <table:table-cell table:formula="of:=[.$B$2]*EXP(-20*[.A64])" office:value-type="float" office:value="0.00000823717741507137" calcext:value-type="float">
            <text:p>8.23717741507137E-006</text:p>
          </table:table-cell>
          <table:table-cell/>
          <table:table-cell table:formula="of:=[.D64]-[.B64]" office:value-type="float" office:value="0.00000627558312276303" calcext:value-type="float">
            <text:p>6.27558312276303E-006</text:p>
          </table:table-cell>
          <table:table-cell table:formula="of:=[.F64]/[.D64]" office:value-type="float" office:value="0.761860866476027" calcext:value-type="float">
            <text:p>0.7618608665</text:p>
          </table:table-cell>
          <table:table-cell/>
          <table:table-cell table:formula="of:=[.F64]/[.F63]" office:value-type="float" office:value="0.82476678485082" calcext:value-type="float">
            <text:p>0.8247667849</text:p>
          </table:table-cell>
          <table:table-cell table:number-columns-repeated="2"/>
        </table:table-row>
        <table:table-row table:style-name="ro1">
          <table:table-cell table:formula="of:=[.A64]+[.$K$2]" office:value-type="float" office:value="0.63" calcext:value-type="float">
            <text:p>0.63</text:p>
          </table:table-cell>
          <table:table-cell table:formula="of:=[.B64]+[.$K$2]*(-20*[.B64])" office:value-type="float" office:value="0.00000156927543384667" calcext:value-type="float">
            <text:p>1.56927543384667E-006</text:p>
          </table:table-cell>
          <table:table-cell/>
          <table:table-cell table:formula="of:=[.$B$2]*EXP(-20*[.A65])" office:value-type="float" office:value="0.00000674403046827832" calcext:value-type="float">
            <text:p>0.000006744</text:p>
          </table:table-cell>
          <table:table-cell/>
          <table:table-cell table:formula="of:=[.D65]-[.B65]" office:value-type="float" office:value="0.00000517475503443165" calcext:value-type="float">
            <text:p>5.17475503443165E-006</text:p>
          </table:table-cell>
          <table:table-cell table:formula="of:=[.F65]/[.D65]" office:value-type="float" office:value="0.767308964390357" calcext:value-type="float">
            <text:p>0.7673089644</text:p>
          </table:table-cell>
          <table:table-cell/>
          <table:table-cell table:formula="of:=[.F65]/[.F64]" office:value-type="float" office:value="0.82458552985484" calcext:value-type="float">
            <text:p>0.8245855299</text:p>
          </table:table-cell>
          <table:table-cell table:number-columns-repeated="2"/>
        </table:table-row>
        <table:table-row table:style-name="ro1">
          <table:table-cell table:formula="of:=[.A65]+[.$K$2]" office:value-type="float" office:value="0.64" calcext:value-type="float">
            <text:p>0.64</text:p>
          </table:table-cell>
          <table:table-cell table:formula="of:=[.B65]+[.$K$2]*(-20*[.B65])" office:value-type="float" office:value="0.00000125542034707734" calcext:value-type="float">
            <text:p>1.25542034707734E-006</text:p>
          </table:table-cell>
          <table:table-cell/>
          <table:table-cell table:formula="of:=[.$B$2]*EXP(-20*[.A66])" office:value-type="float" office:value="0.00000552154514407436" calcext:value-type="float">
            <text:p>5.52154514407436E-006</text:p>
          </table:table-cell>
          <table:table-cell/>
          <table:table-cell table:formula="of:=[.D66]-[.B66]" office:value-type="float" office:value="0.00000426612479699702" calcext:value-type="float">
            <text:p>4.26612479699702E-006</text:p>
          </table:table-cell>
          <table:table-cell table:formula="of:=[.F66]/[.D66]" office:value-type="float" office:value="0.772632421845788" calcext:value-type="float">
            <text:p>0.7726324218</text:p>
          </table:table-cell>
          <table:table-cell/>
          <table:table-cell table:formula="of:=[.F66]/[.F65]" office:value-type="float" office:value="0.824410966047898" calcext:value-type="float">
            <text:p>0.824410966</text:p>
          </table:table-cell>
          <table:table-cell table:number-columns-repeated="2"/>
        </table:table-row>
        <table:table-row table:style-name="ro1">
          <table:table-cell table:formula="of:=[.A66]+[.$K$2]" office:value-type="float" office:value="0.65" calcext:value-type="float">
            <text:p>0.65</text:p>
          </table:table-cell>
          <table:table-cell table:formula="of:=[.B66]+[.$K$2]*(-20*[.B66])" office:value-type="float" office:value="0.00000100433627766187" calcext:value-type="float">
            <text:p>1.00433627766187E-006</text:p>
          </table:table-cell>
          <table:table-cell/>
          <table:table-cell table:formula="of:=[.$B$2]*EXP(-20*[.A67])" office:value-type="float" office:value="0.00000452065881396208" calcext:value-type="float">
            <text:p>4.52065881396208E-006</text:p>
          </table:table-cell>
          <table:table-cell/>
          <table:table-cell table:formula="of:=[.D67]-[.B67]" office:value-type="float" office:value="0.00000351632253630021" calcext:value-type="float">
            <text:p>3.51632253630021E-006</text:p>
          </table:table-cell>
          <table:table-cell table:formula="of:=[.F67]/[.D67]" office:value-type="float" office:value="0.777834090340998" calcext:value-type="float">
            <text:p>0.7778340903</text:p>
          </table:table-cell>
          <table:table-cell/>
          <table:table-cell table:formula="of:=[.F67]/[.F66]" office:value-type="float" office:value="0.824242773857762" calcext:value-type="float">
            <text:p>0.8242427739</text:p>
          </table:table-cell>
          <table:table-cell table:number-columns-repeated="2"/>
        </table:table-row>
        <table:table-row table:style-name="ro1">
          <table:table-cell table:formula="of:=[.A67]+[.$K$2]" office:value-type="float" office:value="0.66" calcext:value-type="float">
            <text:p>0.66</text:p>
          </table:table-cell>
          <table:table-cell table:formula="of:=[.B67]+[.$K$2]*(-20*[.B67])" office:value-type="float" office:value="0.000000803469022129495" calcext:value-type="float">
            <text:p>8.03469022129495E-007</text:p>
          </table:table-cell>
          <table:table-cell/>
          <table:table-cell table:formula="of:=[.$B$2]*EXP(-20*[.A68])" office:value-type="float" office:value="0.00000370120239516379" calcext:value-type="float">
            <text:p>3.70120239516379E-006</text:p>
          </table:table-cell>
          <table:table-cell/>
          <table:table-cell table:formula="of:=[.D68]-[.B68]" office:value-type="float" office:value="0.00000289773337303429" calcext:value-type="float">
            <text:p>2.89773337303429E-006</text:p>
          </table:table-cell>
          <table:table-cell table:formula="of:=[.F68]/[.D68]" office:value-type="float" office:value="0.782916756138666" calcext:value-type="float">
            <text:p>0.7829167561</text:p>
          </table:table-cell>
          <table:table-cell/>
          <table:table-cell table:formula="of:=[.F68]/[.F67]" office:value-type="float" office:value="0.824080653330289" calcext:value-type="float">
            <text:p>0.8240806533</text:p>
          </table:table-cell>
          <table:table-cell table:number-columns-repeated="2"/>
        </table:table-row>
        <table:table-row table:style-name="ro1">
          <table:table-cell table:formula="of:=[.A68]+[.$K$2]" office:value-type="float" office:value="0.67" calcext:value-type="float">
            <text:p>0.67</text:p>
          </table:table-cell>
          <table:table-cell table:formula="of:=[.B68]+[.$K$2]*(-20*[.B68])" office:value-type="float" office:value="0.000000642775217703596" calcext:value-type="float">
            <text:p>6.42775217703596E-007</text:p>
          </table:table-cell>
          <table:table-cell/>
          <table:table-cell table:formula="of:=[.$B$2]*EXP(-20*[.A69])" office:value-type="float" office:value="0.00000303028822428648" calcext:value-type="float">
            <text:p>3.03028822428648E-006</text:p>
          </table:table-cell>
          <table:table-cell/>
          <table:table-cell table:formula="of:=[.D69]-[.B69]" office:value-type="float" office:value="0.00000238751300658288" calcext:value-type="float">
            <text:p>2.38751300658288E-006</text:p>
          </table:table-cell>
          <table:table-cell table:formula="of:=[.F69]/[.D69]" office:value-type="float" office:value="0.787883141757928" calcext:value-type="float">
            <text:p>0.7878831418</text:p>
          </table:table-cell>
          <table:table-cell/>
          <table:table-cell table:formula="of:=[.F69]/[.F68]" office:value-type="float" office:value="0.823924322644927" calcext:value-type="float">
            <text:p>0.8239243226</text:p>
          </table:table-cell>
          <table:table-cell table:number-columns-repeated="2"/>
        </table:table-row>
        <table:table-row table:style-name="ro1">
          <table:table-cell table:formula="of:=[.A69]+[.$K$2]" office:value-type="float" office:value="0.68" calcext:value-type="float">
            <text:p>0.68</text:p>
          </table:table-cell>
          <table:table-cell table:formula="of:=[.B69]+[.$K$2]*(-20*[.B69])" office:value-type="float" office:value="0.000000514220174162877" calcext:value-type="float">
            <text:p>5.14220174162877E-007</text:p>
          </table:table-cell>
          <table:table-cell/>
          <table:table-cell table:formula="of:=[.$B$2]*EXP(-20*[.A70])" office:value-type="float" office:value="0.0000024809901599134" calcext:value-type="float">
            <text:p>0.000002481</text:p>
          </table:table-cell>
          <table:table-cell/>
          <table:table-cell table:formula="of:=[.D70]-[.B70]" office:value-type="float" office:value="0.00000196676998575053" calcext:value-type="float">
            <text:p>1.96676998575053E-006</text:p>
          </table:table-cell>
          <table:table-cell table:formula="of:=[.F70]/[.D70]" office:value-type="float" office:value="0.79273590743269" calcext:value-type="float">
            <text:p>0.7927359074</text:p>
          </table:table-cell>
          <table:table-cell/>
          <table:table-cell table:formula="of:=[.F70]/[.F69]" office:value-type="float" office:value="0.823773516763144" calcext:value-type="float">
            <text:p>0.8237735168</text:p>
          </table:table-cell>
          <table:table-cell table:number-columns-repeated="2"/>
        </table:table-row>
        <table:table-row table:style-name="ro1">
          <table:table-cell table:formula="of:=[.A70]+[.$K$2]" office:value-type="float" office:value="0.69" calcext:value-type="float">
            <text:p>0.69</text:p>
          </table:table-cell>
          <table:table-cell table:formula="of:=[.B70]+[.$K$2]*(-20*[.B70])" office:value-type="float" office:value="0.000000411376139330301" calcext:value-type="float">
            <text:p>4.11376139330301E-007</text:p>
          </table:table-cell>
          <table:table-cell/>
          <table:table-cell table:formula="of:=[.$B$2]*EXP(-20*[.A71])" office:value-type="float" office:value="0.00000203126294200497" calcext:value-type="float">
            <text:p>2.03126294200497E-006</text:p>
          </table:table-cell>
          <table:table-cell/>
          <table:table-cell table:formula="of:=[.D71]-[.B71]" office:value-type="float" office:value="0.00000161988680267466" calcext:value-type="float">
            <text:p>1.61988680267466E-006</text:p>
          </table:table-cell>
          <table:table-cell table:formula="of:=[.F71]/[.D71]" office:value-type="float" office:value="0.797477652536579" calcext:value-type="float">
            <text:p>0.7974776525</text:p>
          </table:table-cell>
          <table:table-cell/>
          <table:table-cell table:formula="of:=[.F71]/[.F70]" office:value-type="float" office:value="0.823627986196113" calcext:value-type="float">
            <text:p>0.8236279862</text:p>
          </table:table-cell>
          <table:table-cell table:number-columns-repeated="2"/>
        </table:table-row>
        <table:table-row table:style-name="ro1">
          <table:table-cell table:formula="of:=[.A71]+[.$K$2]" office:value-type="float" office:value="0.7" calcext:value-type="float">
            <text:p>0.7</text:p>
          </table:table-cell>
          <table:table-cell table:formula="of:=[.B71]+[.$K$2]*(-20*[.B71])" office:value-type="float" office:value="0.000000329100911464241" calcext:value-type="float">
            <text:p>3.29100911464241E-007</text:p>
          </table:table-cell>
          <table:table-cell/>
          <table:table-cell table:formula="of:=[.$B$2]*EXP(-20*[.A72])" office:value-type="float" office:value="0.00000166305743820712" calcext:value-type="float">
            <text:p>1.66305743820712E-006</text:p>
          </table:table-cell>
          <table:table-cell/>
          <table:table-cell table:formula="of:=[.D72]-[.B72]" office:value-type="float" office:value="0.00000133395652674288" calcext:value-type="float">
            <text:p>0.000001334</text:p>
          </table:table-cell>
          <table:table-cell table:formula="of:=[.F72]/[.D72]" office:value-type="float" office:value="0.802110916975284" calcext:value-type="float">
            <text:p>0.802110917</text:p>
          </table:table-cell>
          <table:table-cell/>
          <table:table-cell table:formula="of:=[.F72]/[.F71]" office:value-type="float" office:value="0.823487495879545" calcext:value-type="float">
            <text:p>0.8234874959</text:p>
          </table:table-cell>
          <table:table-cell table:number-columns-repeated="2"/>
        </table:table-row>
        <table:table-row table:style-name="ro1">
          <table:table-cell table:formula="of:=[.A72]+[.$K$2]" office:value-type="float" office:value="0.71" calcext:value-type="float">
            <text:p>0.71</text:p>
          </table:table-cell>
          <table:table-cell table:formula="of:=[.B72]+[.$K$2]*(-20*[.B72])" office:value-type="float" office:value="0.000000263280729171393" calcext:value-type="float">
            <text:p>2.63280729171393E-007</text:p>
          </table:table-cell>
          <table:table-cell/>
          <table:table-cell table:formula="of:=[.$B$2]*EXP(-20*[.A73])" office:value-type="float" office:value="0.00000136159626879526" calcext:value-type="float">
            <text:p>1.36159626879526E-006</text:p>
          </table:table-cell>
          <table:table-cell/>
          <table:table-cell table:formula="of:=[.D73]-[.B73]" office:value-type="float" office:value="0.00000109831553962386" calcext:value-type="float">
            <text:p>1.09831553962386E-006</text:p>
          </table:table-cell>
          <table:table-cell table:formula="of:=[.F73]/[.D73]" office:value-type="float" office:value="0.80663818254706" calcext:value-type="float">
            <text:p>0.8066381825</text:p>
          </table:table-cell>
          <table:table-cell/>
          <table:table-cell table:formula="of:=[.F73]/[.F72]" office:value-type="float" office:value="0.823351824144987" calcext:value-type="float">
            <text:p>0.8233518241</text:p>
          </table:table-cell>
          <table:table-cell table:number-columns-repeated="2"/>
        </table:table-row>
        <table:table-row table:style-name="ro1">
          <table:table-cell table:formula="of:=[.A73]+[.$K$2]" office:value-type="float" office:value="0.72" calcext:value-type="float">
            <text:p>0.72</text:p>
          </table:table-cell>
          <table:table-cell table:formula="of:=[.B73]+[.$K$2]*(-20*[.B73])" office:value-type="float" office:value="0.000000210624583337114" calcext:value-type="float">
            <text:p>2.10624583337114E-007</text:p>
          </table:table-cell>
          <table:table-cell/>
          <table:table-cell table:formula="of:=[.$B$2]*EXP(-20*[.A74])" office:value-type="float" office:value="0.00000111478073853891" calcext:value-type="float">
            <text:p>1.11478073853891E-006</text:p>
          </table:table-cell>
          <table:table-cell/>
          <table:table-cell table:formula="of:=[.D74]-[.B74]" office:value-type="float" office:value="0.000000904156155201795" calcext:value-type="float">
            <text:p>9.04156155201795E-007</text:p>
          </table:table-cell>
          <table:table-cell table:formula="of:=[.F74]/[.D74]" office:value-type="float" office:value="0.811061874272092" calcext:value-type="float">
            <text:p>0.8110618743</text:p>
          </table:table-cell>
          <table:table-cell/>
          <table:table-cell table:formula="of:=[.F74]/[.F73]" office:value-type="float" office:value="0.823220761778021" calcext:value-type="float">
            <text:p>0.8232207618</text:p>
          </table:table-cell>
          <table:table-cell table:number-columns-repeated="2"/>
        </table:table-row>
        <table:table-row table:style-name="ro1">
          <table:table-cell table:formula="of:=[.A74]+[.$K$2]" office:value-type="float" office:value="0.73" calcext:value-type="float">
            <text:p>0.73</text:p>
          </table:table-cell>
          <table:table-cell table:formula="of:=[.B74]+[.$K$2]*(-20*[.B74])" office:value-type="float" office:value="0.000000168499666669692" calcext:value-type="float">
            <text:p>1.68499666669692E-007</text:p>
          </table:table-cell>
          <table:table-cell/>
          <table:table-cell table:formula="of:=[.$B$2]*EXP(-20*[.A75])" office:value-type="float" office:value="0.000000912705273580791" calcext:value-type="float">
            <text:p>9.12705273580791E-007</text:p>
          </table:table-cell>
          <table:table-cell/>
          <table:table-cell table:formula="of:=[.D75]-[.B75]" office:value-type="float" office:value="0.000000744205606911099" calcext:value-type="float">
            <text:p>7.44205606911099E-007</text:p>
          </table:table-cell>
          <table:table-cell table:formula="of:=[.F75]/[.D75]" office:value-type="float" office:value="0.815384361691457" calcext:value-type="float">
            <text:p>0.8153843617</text:p>
          </table:table-cell>
          <table:table-cell/>
          <table:table-cell table:formula="of:=[.F75]/[.F74]" office:value-type="float" office:value="0.823094111154951" calcext:value-type="float">
            <text:p>0.8230941112</text:p>
          </table:table-cell>
          <table:table-cell table:number-columns-repeated="2"/>
        </table:table-row>
        <table:table-row table:style-name="ro1">
          <table:table-cell table:formula="of:=[.A75]+[.$K$2]" office:value-type="float" office:value="0.74" calcext:value-type="float">
            <text:p>0.74</text:p>
          </table:table-cell>
          <table:table-cell table:formula="of:=[.B75]+[.$K$2]*(-20*[.B75])" office:value-type="float" office:value="0.000000134799733335753" calcext:value-type="float">
            <text:p>1.34799733335753E-007</text:p>
          </table:table-cell>
          <table:table-cell/>
          <table:table-cell table:formula="of:=[.$B$2]*EXP(-20*[.A76])" office:value-type="float" office:value="0.000000747259875977047" calcext:value-type="float">
            <text:p>7.47259875977047E-007</text:p>
          </table:table-cell>
          <table:table-cell/>
          <table:table-cell table:formula="of:=[.D76]-[.B76]" office:value-type="float" office:value="0.000000612460142641294" calcext:value-type="float">
            <text:p>6.12460142641294E-007</text:p>
          </table:table-cell>
          <table:table-cell table:formula="of:=[.F76]/[.D76]" office:value-type="float" office:value="0.819607960136356" calcext:value-type="float">
            <text:p>0.8196079601</text:p>
          </table:table-cell>
          <table:table-cell/>
          <table:table-cell table:formula="of:=[.F76]/[.F75]" office:value-type="float" office:value="0.822971685450438" calcext:value-type="float">
            <text:p>0.8229716855</text:p>
          </table:table-cell>
          <table:table-cell table:number-columns-repeated="2"/>
        </table:table-row>
        <table:table-row table:style-name="ro1">
          <table:table-cell table:formula="of:=[.A76]+[.$K$2]" office:value-type="float" office:value="0.75" calcext:value-type="float">
            <text:p>0.75</text:p>
          </table:table-cell>
          <table:table-cell table:formula="of:=[.B76]+[.$K$2]*(-20*[.B76])" office:value-type="float" office:value="0.000000107839786668603" calcext:value-type="float">
            <text:p>1.07839786668603E-007</text:p>
          </table:table-cell>
          <table:table-cell/>
          <table:table-cell table:formula="of:=[.$B$2]*EXP(-20*[.A77])" office:value-type="float" office:value="0.000000611804641003646" calcext:value-type="float">
            <text:p>6.11804641003646E-007</text:p>
          </table:table-cell>
          <table:table-cell/>
          <table:table-cell table:formula="of:=[.D77]-[.B77]" office:value-type="float" office:value="0.000000503964854335044" calcext:value-type="float">
            <text:p>0.000000504</text:p>
          </table:table-cell>
          <table:table-cell table:formula="of:=[.F77]/[.D77]" office:value-type="float" office:value="0.823734931968324" calcext:value-type="float">
            <text:p>0.823734932</text:p>
          </table:table-cell>
          <table:table-cell/>
          <table:table-cell table:formula="of:=[.F77]/[.F76]" office:value-type="float" office:value="0.822853307909387" calcext:value-type="float">
            <text:p>0.8228533079</text:p>
          </table:table-cell>
          <table:table-cell table:number-columns-repeated="2"/>
        </table:table-row>
        <table:table-row table:style-name="ro1">
          <table:table-cell table:formula="of:=[.A77]+[.$K$2]" office:value-type="float" office:value="0.76" calcext:value-type="float">
            <text:p>0.76</text:p>
          </table:table-cell>
          <table:table-cell table:formula="of:=[.B77]+[.$K$2]*(-20*[.B77])" office:value-type="float" office:value="0.000000086271829334882" calcext:value-type="float">
            <text:p>8.6271829334882E-008</text:p>
          </table:table-cell>
          <table:table-cell/>
          <table:table-cell table:formula="of:=[.$B$2]*EXP(-20*[.A78])" office:value-type="float" office:value="0.000000500903274465519" calcext:value-type="float">
            <text:p>5.00903274465519E-007</text:p>
          </table:table-cell>
          <table:table-cell/>
          <table:table-cell table:formula="of:=[.D78]-[.B78]" office:value-type="float" office:value="0.000000414631445130637" calcext:value-type="float">
            <text:p>4.14631445130637E-007</text:p>
          </table:table-cell>
          <table:table-cell table:formula="of:=[.F78]/[.D78]" office:value-type="float" office:value="0.827767487791057" calcext:value-type="float">
            <text:p>0.8277674878</text:p>
          </table:table-cell>
          <table:table-cell/>
          <table:table-cell table:formula="of:=[.F78]/[.F77]" office:value-type="float" office:value="0.822738811177066" calcext:value-type="float">
            <text:p>0.8227388112</text:p>
          </table:table-cell>
          <table:table-cell table:number-columns-repeated="2"/>
        </table:table-row>
        <table:table-row table:style-name="ro1">
          <table:table-cell table:formula="of:=[.A78]+[.$K$2]" office:value-type="float" office:value="0.77" calcext:value-type="float">
            <text:p>0.77</text:p>
          </table:table-cell>
          <table:table-cell table:formula="of:=[.B78]+[.$K$2]*(-20*[.B78])" office:value-type="float" office:value="0.0000000690174634679056" calcext:value-type="float">
            <text:p>0.000000069</text:p>
          </table:table-cell>
          <table:table-cell/>
          <table:table-cell table:formula="of:=[.$B$2]*EXP(-20*[.A79])" office:value-type="float" office:value="0.000000410104915122382" calcext:value-type="float">
            <text:p>4.10104915122382E-007</text:p>
          </table:table-cell>
          <table:table-cell/>
          <table:table-cell table:formula="of:=[.D79]-[.B79]" office:value-type="float" office:value="0.000000341087451654476" calcext:value-type="float">
            <text:p>3.41087451654476E-007</text:p>
          </table:table-cell>
          <table:table-cell table:formula="of:=[.F79]/[.D79]" office:value-type="float" office:value="0.831707787634513" calcext:value-type="float">
            <text:p>0.8317077876</text:p>
          </table:table-cell>
          <table:table-cell/>
          <table:table-cell table:formula="of:=[.F79]/[.F78]" office:value-type="float" office:value="0.822628036682096" calcext:value-type="float">
            <text:p>0.8226280367</text:p>
          </table:table-cell>
          <table:table-cell table:number-columns-repeated="2"/>
        </table:table-row>
        <table:table-row table:style-name="ro1">
          <table:table-cell table:formula="of:=[.A79]+[.$K$2]" office:value-type="float" office:value="0.78" calcext:value-type="float">
            <text:p>0.78</text:p>
          </table:table-cell>
          <table:table-cell table:formula="of:=[.B79]+[.$K$2]*(-20*[.B79])" office:value-type="float" office:value="0.0000000552139707743245" calcext:value-type="float">
            <text:p>5.52139707743245E-008</text:p>
          </table:table-cell>
          <table:table-cell/>
          <table:table-cell table:formula="of:=[.$B$2]*EXP(-20*[.A80])" office:value-type="float" office:value="0.00000033576550599913" calcext:value-type="float">
            <text:p>3.3576550599913E-007</text:p>
          </table:table-cell>
          <table:table-cell/>
          <table:table-cell table:formula="of:=[.D80]-[.B80]" office:value-type="float" office:value="0.000000280551535224805" calcext:value-type="float">
            <text:p>2.80551535224805E-007</text:p>
          </table:table-cell>
          <table:table-cell table:formula="of:=[.F80]/[.D80]" office:value-type="float" office:value="0.835557942111934" calcext:value-type="float">
            <text:p>0.8355579421</text:p>
          </table:table-cell>
          <table:table-cell/>
          <table:table-cell table:formula="of:=[.F80]/[.F79]" office:value-type="float" office:value="0.822520834067522" calcext:value-type="float">
            <text:p>0.8225208341</text:p>
          </table:table-cell>
          <table:table-cell table:number-columns-repeated="2"/>
        </table:table-row>
        <table:table-row table:style-name="ro1">
          <table:table-cell table:formula="of:=[.A80]+[.$K$2]" office:value-type="float" office:value="0.790000000000001" calcext:value-type="float">
            <text:p>0.79</text:p>
          </table:table-cell>
          <table:table-cell table:formula="of:=[.B80]+[.$K$2]*(-20*[.B80])" office:value-type="float" office:value="0.0000000441711766194596" calcext:value-type="float">
            <text:p>4.41711766194596E-008</text:p>
          </table:table-cell>
          <table:table-cell/>
          <table:table-cell table:formula="of:=[.$B$2]*EXP(-20*[.A81])" office:value-type="float" office:value="0.000000274901545584277" calcext:value-type="float">
            <text:p>2.74901545584277E-007</text:p>
          </table:table-cell>
          <table:table-cell/>
          <table:table-cell table:formula="of:=[.D81]-[.B81]" office:value-type="float" office:value="0.000000230730368964817" calcext:value-type="float">
            <text:p>2.30730368964817E-007</text:p>
          </table:table-cell>
          <table:table-cell table:formula="of:=[.F81]/[.D81]" office:value-type="float" office:value="0.839320013550386" calcext:value-type="float">
            <text:p>0.8393200136</text:p>
          </table:table-cell>
          <table:table-cell/>
          <table:table-cell table:formula="of:=[.F81]/[.F80]" office:value-type="float" office:value="0.82241706066564" calcext:value-type="float">
            <text:p>0.8224170607</text:p>
          </table:table-cell>
          <table:table-cell table:number-columns-repeated="2"/>
        </table:table-row>
        <table:table-row table:style-name="ro1">
          <table:table-cell table:formula="of:=[.A81]+[.$K$2]" office:value-type="float" office:value="0.8" calcext:value-type="float">
            <text:p>0.8</text:p>
          </table:table-cell>
          <table:table-cell table:formula="of:=[.B81]+[.$K$2]*(-20*[.B81])" office:value-type="float" office:value="0.0000000353369412955677" calcext:value-type="float">
            <text:p>3.53369412955677E-008</text:p>
          </table:table-cell>
          <table:table-cell/>
          <table:table-cell table:formula="of:=[.$B$2]*EXP(-20*[.A82])" office:value-type="float" office:value="0.000000225070349438516" calcext:value-type="float">
            <text:p>2.25070349438516E-007</text:p>
          </table:table-cell>
          <table:table-cell/>
          <table:table-cell table:formula="of:=[.D82]-[.B82]" office:value-type="float" office:value="0.000000189733408142948" calcext:value-type="float">
            <text:p>1.89733408142948E-007</text:p>
          </table:table-cell>
          <table:table-cell table:formula="of:=[.F82]/[.D82]" office:value-type="float" office:value="0.842996017095442" calcext:value-type="float">
            <text:p>0.8429960171</text:p>
          </table:table-cell>
          <table:table-cell/>
          <table:table-cell table:formula="of:=[.F82]/[.F81]" office:value-type="float" office:value="0.822316581012704" calcext:value-type="float">
            <text:p>0.822316581</text:p>
          </table:table-cell>
          <table:table-cell table:number-columns-repeated="2"/>
        </table:table-row>
        <table:table-row table:style-name="ro1">
          <table:table-cell table:formula="of:=[.A82]+[.$K$2]" office:value-type="float" office:value="0.810000000000001" calcext:value-type="float">
            <text:p>0.81</text:p>
          </table:table-cell>
          <table:table-cell table:formula="of:=[.B82]+[.$K$2]*(-20*[.B82])" office:value-type="float" office:value="0.0000000282695530364541" calcext:value-type="float">
            <text:p>2.82695530364541E-008</text:p>
          </table:table-cell>
          <table:table-cell/>
          <table:table-cell table:formula="of:=[.$B$2]*EXP(-20*[.A83])" office:value-type="float" office:value="0.000000184272016691321" calcext:value-type="float">
            <text:p>1.84272016691321E-007</text:p>
          </table:table-cell>
          <table:table-cell/>
          <table:table-cell table:formula="of:=[.D83]-[.B83]" office:value-type="float" office:value="0.000000156002463654867" calcext:value-type="float">
            <text:p>0.000000156</text:p>
          </table:table-cell>
          <table:table-cell table:formula="of:=[.F83]/[.D83]" office:value-type="float" office:value="0.846587921790592" calcext:value-type="float">
            <text:p>0.8465879218</text:p>
          </table:table-cell>
          <table:table-cell/>
          <table:table-cell table:formula="of:=[.F83]/[.F82]" office:value-type="float" office:value="0.8222192664" calcext:value-type="float">
            <text:p>0.8222192664</text:p>
          </table:table-cell>
          <table:table-cell table:number-columns-repeated="2"/>
        </table:table-row>
        <table:table-row table:style-name="ro1">
          <table:table-cell table:formula="of:=[.A83]+[.$K$2]" office:value-type="float" office:value="0.82" calcext:value-type="float">
            <text:p>0.82</text:p>
          </table:table-cell>
          <table:table-cell table:formula="of:=[.B83]+[.$K$2]*(-20*[.B83])" office:value-type="float" office:value="0.0000000226156424291633" calcext:value-type="float">
            <text:p>2.26156424291633E-008</text:p>
          </table:table-cell>
          <table:table-cell/>
          <table:table-cell table:formula="of:=[.$B$2]*EXP(-20*[.A84])" office:value-type="float" office:value="0.000000150869166996884" calcext:value-type="float">
            <text:p>1.50869166996884E-007</text:p>
          </table:table-cell>
          <table:table-cell/>
          <table:table-cell table:formula="of:=[.D84]-[.B84]" office:value-type="float" office:value="0.00000012825352456772" calcext:value-type="float">
            <text:p>1.2825352456772E-007</text:p>
          </table:table-cell>
          <table:table-cell table:formula="of:=[.F84]/[.D84]" office:value-type="float" office:value="0.850097651631957" calcext:value-type="float">
            <text:p>0.8500976516</text:p>
          </table:table-cell>
          <table:table-cell/>
          <table:table-cell table:formula="of:=[.F84]/[.F83]" office:value-type="float" office:value="0.822124994458184" calcext:value-type="float">
            <text:p>0.8221249945</text:p>
          </table:table-cell>
          <table:table-cell table:number-columns-repeated="2"/>
        </table:table-row>
        <table:table-row table:style-name="ro1">
          <table:table-cell table:formula="of:=[.A84]+[.$K$2]" office:value-type="float" office:value="0.83" calcext:value-type="float">
            <text:p>0.83</text:p>
          </table:table-cell>
          <table:table-cell table:formula="of:=[.B84]+[.$K$2]*(-20*[.B84])" office:value-type="float" office:value="0.0000000180925139433306" calcext:value-type="float">
            <text:p>1.80925139433306E-008</text:p>
          </table:table-cell>
          <table:table-cell/>
          <table:table-cell table:formula="of:=[.$B$2]*EXP(-20*[.A85])" office:value-type="float" office:value="0.000000123521226711606" calcext:value-type="float">
            <text:p>1.23521226711606E-007</text:p>
          </table:table-cell>
          <table:table-cell/>
          <table:table-cell table:formula="of:=[.D85]-[.B85]" office:value-type="float" office:value="0.000000105428712768276" calcext:value-type="float">
            <text:p>1.05428712768276E-007</text:p>
          </table:table-cell>
          <table:table-cell table:formula="of:=[.F85]/[.D85]" office:value-type="float" office:value="0.853527086598869" calcext:value-type="float">
            <text:p>0.8535270866</text:p>
          </table:table-cell>
          <table:table-cell/>
          <table:table-cell table:formula="of:=[.F85]/[.F84]" office:value-type="float" office:value="0.822033648772026" calcext:value-type="float">
            <text:p>0.8220336488</text:p>
          </table:table-cell>
          <table:table-cell table:number-columns-repeated="2"/>
        </table:table-row>
        <table:table-row table:style-name="ro1">
          <table:table-cell table:formula="of:=[.A85]+[.$K$2]" office:value-type="float" office:value="0.84" calcext:value-type="float">
            <text:p>0.84</text:p>
          </table:table-cell>
          <table:table-cell table:formula="of:=[.B85]+[.$K$2]*(-20*[.B85])" office:value-type="float" office:value="0.0000000144740111546645" calcext:value-type="float">
            <text:p>1.44740111546645E-008</text:p>
          </table:table-cell>
          <table:table-cell/>
          <table:table-cell table:formula="of:=[.$B$2]*EXP(-20*[.A86])" office:value-type="float" office:value="0.000000101130626966709" calcext:value-type="float">
            <text:p>1.01130626966709E-007</text:p>
          </table:table-cell>
          <table:table-cell/>
          <table:table-cell table:formula="of:=[.D86]-[.B86]" office:value-type="float" office:value="0.0000000866566158120448" calcext:value-type="float">
            <text:p>8.66566158120448E-008</text:p>
          </table:table-cell>
          <table:table-cell table:formula="of:=[.F86]/[.D86]" office:value-type="float" office:value="0.856878063660881" calcext:value-type="float">
            <text:p>0.8568780637</text:p>
          </table:table-cell>
          <table:table-cell/>
          <table:table-cell table:formula="of:=[.F86]/[.F85]" office:value-type="float" office:value="0.821945118522972" calcext:value-type="float">
            <text:p>0.8219451185</text:p>
          </table:table-cell>
          <table:table-cell table:number-columns-repeated="2"/>
        </table:table-row>
        <table:table-row table:style-name="ro1">
          <table:table-cell table:formula="of:=[.A86]+[.$K$2]" office:value-type="float" office:value="0.850000000000001" calcext:value-type="float">
            <text:p>0.85</text:p>
          </table:table-cell>
          <table:table-cell table:formula="of:=[.B86]+[.$K$2]*(-20*[.B86])" office:value-type="float" office:value="0.0000000115792089237316" calcext:value-type="float">
            <text:p>1.15792089237316E-008</text:p>
          </table:table-cell>
          <table:table-cell/>
          <table:table-cell table:formula="of:=[.$B$2]*EXP(-20*[.A87])" office:value-type="float" office:value="0.0000000827987543757025" calcext:value-type="float">
            <text:p>8.27987543757025E-008</text:p>
          </table:table-cell>
          <table:table-cell/>
          <table:table-cell table:formula="of:=[.D87]-[.B87]" office:value-type="float" office:value="0.0000000712195454519708" calcext:value-type="float">
            <text:p>7.12195454519708E-008</text:p>
          </table:table-cell>
          <table:table-cell table:formula="of:=[.F87]/[.D87]" office:value-type="float" office:value="0.860152377761741" calcext:value-type="float">
            <text:p>0.8601523778</text:p>
          </table:table-cell>
          <table:table-cell/>
          <table:table-cell table:formula="of:=[.F87]/[.F86]" office:value-type="float" office:value="0.821859298157264" calcext:value-type="float">
            <text:p>0.8218592982</text:p>
          </table:table-cell>
          <table:table-cell table:number-columns-repeated="2"/>
        </table:table-row>
        <table:table-row table:style-name="ro1">
          <table:table-cell table:formula="of:=[.A87]+[.$K$2]" office:value-type="float" office:value="0.860000000000001" calcext:value-type="float">
            <text:p>0.86</text:p>
          </table:table-cell>
          <table:table-cell table:formula="of:=[.B87]+[.$K$2]*(-20*[.B87])" office:value-type="float" office:value="0.00000000926336713898529" calcext:value-type="float">
            <text:p>9.26336713898529E-009</text:p>
          </table:table-cell>
          <table:table-cell/>
          <table:table-cell table:formula="of:=[.$B$2]*EXP(-20*[.A88])" office:value-type="float" office:value="0.0000000677898865239378" calcext:value-type="float">
            <text:p>6.77898865239378E-008</text:p>
          </table:table-cell>
          <table:table-cell/>
          <table:table-cell table:formula="of:=[.D88]-[.B88]" office:value-type="float" office:value="0.0000000585265193849525" calcext:value-type="float">
            <text:p>5.85265193849525E-008</text:p>
          </table:table-cell>
          <table:table-cell table:formula="of:=[.F88]/[.D88]" office:value-type="float" office:value="0.863351782780839" calcext:value-type="float">
            <text:p>0.8633517828</text:p>
          </table:table-cell>
          <table:table-cell/>
          <table:table-cell table:formula="of:=[.F88]/[.F87]" office:value-type="float" office:value="0.821776087077412" calcext:value-type="float">
            <text:p>0.8217760871</text:p>
          </table:table-cell>
          <table:table-cell table:number-columns-repeated="2"/>
        </table:table-row>
        <table:table-row table:style-name="ro1">
          <table:table-cell table:formula="of:=[.A88]+[.$K$2]" office:value-type="float" office:value="0.87" calcext:value-type="float">
            <text:p>0.87</text:p>
          </table:table-cell>
          <table:table-cell table:formula="of:=[.B88]+[.$K$2]*(-20*[.B88])" office:value-type="float" office:value="0.00000000741069371118823" calcext:value-type="float">
            <text:p>7.41069371118823E-009</text:p>
          </table:table-cell>
          <table:table-cell/>
          <table:table-cell table:formula="of:=[.$B$2]*EXP(-20*[.A89])" office:value-type="float" office:value="0.0000000555016648448143" calcext:value-type="float">
            <text:p>5.55016648448143E-008</text:p>
          </table:table-cell>
          <table:table-cell/>
          <table:table-cell table:formula="of:=[.D89]-[.B89]" office:value-type="float" office:value="0.0000000480909711336261" calcext:value-type="float">
            <text:p>4.80909711336261E-008</text:p>
          </table:table-cell>
          <table:table-cell table:formula="of:=[.F89]/[.D89]" office:value-type="float" office:value="0.866477992472677" calcext:value-type="float">
            <text:p>0.8664779925</text:p>
          </table:table-cell>
          <table:table-cell/>
          <table:table-cell table:formula="of:=[.F89]/[.F88]" office:value-type="float" office:value="0.82169538935525" calcext:value-type="float">
            <text:p>0.8216953894</text:p>
          </table:table-cell>
          <table:table-cell table:number-columns-repeated="2"/>
        </table:table-row>
        <table:table-row table:style-name="ro1">
          <table:table-cell table:formula="of:=[.A89]+[.$K$2]" office:value-type="float" office:value="0.88" calcext:value-type="float">
            <text:p>0.88</text:p>
          </table:table-cell>
          <table:table-cell table:formula="of:=[.B89]+[.$K$2]*(-20*[.B89])" office:value-type="float" office:value="0.00000000592855496895059" calcext:value-type="float">
            <text:p>5.92855496895059E-009</text:p>
          </table:table-cell>
          <table:table-cell/>
          <table:table-cell table:formula="of:=[.$B$2]*EXP(-20*[.A90])" office:value-type="float" office:value="0.0000000454409198554766" calcext:value-type="float">
            <text:p>4.54409198554766E-008</text:p>
          </table:table-cell>
          <table:table-cell/>
          <table:table-cell table:formula="of:=[.D90]-[.B90]" office:value-type="float" office:value="0.000000039512364886526" calcext:value-type="float">
            <text:p>3.9512364886526E-008</text:p>
          </table:table-cell>
          <table:table-cell table:formula="of:=[.F90]/[.D90]" office:value-type="float" office:value="0.869532681384836" calcext:value-type="float">
            <text:p>0.8695326814</text:p>
          </table:table-cell>
          <table:table-cell/>
          <table:table-cell table:formula="of:=[.F90]/[.F89]" office:value-type="float" office:value="0.821617113464741" calcext:value-type="float">
            <text:p>0.8216171135</text:p>
          </table:table-cell>
          <table:table-cell table:number-columns-repeated="2"/>
        </table:table-row>
        <table:table-row table:style-name="ro1">
          <table:table-cell table:formula="of:=[.A90]+[.$K$2]" office:value-type="float" office:value="0.890000000000001" calcext:value-type="float">
            <text:p>0.89</text:p>
          </table:table-cell>
          <table:table-cell table:formula="of:=[.B90]+[.$K$2]*(-20*[.B90])" office:value-type="float" office:value="0.00000000474284397516047" calcext:value-type="float">
            <text:p>4.74284397516047E-009</text:p>
          </table:table-cell>
          <table:table-cell/>
          <table:table-cell table:formula="of:=[.$B$2]*EXP(-20*[.A91])" office:value-type="float" office:value="0.0000000372038785338306" calcext:value-type="float">
            <text:p>3.72038785338306E-008</text:p>
          </table:table-cell>
          <table:table-cell/>
          <table:table-cell table:formula="of:=[.D91]-[.B91]" office:value-type="float" office:value="0.0000000324610345586702" calcext:value-type="float">
            <text:p>3.24610345586702E-008</text:p>
          </table:table-cell>
          <table:table-cell table:formula="of:=[.F91]/[.D91]" office:value-type="float" office:value="0.872517485754942" calcext:value-type="float">
            <text:p>0.8725174858</text:p>
          </table:table-cell>
          <table:table-cell/>
          <table:table-cell table:formula="of:=[.F91]/[.F90]" office:value-type="float" office:value="0.821541172032949" calcext:value-type="float">
            <text:p>0.821541172</text:p>
          </table:table-cell>
          <table:table-cell table:number-columns-repeated="2"/>
        </table:table-row>
        <table:table-row table:style-name="ro1">
          <table:table-cell table:formula="of:=[.A91]+[.$K$2]" office:value-type="float" office:value="0.900000000000001" calcext:value-type="float">
            <text:p>0.9</text:p>
          </table:table-cell>
          <table:table-cell table:formula="of:=[.B91]+[.$K$2]*(-20*[.B91])" office:value-type="float" office:value="0.00000000379427518012838" calcext:value-type="float">
            <text:p>3.79427518012838E-009</text:p>
          </table:table-cell>
          <table:table-cell/>
          <table:table-cell table:formula="of:=[.$B$2]*EXP(-20*[.A92])" office:value-type="float" office:value="0.0000000304599594894249" calcext:value-type="float">
            <text:p>3.04599594894249E-008</text:p>
          </table:table-cell>
          <table:table-cell/>
          <table:table-cell table:formula="of:=[.D92]-[.B92]" office:value-type="float" office:value="0.0000000266656843092966" calcext:value-type="float">
            <text:p>2.66656843092966E-008</text:p>
          </table:table-cell>
          <table:table-cell table:formula="of:=[.F92]/[.D92]" office:value-type="float" office:value="0.875434004387114" calcext:value-type="float">
            <text:p>0.8754340044</text:p>
          </table:table-cell>
          <table:table-cell/>
          <table:table-cell table:formula="of:=[.F92]/[.F91]" office:value-type="float" office:value="0.821467481607862" calcext:value-type="float">
            <text:p>0.8214674816</text:p>
          </table:table-cell>
          <table:table-cell table:number-columns-repeated="2"/>
        </table:table-row>
        <table:table-row table:style-name="ro1">
          <table:table-cell table:formula="of:=[.A92]+[.$K$2]" office:value-type="float" office:value="0.910000000000001" calcext:value-type="float">
            <text:p>0.91</text:p>
          </table:table-cell>
          <table:table-cell table:formula="of:=[.B92]+[.$K$2]*(-20*[.B92])" office:value-type="float" office:value="0.0000000030354201441027" calcext:value-type="float">
            <text:p>0.000000003</text:p>
          </table:table-cell>
          <table:table-cell/>
          <table:table-cell table:formula="of:=[.$B$2]*EXP(-20*[.A93])" office:value-type="float" office:value="0.0000000249385055715017" calcext:value-type="float">
            <text:p>2.49385055715017E-008</text:p>
          </table:table-cell>
          <table:table-cell/>
          <table:table-cell table:formula="of:=[.D93]-[.B93]" office:value-type="float" office:value="0.000000021903085427399" calcext:value-type="float">
            <text:p>2.1903085427399E-008</text:p>
          </table:table-cell>
          <table:table-cell table:formula="of:=[.F93]/[.D93]" office:value-type="float" office:value="0.878283799508363" calcext:value-type="float">
            <text:p>0.8782837995</text:p>
          </table:table-cell>
          <table:table-cell/>
          <table:table-cell table:formula="of:=[.F93]/[.F92]" office:value-type="float" office:value="0.821395962441619" calcext:value-type="float">
            <text:p>0.8213959624</text:p>
          </table:table-cell>
          <table:table-cell table:number-columns-repeated="2"/>
        </table:table-row>
        <table:table-row table:style-name="ro1">
          <table:table-cell table:formula="of:=[.A93]+[.$K$2]" office:value-type="float" office:value="0.92" calcext:value-type="float">
            <text:p>0.92</text:p>
          </table:table-cell>
          <table:table-cell table:formula="of:=[.B93]+[.$K$2]*(-20*[.B93])" office:value-type="float" office:value="0.00000000242833611528216" calcext:value-type="float">
            <text:p>2.42833611528216E-009</text:p>
          </table:table-cell>
          <table:table-cell/>
          <table:table-cell table:formula="of:=[.$B$2]*EXP(-20*[.A94])" office:value-type="float" office:value="0.000000020417921447195" calcext:value-type="float">
            <text:p>2.0417921447195E-008</text:p>
          </table:table-cell>
          <table:table-cell/>
          <table:table-cell table:formula="of:=[.D94]-[.B94]" office:value-type="float" office:value="0.0000000179895853319128" calcext:value-type="float">
            <text:p>0.000000018</text:p>
          </table:table-cell>
          <table:table-cell table:formula="of:=[.F94]/[.D94]" office:value-type="float" office:value="0.881068397605391" calcext:value-type="float">
            <text:p>0.8810683976</text:p>
          </table:table-cell>
          <table:table-cell/>
          <table:table-cell table:formula="of:=[.F94]/[.F93]" office:value-type="float" office:value="0.821326538288039" calcext:value-type="float">
            <text:p>0.8213265383</text:p>
          </table:table-cell>
          <table:table-cell table:number-columns-repeated="2"/>
        </table:table-row>
        <table:table-row table:style-name="ro1">
          <table:table-cell table:formula="of:=[.A94]+[.$K$2]" office:value-type="float" office:value="0.930000000000001" calcext:value-type="float">
            <text:p>0.93</text:p>
          </table:table-cell>
          <table:table-cell table:formula="of:=[.B94]+[.$K$2]*(-20*[.B94])" office:value-type="float" office:value="0.00000000194266889222573" calcext:value-type="float">
            <text:p>1.94266889222573E-009</text:p>
          </table:table-cell>
          <table:table-cell/>
          <table:table-cell table:formula="of:=[.$B$2]*EXP(-20*[.A95])" office:value-type="float" office:value="0.000000016716780202749" calcext:value-type="float">
            <text:p>1.6716780202749E-008</text:p>
          </table:table-cell>
          <table:table-cell/>
          <table:table-cell table:formula="of:=[.D95]-[.B95]" office:value-type="float" office:value="0.0000000147741113105233" calcext:value-type="float">
            <text:p>1.47741113105233E-008</text:p>
          </table:table-cell>
          <table:table-cell table:formula="of:=[.F95]/[.D95]" office:value-type="float" office:value="0.883789290242252" calcext:value-type="float">
            <text:p>0.8837892902</text:p>
          </table:table-cell>
          <table:table-cell/>
          <table:table-cell table:formula="of:=[.F95]/[.F94]" office:value-type="float" office:value="0.821259136213363" calcext:value-type="float">
            <text:p>0.8212591362</text:p>
          </table:table-cell>
          <table:table-cell table:number-columns-repeated="2"/>
        </table:table-row>
        <table:table-row table:style-name="ro1">
          <table:table-cell table:formula="of:=[.A95]+[.$K$2]" office:value-type="float" office:value="0.940000000000001" calcext:value-type="float">
            <text:p>0.94</text:p>
          </table:table-cell>
          <table:table-cell table:formula="of:=[.B95]+[.$K$2]*(-20*[.B95])" office:value-type="float" office:value="0.00000000155413511378058" calcext:value-type="float">
            <text:p>1.55413511378058E-009</text:p>
          </table:table-cell>
          <table:table-cell/>
          <table:table-cell table:formula="of:=[.$B$2]*EXP(-20*[.A96])" office:value-type="float" office:value="0.0000000136865420444358" calcext:value-type="float">
            <text:p>1.36865420444358E-008</text:p>
          </table:table-cell>
          <table:table-cell/>
          <table:table-cell table:formula="of:=[.D96]-[.B96]" office:value-type="float" office:value="0.0000000121324069306552" calcext:value-type="float">
            <text:p>1.21324069306552E-008</text:p>
          </table:table-cell>
          <table:table-cell table:formula="of:=[.F96]/[.D96]" office:value-type="float" office:value="0.886447934859309" calcext:value-type="float">
            <text:p>0.8864479349</text:p>
          </table:table-cell>
          <table:table-cell/>
          <table:table-cell table:formula="of:=[.F96]/[.F95]" office:value-type="float" office:value="0.821193686419133" calcext:value-type="float">
            <text:p>0.8211936864</text:p>
          </table:table-cell>
          <table:table-cell table:number-columns-repeated="2"/>
        </table:table-row>
        <table:table-row table:style-name="ro1">
          <table:table-cell table:formula="of:=[.A96]+[.$K$2]" office:value-type="float" office:value="0.950000000000001" calcext:value-type="float">
            <text:p>0.95</text:p>
          </table:table-cell>
          <table:table-cell table:formula="of:=[.B96]+[.$K$2]*(-20*[.B96])" office:value-type="float" office:value="0.00000000124330809102447" calcext:value-type="float">
            <text:p>1.24330809102447E-009</text:p>
          </table:table-cell>
          <table:table-cell/>
          <table:table-cell table:formula="of:=[.$B$2]*EXP(-20*[.A97])" office:value-type="float" office:value="0.0000000112055928750744" calcext:value-type="float">
            <text:p>1.12055928750744E-008</text:p>
          </table:table-cell>
          <table:table-cell/>
          <table:table-cell table:formula="of:=[.D97]-[.B97]" office:value-type="float" office:value="0.00000000996228478404991" calcext:value-type="float">
            <text:p>0.00000001</text:p>
          </table:table-cell>
          <table:table-cell table:formula="of:=[.F97]/[.D97]" office:value-type="float" office:value="0.889045755553901" calcext:value-type="float">
            <text:p>0.8890457556</text:p>
          </table:table-cell>
          <table:table-cell/>
          <table:table-cell table:formula="of:=[.F97]/[.F96]" office:value-type="float" office:value="0.821130122076433" calcext:value-type="float">
            <text:p>0.8211301221</text:p>
          </table:table-cell>
          <table:table-cell table:number-columns-repeated="2"/>
        </table:table-row>
        <table:table-row table:style-name="ro1">
          <table:table-cell table:formula="of:=[.A97]+[.$K$2]" office:value-type="float" office:value="0.960000000000001" calcext:value-type="float">
            <text:p>0.96</text:p>
          </table:table-cell>
          <table:table-cell table:formula="of:=[.B97]+[.$K$2]*(-20*[.B97])" office:value-type="float" office:value="0.000000000994646472819573" calcext:value-type="float">
            <text:p>0.000000001</text:p>
          </table:table-cell>
          <table:table-cell/>
          <table:table-cell table:formula="of:=[.$B$2]*EXP(-20*[.A98])" office:value-type="float" office:value="0.00000000917436349329492" calcext:value-type="float">
            <text:p>9.17436349329492E-009</text:p>
          </table:table-cell>
          <table:table-cell/>
          <table:table-cell table:formula="of:=[.D98]-[.B98]" office:value-type="float" office:value="0.00000000817971702047535" calcext:value-type="float">
            <text:p>8.17971702047535E-009</text:p>
          </table:table-cell>
          <table:table-cell table:formula="of:=[.F98]/[.D98]" office:value-type="float" office:value="0.891584143843166" calcext:value-type="float">
            <text:p>0.8915841438</text:p>
          </table:table-cell>
          <table:table-cell/>
          <table:table-cell table:formula="of:=[.F98]/[.F97]" office:value-type="float" office:value="0.821068379170555" calcext:value-type="float">
            <text:p>0.8210683792</text:p>
          </table:table-cell>
          <table:table-cell table:number-columns-repeated="2"/>
        </table:table-row>
        <table:table-row table:style-name="ro1">
          <table:table-cell table:formula="of:=[.A98]+[.$K$2]" office:value-type="float" office:value="0.970000000000001" calcext:value-type="float">
            <text:p>0.97</text:p>
          </table:table-cell>
          <table:table-cell table:formula="of:=[.B98]+[.$K$2]*(-20*[.B98])" office:value-type="float" office:value="0.000000000795717178255659" calcext:value-type="float">
            <text:p>7.95717178255659E-010</text:p>
          </table:table-cell>
          <table:table-cell/>
          <table:table-cell table:formula="of:=[.$B$2]*EXP(-20*[.A99])" office:value-type="float" office:value="0.0000000075113335318765" calcext:value-type="float">
            <text:p>7.5113335318765E-009</text:p>
          </table:table-cell>
          <table:table-cell/>
          <table:table-cell table:formula="of:=[.D99]-[.B99]" office:value-type="float" office:value="0.00000000671561635362084" calcext:value-type="float">
            <text:p>6.71561635362084E-009</text:p>
          </table:table-cell>
          <table:table-cell table:formula="of:=[.F99]/[.D99]" office:value-type="float" office:value="0.894064459409397" calcext:value-type="float">
            <text:p>0.8940644594</text:p>
          </table:table-cell>
          <table:table-cell/>
          <table:table-cell table:formula="of:=[.F99]/[.F98]" office:value-type="float" office:value="0.821008396355327" calcext:value-type="float">
            <text:p>0.8210083964</text:p>
          </table:table-cell>
          <table:table-cell table:number-columns-repeated="2"/>
        </table:table-row>
        <table:table-row table:style-name="ro1">
          <table:table-cell table:formula="of:=[.A99]+[.$K$2]" office:value-type="float" office:value="0.980000000000001" calcext:value-type="float">
            <text:p>0.98</text:p>
          </table:table-cell>
          <table:table-cell table:formula="of:=[.B99]+[.$K$2]*(-20*[.B99])" office:value-type="float" office:value="0.000000000636573742604527" calcext:value-type="float">
            <text:p>6.36573742604527E-010</text:p>
          </table:table-cell>
          <table:table-cell/>
          <table:table-cell table:formula="of:=[.$B$2]*EXP(-20*[.A100])" office:value-type="float" office:value="0.00000000614975975917315" calcext:value-type="float">
            <text:p>6.14975975917315E-009</text:p>
          </table:table-cell>
          <table:table-cell/>
          <table:table-cell table:formula="of:=[.D100]-[.B100]" office:value-type="float" office:value="0.00000000551318601656862" calcext:value-type="float">
            <text:p>5.51318601656862E-009</text:p>
          </table:table-cell>
          <table:table-cell table:formula="of:=[.F100]/[.D100]" office:value-type="float" office:value="0.896488030828359" calcext:value-type="float">
            <text:p>0.8964880308</text:p>
          </table:table-cell>
          <table:table-cell/>
          <table:table-cell table:formula="of:=[.F100]/[.F99]" office:value-type="float" office:value="0.820950114816504" calcext:value-type="float">
            <text:p>0.8209501148</text:p>
          </table:table-cell>
          <table:table-cell table:number-columns-repeated="2"/>
        </table:table-row>
        <table:table-row table:style-name="ro1">
          <table:table-cell table:formula="of:=[.A100]+[.$K$2]" office:value-type="float" office:value="0.990000000000001" calcext:value-type="float">
            <text:p>0.99</text:p>
          </table:table-cell>
          <table:table-cell table:formula="of:=[.B100]+[.$K$2]*(-20*[.B100])" office:value-type="float" office:value="0.000000000509258994083622" calcext:value-type="float">
            <text:p>5.09258994083622E-010</text:p>
          </table:table-cell>
          <table:table-cell/>
          <table:table-cell table:formula="of:=[.$B$2]*EXP(-20*[.A101])" office:value-type="float" office:value="0.0000000050349974388765" calcext:value-type="float">
            <text:p>0.000000005</text:p>
          </table:table-cell>
          <table:table-cell/>
          <table:table-cell table:formula="of:=[.D101]-[.B101]" office:value-type="float" office:value="0.00000000452573844479288" calcext:value-type="float">
            <text:p>4.52573844479288E-009</text:p>
          </table:table-cell>
          <table:table-cell table:formula="of:=[.F101]/[.D101]" office:value-type="float" office:value="0.898856156280934" calcext:value-type="float">
            <text:p>0.8988561563</text:p>
          </table:table-cell>
          <table:table-cell/>
          <table:table-cell table:formula="of:=[.F101]/[.F100]" office:value-type="float" office:value="0.820893478143456" calcext:value-type="float">
            <text:p>0.8208934781</text:p>
          </table:table-cell>
          <table:table-cell table:number-columns-repeated="2"/>
        </table:table-row>
        <table:table-row table:style-name="ro1">
          <table:table-cell table:formula="of:=[.A101]+[.$K$2]" office:value-type="float" office:value="1" calcext:value-type="float">
            <text:p>1</text:p>
          </table:table-cell>
          <table:table-cell table:formula="of:=[.B101]+[.$K$2]*(-20*[.B101])" office:value-type="float" office:value="0.000000000407407195266897" calcext:value-type="float">
            <text:p>4.07407195266897E-010</text:p>
          </table:table-cell>
          <table:table-cell/>
          <table:table-cell table:formula="of:=[.$B$2]*EXP(-20*[.A102])" office:value-type="float" office:value="0.00000000412230724487706" calcext:value-type="float">
            <text:p>4.12230724487706E-009</text:p>
          </table:table-cell>
          <table:table-cell/>
          <table:table-cell table:formula="of:=[.D102]-[.B102]" office:value-type="float" office:value="0.00000000371490004961016" calcext:value-type="float">
            <text:p>3.71490004961016E-009</text:p>
          </table:table-cell>
          <table:table-cell table:formula="of:=[.F102]/[.D102]" office:value-type="float" office:value="0.901170104248489" calcext:value-type="float">
            <text:p>0.9011701042</text:p>
          </table:table-cell>
          <table:table-cell/>
          <table:table-cell table:formula="of:=[.F102]/[.F101]" office:value-type="float" office:value="0.820838432208641" calcext:value-type="float">
            <text:p>0.8208384322</text:p>
          </table:table-cell>
          <table:table-cell table:number-columns-repeated="2"/>
        </table:table-row>
        <table:table-row table:style-name="ro1">
          <table:table-cell table:formula="of:=[.A102]+[.$K$2]" office:value-type="float" office:value="1.01" calcext:value-type="float">
            <text:p>1.01</text:p>
          </table:table-cell>
          <table:table-cell table:formula="of:=[.B102]+[.$K$2]*(-20*[.B102])" office:value-type="float" office:value="0.000000000325925756213518" calcext:value-type="float">
            <text:p>3.25925756213518E-010</text:p>
          </table:table-cell>
          <table:table-cell/>
          <table:table-cell table:formula="of:=[.$B$2]*EXP(-20*[.A103])" office:value-type="float" office:value="0.00000000337505971501702" calcext:value-type="float">
            <text:p>3.37505971501702E-009</text:p>
          </table:table-cell>
          <table:table-cell/>
          <table:table-cell table:formula="of:=[.D103]-[.B103]" office:value-type="float" office:value="0.0000000030491339588035" calcext:value-type="float">
            <text:p>0.000000003</text:p>
          </table:table-cell>
          <table:table-cell table:formula="of:=[.F103]/[.D103]" office:value-type="float" office:value="0.903431114192338" calcext:value-type="float">
            <text:p>0.9034311142</text:p>
          </table:table-cell>
          <table:table-cell/>
          <table:table-cell table:formula="of:=[.F103]/[.F102]" office:value-type="float" office:value="0.820784925054302" calcext:value-type="float">
            <text:p>0.8207849251</text:p>
          </table:table-cell>
          <table:table-cell table:number-columns-repeated="2"/>
        </table:table-row>
        <table:table-row table:style-name="ro1">
          <table:table-cell table:formula="of:=[.A103]+[.$K$2]" office:value-type="float" office:value="1.02" calcext:value-type="float">
            <text:p>1.02</text:p>
          </table:table-cell>
          <table:table-cell table:formula="of:=[.B103]+[.$K$2]*(-20*[.B103])" office:value-type="float" office:value="0.000000000260740604970814" calcext:value-type="float">
            <text:p>2.60740604970814E-010</text:p>
          </table:table-cell>
          <table:table-cell/>
          <table:table-cell table:formula="of:=[.$B$2]*EXP(-20*[.A104])" office:value-type="float" office:value="0.00000000276326518215904" calcext:value-type="float">
            <text:p>2.76326518215904E-009</text:p>
          </table:table-cell>
          <table:table-cell/>
          <table:table-cell table:formula="of:=[.D104]-[.B104]" office:value-type="float" office:value="0.00000000250252457718823" calcext:value-type="float">
            <text:p>2.50252457718823E-009</text:p>
          </table:table-cell>
          <table:table-cell table:formula="of:=[.F104]/[.D104]" office:value-type="float" office:value="0.905640397217654" calcext:value-type="float">
            <text:p>0.9056403972</text:p>
          </table:table-cell>
          <table:table-cell/>
          <table:table-cell table:formula="of:=[.F104]/[.F103]" office:value-type="float" office:value="0.820732906785846" calcext:value-type="float">
            <text:p>0.8207329068</text:p>
          </table:table-cell>
          <table:table-cell table:number-columns-repeated="2"/>
        </table:table-row>
        <table:table-row table:style-name="ro1">
          <table:table-cell table:formula="of:=[.A104]+[.$K$2]" office:value-type="float" office:value="1.03" calcext:value-type="float">
            <text:p>1.03</text:p>
          </table:table-cell>
          <table:table-cell table:formula="of:=[.B104]+[.$K$2]*(-20*[.B104])" office:value-type="float" office:value="0.000000000208592483976651" calcext:value-type="float">
            <text:p>2.08592483976651E-010</text:p>
          </table:table-cell>
          <table:table-cell/>
          <table:table-cell table:formula="of:=[.$B$2]*EXP(-20*[.A105])" office:value-type="float" office:value="0.00000000226237018354323" calcext:value-type="float">
            <text:p>2.26237018354323E-009</text:p>
          </table:table-cell>
          <table:table-cell/>
          <table:table-cell table:formula="of:=[.D105]-[.B105]" office:value-type="float" office:value="0.00000000205377769956658" calcext:value-type="float">
            <text:p>2.05377769956658E-009</text:p>
          </table:table-cell>
          <table:table-cell table:formula="of:=[.F105]/[.D105]" office:value-type="float" office:value="0.907799136722196" calcext:value-type="float">
            <text:p>0.9077991367</text:p>
          </table:table-cell>
          <table:table-cell/>
          <table:table-cell table:formula="of:=[.F105]/[.F104]" office:value-type="float" office:value="0.820682329471527" calcext:value-type="float">
            <text:p>0.8206823295</text:p>
          </table:table-cell>
          <table:table-cell table:number-columns-repeated="2"/>
        </table:table-row>
        <table:table-row table:style-name="ro1">
          <table:table-cell table:formula="of:=[.A105]+[.$K$2]" office:value-type="float" office:value="1.04" calcext:value-type="float">
            <text:p>1.04</text:p>
          </table:table-cell>
          <table:table-cell table:formula="of:=[.B105]+[.$K$2]*(-20*[.B105])" office:value-type="float" office:value="0.000000000166873987181321" calcext:value-type="float">
            <text:p>1.66873987181321E-010</text:p>
          </table:table-cell>
          <table:table-cell/>
          <table:table-cell table:formula="of:=[.$B$2]*EXP(-20*[.A106])" office:value-type="float" office:value="0.00000000185227204411352" calcext:value-type="float">
            <text:p>1.85227204411352E-009</text:p>
          </table:table-cell>
          <table:table-cell/>
          <table:table-cell table:formula="of:=[.D106]-[.B106]" office:value-type="float" office:value="0.0000000016853980569322" calcext:value-type="float">
            <text:p>1.6853980569322E-009</text:p>
          </table:table-cell>
          <table:table-cell table:formula="of:=[.F106]/[.D106]" office:value-type="float" office:value="0.909908489030193" calcext:value-type="float">
            <text:p>0.909908489</text:p>
          </table:table-cell>
          <table:table-cell/>
          <table:table-cell table:formula="of:=[.F106]/[.F105]" office:value-type="float" office:value="0.82063314704794" calcext:value-type="float">
            <text:p>0.820633147</text:p>
          </table:table-cell>
          <table:table-cell table:number-columns-repeated="2"/>
        </table:table-row>
        <table:table-row table:style-name="ro1">
          <table:table-cell table:formula="of:=[.A106]+[.$K$2]" office:value-type="float" office:value="1.05" calcext:value-type="float">
            <text:p>1.05</text:p>
          </table:table-cell>
          <table:table-cell table:formula="of:=[.B106]+[.$K$2]*(-20*[.B106])" office:value-type="float" office:value="0.000000000133499189745057" calcext:value-type="float">
            <text:p>1.33499189745057E-010</text:p>
          </table:table-cell>
          <table:table-cell/>
          <table:table-cell table:formula="of:=[.$B$2]*EXP(-20*[.A107])" office:value-type="float" office:value="0.00000000151651208558236" calcext:value-type="float">
            <text:p>1.51651208558236E-009</text:p>
          </table:table-cell>
          <table:table-cell/>
          <table:table-cell table:formula="of:=[.D107]-[.B107]" office:value-type="float" office:value="0.0000000013830128958373" calcext:value-type="float">
            <text:p>1.3830128958373E-009</text:p>
          </table:table-cell>
          <table:table-cell table:formula="of:=[.F107]/[.D107]" office:value-type="float" office:value="0.911969584011728" calcext:value-type="float">
            <text:p>0.911969584</text:p>
          </table:table-cell>
          <table:table-cell/>
          <table:table-cell table:formula="of:=[.F107]/[.F106]" office:value-type="float" office:value="0.820585315230926" calcext:value-type="float">
            <text:p>0.8205853152</text:p>
          </table:table-cell>
          <table:table-cell table:number-columns-repeated="2"/>
        </table:table-row>
        <table:table-row table:style-name="ro1">
          <table:table-cell table:formula="of:=[.A107]+[.$K$2]" office:value-type="float" office:value="1.06" calcext:value-type="float">
            <text:p>1.06</text:p>
          </table:table-cell>
          <table:table-cell table:formula="of:=[.B107]+[.$K$2]*(-20*[.B107])" office:value-type="float" office:value="0.000000000106799351796046" calcext:value-type="float">
            <text:p>1.06799351796046E-010</text:p>
          </table:table-cell>
          <table:table-cell/>
          <table:table-cell table:formula="of:=[.$B$2]*EXP(-20*[.A108])" office:value-type="float" office:value="0.00000000124161508188071" calcext:value-type="float">
            <text:p>1.24161508188071E-009</text:p>
          </table:table-cell>
          <table:table-cell/>
          <table:table-cell table:formula="of:=[.D108]-[.B108]" office:value-type="float" office:value="0.00000000113481573008466" calcext:value-type="float">
            <text:p>1.13481573008466E-009</text:p>
          </table:table-cell>
          <table:table-cell table:formula="of:=[.F108]/[.D108]" office:value-type="float" office:value="0.91398352568795" calcext:value-type="float">
            <text:p>0.9139835257</text:p>
          </table:table-cell>
          <table:table-cell/>
          <table:table-cell table:formula="of:=[.F108]/[.F107]" office:value-type="float" office:value="0.820538791431603" calcext:value-type="float">
            <text:p>0.8205387914</text:p>
          </table:table-cell>
          <table:table-cell table:number-columns-repeated="2"/>
        </table:table-row>
        <table:table-row table:style-name="ro1">
          <table:table-cell table:formula="of:=[.A108]+[.$K$2]" office:value-type="float" office:value="1.07" calcext:value-type="float">
            <text:p>1.07</text:p>
          </table:table-cell>
          <table:table-cell table:formula="of:=[.B108]+[.$K$2]*(-20*[.B108])" office:value-type="float" office:value="0.0000000000854394814368364" calcext:value-type="float">
            <text:p>8.54394814368364E-011</text:p>
          </table:table-cell>
          <table:table-cell/>
          <table:table-cell table:formula="of:=[.$B$2]*EXP(-20*[.A109])" office:value-type="float" office:value="0.00000000101654845102117" calcext:value-type="float">
            <text:p>0.000000001</text:p>
          </table:table-cell>
          <table:table-cell/>
          <table:table-cell table:formula="of:=[.D109]-[.B109]" office:value-type="float" office:value="0.000000000931108969584336" calcext:value-type="float">
            <text:p>9.31108969584336E-010</text:p>
          </table:table-cell>
          <table:table-cell table:formula="of:=[.F109]/[.D109]" office:value-type="float" office:value="0.915951392822439" calcext:value-type="float">
            <text:p>0.9159513928</text:p>
          </table:table-cell>
          <table:table-cell/>
          <table:table-cell table:formula="of:=[.F109]/[.F108]" office:value-type="float" office:value="0.820493534677098" calcext:value-type="float">
            <text:p>0.8204935347</text:p>
          </table:table-cell>
          <table:table-cell table:number-columns-repeated="2"/>
        </table:table-row>
        <table:table-row table:style-name="ro1">
          <table:table-cell table:formula="of:=[.A109]+[.$K$2]" office:value-type="float" office:value="1.08" calcext:value-type="float">
            <text:p>1.08</text:p>
          </table:table-cell>
          <table:table-cell table:formula="of:=[.B109]+[.$K$2]*(-20*[.B109])" office:value-type="float" office:value="0.0000000000683515851494691" calcext:value-type="float">
            <text:p>6.83515851494691E-011</text:p>
          </table:table-cell>
          <table:table-cell/>
          <table:table-cell table:formula="of:=[.$B$2]*EXP(-20*[.A110])" office:value-type="float" office:value="0.000000000832279478844818" calcext:value-type="float">
            <text:p>8.32279478844818E-010</text:p>
          </table:table-cell>
          <table:table-cell/>
          <table:table-cell table:formula="of:=[.D110]-[.B110]" office:value-type="float" office:value="0.000000000763927893695349" calcext:value-type="float">
            <text:p>7.63927893695349E-010</text:p>
          </table:table-cell>
          <table:table-cell table:formula="of:=[.F110]/[.D110]" office:value-type="float" office:value="0.917874239499045" calcext:value-type="float">
            <text:p>0.9178742395</text:p>
          </table:table-cell>
          <table:table-cell/>
          <table:table-cell table:formula="of:=[.F110]/[.F109]" office:value-type="float" office:value="0.820449505535727" calcext:value-type="float">
            <text:p>0.8204495055</text:p>
          </table:table-cell>
          <table:table-cell table:number-columns-repeated="2"/>
        </table:table-row>
        <table:table-row table:style-name="ro1">
          <table:table-cell table:formula="of:=[.A110]+[.$K$2]" office:value-type="float" office:value="1.09" calcext:value-type="float">
            <text:p>1.09</text:p>
          </table:table-cell>
          <table:table-cell table:formula="of:=[.B110]+[.$K$2]*(-20*[.B110])" office:value-type="float" office:value="0.0000000000546812681195753" calcext:value-type="float">
            <text:p>5.46812681195753E-011</text:p>
          </table:table-cell>
          <table:table-cell/>
          <table:table-cell table:formula="of:=[.$B$2]*EXP(-20*[.A111])" office:value-type="float" office:value="0.000000000681412804485969" calcext:value-type="float">
            <text:p>6.81412804485969E-010</text:p>
          </table:table-cell>
          <table:table-cell/>
          <table:table-cell table:formula="of:=[.D111]-[.B111]" office:value-type="float" office:value="0.000000000626731536366393" calcext:value-type="float">
            <text:p>6.26731536366393E-010</text:p>
          </table:table-cell>
          <table:table-cell table:formula="of:=[.F111]/[.D111]" office:value-type="float" office:value="0.919753095686506" calcext:value-type="float">
            <text:p>0.9197530957</text:p>
          </table:table-cell>
          <table:table-cell/>
          <table:table-cell table:formula="of:=[.F111]/[.F110]" office:value-type="float" office:value="0.820406666046326" calcext:value-type="float">
            <text:p>0.820406666</text:p>
          </table:table-cell>
          <table:table-cell table:number-columns-repeated="2"/>
        </table:table-row>
        <table:table-row table:style-name="ro1">
          <table:table-cell table:formula="of:=[.A111]+[.$K$2]" office:value-type="float" office:value="1.1" calcext:value-type="float">
            <text:p>1.1</text:p>
          </table:table-cell>
          <table:table-cell table:formula="of:=[.B111]+[.$K$2]*(-20*[.B111])" office:value-type="float" office:value="0.0000000000437450144956603" calcext:value-type="float">
            <text:p>4.37450144956603E-011</text:p>
          </table:table-cell>
          <table:table-cell/>
          <table:table-cell table:formula="of:=[.$B$2]*EXP(-20*[.A112])" office:value-type="float" office:value="0.000000000557893618573777" calcext:value-type="float">
            <text:p>5.57893618573777E-010</text:p>
          </table:table-cell>
          <table:table-cell/>
          <table:table-cell table:formula="of:=[.D112]-[.B112]" office:value-type="float" office:value="0.000000000514148604078117" calcext:value-type="float">
            <text:p>5.14148604078117E-010</text:p>
          </table:table-cell>
          <table:table-cell table:formula="of:=[.F112]/[.D112]" office:value-type="float" office:value="0.921588967790146" calcext:value-type="float">
            <text:p>0.9215889678</text:p>
          </table:table-cell>
          <table:table-cell/>
          <table:table-cell table:formula="of:=[.F112]/[.F111]" office:value-type="float" office:value="0.820364979651416" calcext:value-type="float">
            <text:p>0.8203649797</text:p>
          </table:table-cell>
          <table:table-cell table:number-columns-repeated="2"/>
        </table:table-row>
        <table:table-row table:style-name="ro1">
          <table:table-cell table:formula="of:=[.A112]+[.$K$2]" office:value-type="float" office:value="1.11" calcext:value-type="float">
            <text:p>1.11</text:p>
          </table:table-cell>
          <table:table-cell table:formula="of:=[.B112]+[.$K$2]*(-20*[.B112])" office:value-type="float" office:value="0.0000000000349960115965282" calcext:value-type="float">
            <text:p>3.49960115965282E-011</text:p>
          </table:table-cell>
          <table:table-cell/>
          <table:table-cell table:formula="of:=[.$B$2]*EXP(-20*[.A113])" office:value-type="float" office:value="0.000000000456764662472308" calcext:value-type="float">
            <text:p>4.56764662472308E-010</text:p>
          </table:table-cell>
          <table:table-cell/>
          <table:table-cell table:formula="of:=[.D113]-[.B113]" office:value-type="float" office:value="0.000000000421768650875779" calcext:value-type="float">
            <text:p>4.21768650875779E-010</text:p>
          </table:table-cell>
          <table:table-cell table:formula="of:=[.F113]/[.D113]" office:value-type="float" office:value="0.923382839190959" calcext:value-type="float">
            <text:p>0.9233828392</text:p>
          </table:table-cell>
          <table:table-cell/>
          <table:table-cell table:formula="of:=[.F113]/[.F112]" office:value-type="float" office:value="0.820324411134058" calcext:value-type="float">
            <text:p>0.8203244111</text:p>
          </table:table-cell>
          <table:table-cell table:number-columns-repeated="2"/>
        </table:table-row>
        <table:table-row table:style-name="ro1">
          <table:table-cell table:formula="of:=[.A113]+[.$K$2]" office:value-type="float" office:value="1.12" calcext:value-type="float">
            <text:p>1.12</text:p>
          </table:table-cell>
          <table:table-cell table:formula="of:=[.B113]+[.$K$2]*(-20*[.B113])" office:value-type="float" office:value="0.0000000000279968092772226" calcext:value-type="float">
            <text:p>2.79968092772226E-011</text:p>
          </table:table-cell>
          <table:table-cell/>
          <table:table-cell table:formula="of:=[.$B$2]*EXP(-20*[.A114])" office:value-type="float" office:value="0.000000000373967276085363" calcext:value-type="float">
            <text:p>3.73967276085363E-010</text:p>
          </table:table-cell>
          <table:table-cell/>
          <table:table-cell table:formula="of:=[.D114]-[.B114]" office:value-type="float" office:value="0.00000000034597046680814" calcext:value-type="float">
            <text:p>3.4597046680814E-010</text:p>
          </table:table-cell>
          <table:table-cell table:formula="of:=[.F114]/[.D114]" office:value-type="float" office:value="0.925135670772349" calcext:value-type="float">
            <text:p>0.9251356708</text:p>
          </table:table-cell>
          <table:table-cell/>
          <table:table-cell table:formula="of:=[.F114]/[.F113]" office:value-type="float" office:value="0.820284926558083" calcext:value-type="float">
            <text:p>0.8202849266</text:p>
          </table:table-cell>
          <table:table-cell table:number-columns-repeated="2"/>
        </table:table-row>
        <table:table-row table:style-name="ro1">
          <table:table-cell table:formula="of:=[.A114]+[.$K$2]" office:value-type="float" office:value="1.13" calcext:value-type="float">
            <text:p>1.13</text:p>
          </table:table-cell>
          <table:table-cell table:formula="of:=[.B114]+[.$K$2]*(-20*[.B114])" office:value-type="float" office:value="0.000000000022397447421778" calcext:value-type="float">
            <text:p>2.2397447421778E-011</text:p>
          </table:table-cell>
          <table:table-cell/>
          <table:table-cell table:formula="of:=[.$B$2]*EXP(-20*[.A115])" office:value-type="float" office:value="0.000000000306178509575891" calcext:value-type="float">
            <text:p>3.06178509575891E-010</text:p>
          </table:table-cell>
          <table:table-cell/>
          <table:table-cell table:formula="of:=[.D115]-[.B115]" office:value-type="float" office:value="0.000000000283781062154113" calcext:value-type="float">
            <text:p>2.83781062154113E-010</text:p>
          </table:table-cell>
          <table:table-cell table:formula="of:=[.F115]/[.D115]" office:value-type="float" office:value="0.926848401434829" calcext:value-type="float">
            <text:p>0.9268484014</text:p>
          </table:table-cell>
          <table:table-cell/>
          <table:table-cell table:formula="of:=[.F115]/[.F114]" office:value-type="float" office:value="0.820246493211471" calcext:value-type="float">
            <text:p>0.8202464932</text:p>
          </table:table-cell>
          <table:table-cell table:number-columns-repeated="2"/>
        </table:table-row>
        <table:table-row table:style-name="ro1">
          <table:table-cell table:formula="of:=[.A115]+[.$K$2]" office:value-type="float" office:value="1.14" calcext:value-type="float">
            <text:p>1.14</text:p>
          </table:table-cell>
          <table:table-cell table:formula="of:=[.B115]+[.$K$2]*(-20*[.B115])" office:value-type="float" office:value="0.0000000000179179579374224" calcext:value-type="float">
            <text:p>1.79179579374224E-011</text:p>
          </table:table-cell>
          <table:table-cell/>
          <table:table-cell table:formula="of:=[.$B$2]*EXP(-20*[.A116])" office:value-type="float" office:value="0.000000000250677761721363" calcext:value-type="float">
            <text:p>2.50677761721363E-010</text:p>
          </table:table-cell>
          <table:table-cell/>
          <table:table-cell table:formula="of:=[.D116]-[.B116]" office:value-type="float" office:value="0.000000000232759803783941" calcext:value-type="float">
            <text:p>2.32759803783941E-010</text:p>
          </table:table-cell>
          <table:table-cell table:formula="of:=[.F116]/[.D116]" office:value-type="float" office:value="0.928521948598939" calcext:value-type="float">
            <text:p>0.9285219486</text:p>
          </table:table-cell>
          <table:table-cell/>
          <table:table-cell table:formula="of:=[.F116]/[.F115]" office:value-type="float" office:value="0.8202090795528" calcext:value-type="float">
            <text:p>0.8202090796</text:p>
          </table:table-cell>
          <table:table-cell table:number-columns-repeated="2"/>
        </table:table-row>
        <table:table-row table:style-name="ro1">
          <table:table-cell table:formula="of:=[.A116]+[.$K$2]" office:value-type="float" office:value="1.15" calcext:value-type="float">
            <text:p>1.15</text:p>
          </table:table-cell>
          <table:table-cell table:formula="of:=[.B116]+[.$K$2]*(-20*[.B116])" office:value-type="float" office:value="0.0000000000143343663499379" calcext:value-type="float">
            <text:p>1.43343663499379E-011</text:p>
          </table:table-cell>
          <table:table-cell/>
          <table:table-cell table:formula="of:=[.$B$2]*EXP(-20*[.A117])" office:value-type="float" office:value="0.000000000205237592634035" calcext:value-type="float">
            <text:p>2.05237592634035E-010</text:p>
          </table:table-cell>
          <table:table-cell/>
          <table:table-cell table:formula="of:=[.D117]-[.B117]" office:value-type="float" office:value="0.000000000190903226284097" calcext:value-type="float">
            <text:p>1.90903226284097E-010</text:p>
          </table:table-cell>
          <table:table-cell table:formula="of:=[.F117]/[.D117]" office:value-type="float" office:value="0.930157208696664" calcext:value-type="float">
            <text:p>0.9301572087</text:p>
          </table:table-cell>
          <table:table-cell/>
          <table:table-cell table:formula="of:=[.F117]/[.F116]" office:value-type="float" office:value="0.820172655160436" calcext:value-type="float">
            <text:p>0.8201726552</text:p>
          </table:table-cell>
          <table:table-cell table:number-columns-repeated="2"/>
        </table:table-row>
        <table:table-row table:style-name="ro1">
          <table:table-cell table:formula="of:=[.A117]+[.$K$2]" office:value-type="float" office:value="1.16" calcext:value-type="float">
            <text:p>1.16</text:p>
          </table:table-cell>
          <table:table-cell table:formula="of:=[.B117]+[.$K$2]*(-20*[.B117])" office:value-type="float" office:value="0.0000000000114674930799504" calcext:value-type="float">
            <text:p>1.14674930799504E-011</text:p>
          </table:table-cell>
          <table:table-cell/>
          <table:table-cell table:formula="of:=[.$B$2]*EXP(-20*[.A118])" office:value-type="float" office:value="0.000000000168034328777175" calcext:value-type="float">
            <text:p>1.68034328777175E-010</text:p>
          </table:table-cell>
          <table:table-cell/>
          <table:table-cell table:formula="of:=[.D118]-[.B118]" office:value-type="float" office:value="0.000000000156566835697225" calcext:value-type="float">
            <text:p>1.56566835697225E-010</text:p>
          </table:table-cell>
          <table:table-cell table:formula="of:=[.F118]/[.D118]" office:value-type="float" office:value="0.9317550576516" calcext:value-type="float">
            <text:p>0.9317550577</text:p>
          </table:table-cell>
          <table:table-cell/>
          <table:table-cell table:formula="of:=[.F118]/[.F117]" office:value-type="float" office:value="0.820137190684384" calcext:value-type="float">
            <text:p>0.8201371907</text:p>
          </table:table-cell>
          <table:table-cell table:number-columns-repeated="2"/>
        </table:table-row>
        <table:table-row table:style-name="ro1">
          <table:table-cell table:formula="of:=[.A118]+[.$K$2]" office:value-type="float" office:value="1.17" calcext:value-type="float">
            <text:p>1.17</text:p>
          </table:table-cell>
          <table:table-cell table:formula="of:=[.B118]+[.$K$2]*(-20*[.B118])" office:value-type="float" office:value="0.00000000000917399446396029" calcext:value-type="float">
            <text:p>9.17399446396029E-012</text:p>
          </table:table-cell>
          <table:table-cell/>
          <table:table-cell table:formula="of:=[.$B$2]*EXP(-20*[.A119])" office:value-type="float" office:value="0.00000000013757487254269" calcext:value-type="float">
            <text:p>1.3757487254269E-010</text:p>
          </table:table-cell>
          <table:table-cell/>
          <table:table-cell table:formula="of:=[.D119]-[.B119]" office:value-type="float" office:value="0.000000000128400878078729" calcext:value-type="float">
            <text:p>1.28400878078729E-010</text:p>
          </table:table-cell>
          <table:table-cell table:formula="of:=[.F119]/[.D119]" office:value-type="float" office:value="0.933316351348146" calcext:value-type="float">
            <text:p>0.9333163513</text:p>
          </table:table-cell>
          <table:table-cell/>
          <table:table-cell table:formula="of:=[.F119]/[.F118]" office:value-type="float" office:value="0.820102657800637" calcext:value-type="float">
            <text:p>0.8201026578</text:p>
          </table:table-cell>
          <table:table-cell table:number-columns-repeated="2"/>
        </table:table-row>
        <table:table-row table:style-name="ro1">
          <table:table-cell table:formula="of:=[.A119]+[.$K$2]" office:value-type="float" office:value="1.18" calcext:value-type="float">
            <text:p>1.18</text:p>
          </table:table-cell>
          <table:table-cell table:formula="of:=[.B119]+[.$K$2]*(-20*[.B119])" office:value-type="float" office:value="0.00000000000733919557116823" calcext:value-type="float">
            <text:p>7.33919557116823E-012</text:p>
          </table:table-cell>
          <table:table-cell/>
          <table:table-cell table:formula="of:=[.$B$2]*EXP(-20*[.A120])" office:value-type="float" office:value="0.000000000112636779001484" calcext:value-type="float">
            <text:p>1.12636779001484E-010</text:p>
          </table:table-cell>
          <table:table-cell/>
          <table:table-cell table:formula="of:=[.D120]-[.B120]" office:value-type="float" office:value="0.000000000105297583430316" calcext:value-type="float">
            <text:p>1.05297583430316E-010</text:p>
          </table:table-cell>
          <table:table-cell table:formula="of:=[.F120]/[.D120]" office:value-type="float" office:value="0.934841926089954" calcext:value-type="float">
            <text:p>0.9348419261</text:p>
          </table:table-cell>
          <table:table-cell/>
          <table:table-cell table:formula="of:=[.F120]/[.F119]" office:value-type="float" office:value="0.820069029167791" calcext:value-type="float">
            <text:p>0.8200690292</text:p>
          </table:table-cell>
          <table:table-cell table:number-columns-repeated="2"/>
        </table:table-row>
        <table:table-row table:style-name="ro1">
          <table:table-cell table:formula="of:=[.A120]+[.$K$2]" office:value-type="float" office:value="1.19" calcext:value-type="float">
            <text:p>1.19</text:p>
          </table:table-cell>
          <table:table-cell table:formula="of:=[.B120]+[.$K$2]*(-20*[.B120])" office:value-type="float" office:value="0.00000000000587135645693458" calcext:value-type="float">
            <text:p>5.87135645693458E-012</text:p>
          </table:table-cell>
          <table:table-cell/>
          <table:table-cell table:formula="of:=[.$B$2]*EXP(-20*[.A121])" office:value-type="float" office:value="0.0000000000922191948961628" calcext:value-type="float">
            <text:p>9.22191948961628E-011</text:p>
          </table:table-cell>
          <table:table-cell/>
          <table:table-cell table:formula="of:=[.D121]-[.B121]" office:value-type="float" office:value="0.0000000000863478384392282" calcext:value-type="float">
            <text:p>8.63478384392282E-011</text:p>
          </table:table-cell>
          <table:table-cell table:formula="of:=[.F121]/[.D121]" office:value-type="float" office:value="0.936332599047892" calcext:value-type="float">
            <text:p>0.936332599</text:p>
          </table:table-cell>
          <table:table-cell/>
          <table:table-cell table:formula="of:=[.F121]/[.F120]" office:value-type="float" office:value="0.820036278385932" calcext:value-type="float">
            <text:p>0.8200362784</text:p>
          </table:table-cell>
          <table:table-cell table:number-columns-repeated="2"/>
        </table:table-row>
        <table:table-row table:style-name="ro1">
          <table:table-cell table:formula="of:=[.A121]+[.$K$2]" office:value-type="float" office:value="1.2" calcext:value-type="float">
            <text:p>1.2</text:p>
          </table:table-cell>
          <table:table-cell table:formula="of:=[.B121]+[.$K$2]*(-20*[.B121])" office:value-type="float" office:value="0.00000000000469708516554767" calcext:value-type="float">
            <text:p>4.69708516554767E-012</text:p>
          </table:table-cell>
          <table:table-cell/>
          <table:table-cell table:formula="of:=[.$B$2]*EXP(-20*[.A122])" office:value-type="float" office:value="0.0000000000755026908855806" calcext:value-type="float">
            <text:p>7.55026908855806E-011</text:p>
          </table:table-cell>
          <table:table-cell/>
          <table:table-cell table:formula="of:=[.D122]-[.B122]" office:value-type="float" office:value="0.000000000070805605720033" calcext:value-type="float">
            <text:p>7.0805605720033E-011</text:p>
          </table:table-cell>
          <table:table-cell table:formula="of:=[.F122]/[.D122]" office:value-type="float" office:value="0.937789168697765" calcext:value-type="float">
            <text:p>0.9377891687</text:p>
          </table:table-cell>
          <table:table-cell/>
          <table:table-cell table:formula="of:=[.F122]/[.F121]" office:value-type="float" office:value="0.820004379957537" calcext:value-type="float">
            <text:p>0.82000438</text:p>
          </table:table-cell>
          <table:table-cell table:number-columns-repeated="2"/>
        </table:table-row>
        <table:table-row table:style-name="ro1">
          <table:table-cell table:formula="of:=[.A122]+[.$K$2]" office:value-type="float" office:value="1.21" calcext:value-type="float">
            <text:p>1.21</text:p>
          </table:table-cell>
          <table:table-cell table:formula="of:=[.B122]+[.$K$2]*(-20*[.B122])" office:value-type="float" office:value="0.00000000000375766813243813" calcext:value-type="float">
            <text:p>3.75766813243813E-012</text:p>
          </table:table-cell>
          <table:table-cell/>
          <table:table-cell table:formula="of:=[.$B$2]*EXP(-20*[.A123])" office:value-type="float" office:value="0.0000000000618163749681655" calcext:value-type="float">
            <text:p>6.18163749681655E-011</text:p>
          </table:table-cell>
          <table:table-cell/>
          <table:table-cell table:formula="of:=[.D123]-[.B123]" office:value-type="float" office:value="0.0000000000580587068357274" calcext:value-type="float">
            <text:p>5.80587068357274E-011</text:p>
          </table:table-cell>
          <table:table-cell table:formula="of:=[.F123]/[.D123]" office:value-type="float" office:value="0.93921241524801" calcext:value-type="float">
            <text:p>0.9392124152</text:p>
          </table:table-cell>
          <table:table-cell/>
          <table:table-cell table:formula="of:=[.F123]/[.F122]" office:value-type="float" office:value="0.8199733092503" calcext:value-type="float">
            <text:p>0.8199733093</text:p>
          </table:table-cell>
          <table:table-cell table:number-columns-repeated="2"/>
        </table:table-row>
        <table:table-row table:style-name="ro1">
          <table:table-cell table:formula="of:=[.A123]+[.$K$2]" office:value-type="float" office:value="1.22" calcext:value-type="float">
            <text:p>1.22</text:p>
          </table:table-cell>
          <table:table-cell table:formula="of:=[.B123]+[.$K$2]*(-20*[.B123])" office:value-type="float" office:value="0.00000000000300613450595051" calcext:value-type="float">
            <text:p>3.00613450595051E-012</text:p>
          </table:table-cell>
          <table:table-cell/>
          <table:table-cell table:formula="of:=[.$B$2]*EXP(-20*[.A124])" office:value-type="float" office:value="0.0000000000506109672302371" calcext:value-type="float">
            <text:p>5.06109672302371E-011</text:p>
          </table:table-cell>
          <table:table-cell/>
          <table:table-cell table:formula="of:=[.D124]-[.B124]" office:value-type="float" office:value="0.0000000000476048327242866" calcext:value-type="float">
            <text:p>4.76048327242866E-011</text:p>
          </table:table-cell>
          <table:table-cell table:formula="of:=[.F124]/[.D124]" office:value-type="float" office:value="0.94060310105762" calcext:value-type="float">
            <text:p>0.9406031011</text:p>
          </table:table-cell>
          <table:table-cell/>
          <table:table-cell table:formula="of:=[.F124]/[.F123]" office:value-type="float" office:value="0.819943042461845" calcext:value-type="float">
            <text:p>0.8199430425</text:p>
          </table:table-cell>
          <table:table-cell table:number-columns-repeated="2"/>
        </table:table-row>
        <table:table-row table:style-name="ro1">
          <table:table-cell table:formula="of:=[.A124]+[.$K$2]" office:value-type="float" office:value="1.23" calcext:value-type="float">
            <text:p>1.23</text:p>
          </table:table-cell>
          <table:table-cell table:formula="of:=[.B124]+[.$K$2]*(-20*[.B124])" office:value-type="float" office:value="0.0000000000024049076047604" calcext:value-type="float">
            <text:p>2.4049076047604E-012</text:p>
          </table:table-cell>
          <table:table-cell/>
          <table:table-cell table:formula="of:=[.$B$2]*EXP(-20*[.A125])" office:value-type="float" office:value="0.0000000000414367553144171" calcext:value-type="float">
            <text:p>4.14367553144171E-011</text:p>
          </table:table-cell>
          <table:table-cell/>
          <table:table-cell table:formula="of:=[.D125]-[.B125]" office:value-type="float" office:value="0.0000000000390318477096567" calcext:value-type="float">
            <text:p>3.90318477096567E-011</text:p>
          </table:table-cell>
          <table:table-cell table:formula="of:=[.F125]/[.D125]" office:value-type="float" office:value="0.941961971044493" calcext:value-type="float">
            <text:p>0.941961971</text:p>
          </table:table-cell>
          <table:table-cell/>
          <table:table-cell table:formula="of:=[.F125]/[.F124]" office:value-type="float" office:value="0.819913556586111" calcext:value-type="float">
            <text:p>0.8199135566</text:p>
          </table:table-cell>
          <table:table-cell table:number-columns-repeated="2"/>
        </table:table-row>
        <table:table-row table:style-name="ro1">
          <table:table-cell table:formula="of:=[.A125]+[.$K$2]" office:value-type="float" office:value="1.24" calcext:value-type="float">
            <text:p>1.24</text:p>
          </table:table-cell>
          <table:table-cell table:formula="of:=[.B125]+[.$K$2]*(-20*[.B125])" office:value-type="float" office:value="0.00000000000192392608380832" calcext:value-type="float">
            <text:p>1.92392608380832E-012</text:p>
          </table:table-cell>
          <table:table-cell/>
          <table:table-cell table:formula="of:=[.$B$2]*EXP(-20*[.A126])" office:value-type="float" office:value="0.0000000000339255458836807" calcext:value-type="float">
            <text:p>3.39255458836807E-011</text:p>
          </table:table-cell>
          <table:table-cell/>
          <table:table-cell table:formula="of:=[.D126]-[.B126]" office:value-type="float" office:value="0.0000000000320016197998724" calcext:value-type="float">
            <text:p>3.20016197998724E-011</text:p>
          </table:table-cell>
          <table:table-cell table:formula="of:=[.F126]/[.D126]" office:value-type="float" office:value="0.943289753084451" calcext:value-type="float">
            <text:p>0.9432897531</text:p>
          </table:table-cell>
          <table:table-cell/>
          <table:table-cell table:formula="of:=[.F126]/[.F125]" office:value-type="float" office:value="0.819884829381392" calcext:value-type="float">
            <text:p>0.8198848294</text:p>
          </table:table-cell>
          <table:table-cell table:number-columns-repeated="2"/>
        </table:table-row>
        <table:table-row table:style-name="ro1">
          <table:table-cell table:formula="of:=[.A126]+[.$K$2]" office:value-type="float" office:value="1.25" calcext:value-type="float">
            <text:p>1.25</text:p>
          </table:table-cell>
          <table:table-cell table:formula="of:=[.B126]+[.$K$2]*(-20*[.B126])" office:value-type="float" office:value="0.00000000000153914086704666" calcext:value-type="float">
            <text:p>1.53914086704666E-012</text:p>
          </table:table-cell>
          <table:table-cell/>
          <table:table-cell table:formula="of:=[.$B$2]*EXP(-20*[.A127])" office:value-type="float" office:value="0.0000000000277758877299275" calcext:value-type="float">
            <text:p>2.77758877299275E-011</text:p>
          </table:table-cell>
          <table:table-cell/>
          <table:table-cell table:formula="of:=[.D127]-[.B127]" office:value-type="float" office:value="0.0000000000262367468628809" calcext:value-type="float">
            <text:p>2.62367468628809E-011</text:p>
          </table:table-cell>
          <table:table-cell table:formula="of:=[.F127]/[.D127]" office:value-type="float" office:value="0.944587158401123" calcext:value-type="float">
            <text:p>0.9445871584</text:p>
          </table:table-cell>
          <table:table-cell/>
          <table:table-cell table:formula="of:=[.F127]/[.F126]" office:value-type="float" office:value="0.819856839339911" calcext:value-type="float">
            <text:p>0.8198568393</text:p>
          </table:table-cell>
          <table:table-cell table:number-columns-repeated="2"/>
        </table:table-row>
        <table:table-row table:style-name="ro1">
          <table:table-cell table:formula="of:=[.A127]+[.$K$2]" office:value-type="float" office:value="1.26" calcext:value-type="float">
            <text:p>1.26</text:p>
          </table:table-cell>
          <table:table-cell table:formula="of:=[.B127]+[.$K$2]*(-20*[.B127])" office:value-type="float" office:value="0.00000000000123131269363733" calcext:value-type="float">
            <text:p>1.23131269363733E-012</text:p>
          </table:table-cell>
          <table:table-cell/>
          <table:table-cell table:formula="of:=[.$B$2]*EXP(-20*[.A128])" office:value-type="float" office:value="0.0000000000227409734785331" calcext:value-type="float">
            <text:p>2.27409734785331E-011</text:p>
          </table:table-cell>
          <table:table-cell/>
          <table:table-cell table:formula="of:=[.D128]-[.B128]" office:value-type="float" office:value="0.0000000000215096607848957" calcext:value-type="float">
            <text:p>2.15096607848957E-011</text:p>
          </table:table-cell>
          <table:table-cell table:formula="of:=[.F128]/[.D128]" office:value-type="float" office:value="0.945854881946912" calcext:value-type="float">
            <text:p>0.9458548819</text:p>
          </table:table-cell>
          <table:table-cell/>
          <table:table-cell table:formula="of:=[.F128]/[.F127]" office:value-type="float" office:value="0.819829565658809" calcext:value-type="float">
            <text:p>0.8198295657</text:p>
          </table:table-cell>
          <table:table-cell table:number-columns-repeated="2"/>
        </table:table-row>
        <table:table-row table:style-name="ro1">
          <table:table-cell table:formula="of:=[.A128]+[.$K$2]" office:value-type="float" office:value="1.27" calcext:value-type="float">
            <text:p>1.27</text:p>
          </table:table-cell>
          <table:table-cell table:formula="of:=[.B128]+[.$K$2]*(-20*[.B128])" office:value-type="float" office:value="0.000000000000985050154909862" calcext:value-type="float">
            <text:p>9.85050154909862E-013</text:p>
          </table:table-cell>
          <table:table-cell/>
          <table:table-cell table:formula="of:=[.$B$2]*EXP(-20*[.A129])" office:value-type="float" office:value="0.0000000000186187343418057" calcext:value-type="float">
            <text:p>1.86187343418057E-011</text:p>
          </table:table-cell>
          <table:table-cell/>
          <table:table-cell table:formula="of:=[.D129]-[.B129]" office:value-type="float" office:value="0.0000000000176336841868959" calcext:value-type="float">
            <text:p>1.76336841868959E-011</text:p>
          </table:table-cell>
          <table:table-cell table:formula="of:=[.F129]/[.D129]" office:value-type="float" office:value="0.94709360277524" calcext:value-type="float">
            <text:p>0.9470936028</text:p>
          </table:table-cell>
          <table:table-cell/>
          <table:table-cell table:formula="of:=[.F129]/[.F128]" office:value-type="float" office:value="0.819802988212552" calcext:value-type="float">
            <text:p>0.8198029882</text:p>
          </table:table-cell>
          <table:table-cell table:number-columns-repeated="2"/>
        </table:table-row>
        <table:table-row table:style-name="ro1">
          <table:table-cell table:formula="of:=[.A129]+[.$K$2]" office:value-type="float" office:value="1.28" calcext:value-type="float">
            <text:p>1.28</text:p>
          </table:table-cell>
          <table:table-cell table:formula="of:=[.B129]+[.$K$2]*(-20*[.B129])" office:value-type="float" office:value="0.00000000000078804012392789" calcext:value-type="float">
            <text:p>7.8804012392789E-013</text:p>
          </table:table-cell>
          <table:table-cell/>
          <table:table-cell table:formula="of:=[.$B$2]*EXP(-20*[.A130])" office:value-type="float" office:value="0.0000000000152437303890255" calcext:value-type="float">
            <text:p>1.52437303890255E-011</text:p>
          </table:table-cell>
          <table:table-cell/>
          <table:table-cell table:formula="of:=[.D130]-[.B130]" office:value-type="float" office:value="0.0000000000144556902650976" calcext:value-type="float">
            <text:p>1.44556902650976E-011</text:p>
          </table:table-cell>
          <table:table-cell table:formula="of:=[.F130]/[.D130]" office:value-type="float" office:value="0.948303984404288" calcext:value-type="float">
            <text:p>0.9483039844</text:p>
          </table:table-cell>
          <table:table-cell/>
          <table:table-cell table:formula="of:=[.F130]/[.F129]" office:value-type="float" office:value="0.819777087526614" calcext:value-type="float">
            <text:p>0.8197770875</text:p>
          </table:table-cell>
          <table:table-cell table:number-columns-repeated="2"/>
        </table:table-row>
        <table:table-row table:style-name="ro1">
          <table:table-cell table:formula="of:=[.A130]+[.$K$2]" office:value-type="float" office:value="1.29" calcext:value-type="float">
            <text:p>1.29</text:p>
          </table:table-cell>
          <table:table-cell table:formula="of:=[.B130]+[.$K$2]*(-20*[.B130])" office:value-type="float" office:value="0.000000000000630432099142312" calcext:value-type="float">
            <text:p>6.30432099142312E-013</text:p>
          </table:table-cell>
          <table:table-cell/>
          <table:table-cell table:formula="of:=[.$B$2]*EXP(-20*[.A131])" office:value-type="float" office:value="0.0000000000124805108611246" calcext:value-type="float">
            <text:p>1.24805108611246E-011</text:p>
          </table:table-cell>
          <table:table-cell/>
          <table:table-cell table:formula="of:=[.D131]-[.B131]" office:value-type="float" office:value="0.0000000000118500787619823" calcext:value-type="float">
            <text:p>1.18500787619823E-011</text:p>
          </table:table-cell>
          <table:table-cell table:formula="of:=[.F131]/[.D131]" office:value-type="float" office:value="0.949486675172405" calcext:value-type="float">
            <text:p>0.9494866752</text:p>
          </table:table-cell>
          <table:table-cell/>
          <table:table-cell table:formula="of:=[.F131]/[.F130]" office:value-type="float" office:value="0.819751844752344" calcext:value-type="float">
            <text:p>0.8197518448</text:p>
          </table:table-cell>
          <table:table-cell table:number-columns-repeated="2"/>
        </table:table-row>
        <table:table-row table:style-name="ro1">
          <table:table-cell table:formula="of:=[.A131]+[.$K$2]" office:value-type="float" office:value="1.3" calcext:value-type="float">
            <text:p>1.3</text:p>
          </table:table-cell>
          <table:table-cell table:formula="of:=[.B131]+[.$K$2]*(-20*[.B131])" office:value-type="float" office:value="0.000000000000504345679313849" calcext:value-type="float">
            <text:p>5.04345679313849E-013</text:p>
          </table:table-cell>
          <table:table-cell/>
          <table:table-cell table:formula="of:=[.$B$2]*EXP(-20*[.A132])" office:value-type="float" office:value="0.0000000000102181780561265" calcext:value-type="float">
            <text:p>1.02181780561265E-011</text:p>
          </table:table-cell>
          <table:table-cell/>
          <table:table-cell table:formula="of:=[.D132]-[.B132]" office:value-type="float" office:value="0.00000000000971383237681262" calcext:value-type="float">
            <text:p>9.71383237681262E-012</text:p>
          </table:table-cell>
          <table:table-cell table:formula="of:=[.F132]/[.D132]" office:value-type="float" office:value="0.950642308585388" calcext:value-type="float">
            <text:p>0.9506423086</text:p>
          </table:table-cell>
          <table:table-cell/>
          <table:table-cell table:formula="of:=[.F132]/[.F131]" office:value-type="float" office:value="0.81972724164305" calcext:value-type="float">
            <text:p>0.8197272416</text:p>
          </table:table-cell>
          <table:table-cell table:number-columns-repeated="2"/>
        </table:table-row>
        <table:table-row table:style-name="ro1">
          <table:table-cell table:formula="of:=[.A132]+[.$K$2]" office:value-type="float" office:value="1.31" calcext:value-type="float">
            <text:p>1.31</text:p>
          </table:table-cell>
          <table:table-cell table:formula="of:=[.B132]+[.$K$2]*(-20*[.B132])" office:value-type="float" office:value="0.000000000000403476543451079" calcext:value-type="float">
            <text:p>4.03476543451079E-013</text:p>
          </table:table-cell>
          <table:table-cell/>
          <table:table-cell table:formula="of:=[.$B$2]*EXP(-20*[.A133])" office:value-type="float" office:value="0.00000000000836593661497734" calcext:value-type="float">
            <text:p>8.36593661497734E-012</text:p>
          </table:table-cell>
          <table:table-cell/>
          <table:table-cell table:formula="of:=[.D133]-[.B133]" office:value-type="float" office:value="0.00000000000796246007152626" calcext:value-type="float">
            <text:p>7.96246007152626E-012</text:p>
          </table:table-cell>
          <table:table-cell table:formula="of:=[.F133]/[.D133]" office:value-type="float" office:value="0.95177150365582" calcext:value-type="float">
            <text:p>0.9517715037</text:p>
          </table:table-cell>
          <table:table-cell/>
          <table:table-cell table:formula="of:=[.F133]/[.F132]" office:value-type="float" office:value="0.81970326053114" calcext:value-type="float">
            <text:p>0.8197032605</text:p>
          </table:table-cell>
          <table:table-cell table:number-columns-repeated="2"/>
        </table:table-row>
        <table:table-row table:style-name="ro1">
          <table:table-cell table:formula="of:=[.A133]+[.$K$2]" office:value-type="float" office:value="1.32" calcext:value-type="float">
            <text:p>1.32</text:p>
          </table:table-cell>
          <table:table-cell table:formula="of:=[.B133]+[.$K$2]*(-20*[.B133])" office:value-type="float" office:value="0.000000000000322781234760864" calcext:value-type="float">
            <text:p>3.22781234760864E-013</text:p>
          </table:table-cell>
          <table:table-cell/>
          <table:table-cell table:formula="of:=[.$B$2]*EXP(-20*[.A134])" office:value-type="float" office:value="0.00000000000684944958498304" calcext:value-type="float">
            <text:p>6.84944958498304E-012</text:p>
          </table:table-cell>
          <table:table-cell/>
          <table:table-cell table:formula="of:=[.D134]-[.B134]" office:value-type="float" office:value="0.00000000000652666835022218" calcext:value-type="float">
            <text:p>6.52666835022218E-012</text:p>
          </table:table-cell>
          <table:table-cell table:formula="of:=[.F134]/[.D134]" office:value-type="float" office:value="0.95287486523464" calcext:value-type="float">
            <text:p>0.9528748652</text:p>
          </table:table-cell>
          <table:table-cell/>
          <table:table-cell table:formula="of:=[.F134]/[.F133]" office:value-type="float" office:value="0.8196798843063" calcext:value-type="float">
            <text:p>0.8196798843</text:p>
          </table:table-cell>
          <table:table-cell table:number-columns-repeated="2"/>
        </table:table-row>
        <table:table-row table:style-name="ro1">
          <table:table-cell table:formula="of:=[.A134]+[.$K$2]" office:value-type="float" office:value="1.33" calcext:value-type="float">
            <text:p>1.33</text:p>
          </table:table-cell>
          <table:table-cell table:formula="of:=[.B134]+[.$K$2]*(-20*[.B134])" office:value-type="float" office:value="0.000000000000258224987808691" calcext:value-type="float">
            <text:p>2.58224987808691E-013</text:p>
          </table:table-cell>
          <table:table-cell/>
          <table:table-cell table:formula="of:=[.$B$2]*EXP(-20*[.A135])" office:value-type="float" office:value="0.00000000000560785501688284" calcext:value-type="float">
            <text:p>5.60785501688284E-012</text:p>
          </table:table-cell>
          <table:table-cell/>
          <table:table-cell table:formula="of:=[.D135]-[.B135]" office:value-type="float" office:value="0.00000000000534963002907415" calcext:value-type="float">
            <text:p>5.34963002907415E-012</text:p>
          </table:table-cell>
          <table:table-cell table:formula="of:=[.F135]/[.D135]" office:value-type="float" office:value="0.953952984335136" calcext:value-type="float">
            <text:p>0.9539529843</text:p>
          </table:table-cell>
          <table:table-cell/>
          <table:table-cell table:formula="of:=[.F135]/[.F134]" office:value-type="float" office:value="0.819657096394677" calcext:value-type="float">
            <text:p>0.8196570964</text:p>
          </table:table-cell>
          <table:table-cell table:number-columns-repeated="2"/>
        </table:table-row>
        <table:table-row table:style-name="ro1">
          <table:table-cell table:formula="of:=[.A135]+[.$K$2]" office:value-type="float" office:value="1.34" calcext:value-type="float">
            <text:p>1.34</text:p>
          </table:table-cell>
          <table:table-cell table:formula="of:=[.B135]+[.$K$2]*(-20*[.B135])" office:value-type="float" office:value="0.000000000000206579990246953" calcext:value-type="float">
            <text:p>2.06579990246953E-013</text:p>
          </table:table-cell>
          <table:table-cell/>
          <table:table-cell table:formula="of:=[.$B$2]*EXP(-20*[.A136])" office:value-type="float" office:value="0.00000000000459132336112463" calcext:value-type="float">
            <text:p>4.59132336112463E-012</text:p>
          </table:table-cell>
          <table:table-cell/>
          <table:table-cell table:formula="of:=[.D136]-[.B136]" office:value-type="float" office:value="0.00000000000438474337087768" calcext:value-type="float">
            <text:p>4.38474337087768E-012</text:p>
          </table:table-cell>
          <table:table-cell table:formula="of:=[.F136]/[.D136]" office:value-type="float" office:value="0.955006438449512" calcext:value-type="float">
            <text:p>0.9550064384</text:p>
          </table:table-cell>
          <table:table-cell/>
          <table:table-cell table:formula="of:=[.F136]/[.F135]" office:value-type="float" office:value="0.819634880738946" calcext:value-type="float">
            <text:p>0.8196348807</text:p>
          </table:table-cell>
          <table:table-cell table:number-columns-repeated="2"/>
        </table:table-row>
        <table:table-row table:style-name="ro1">
          <table:table-cell table:formula="of:=[.A136]+[.$K$2]" office:value-type="float" office:value="1.35" calcext:value-type="float">
            <text:p>1.35</text:p>
          </table:table-cell>
          <table:table-cell table:formula="of:=[.B136]+[.$K$2]*(-20*[.B136])" office:value-type="float" office:value="0.000000000000165263992197562" calcext:value-type="float">
            <text:p>1.65263992197562E-013</text:p>
          </table:table-cell>
          <table:table-cell/>
          <table:table-cell table:formula="of:=[.$B$2]*EXP(-20*[.A137])" office:value-type="float" office:value="0.00000000000375905763307809" calcext:value-type="float">
            <text:p>3.75905763307809E-012</text:p>
          </table:table-cell>
          <table:table-cell/>
          <table:table-cell table:formula="of:=[.D137]-[.B137]" office:value-type="float" office:value="0.00000000000359379364088052" calcext:value-type="float">
            <text:p>3.59379364088052E-012</text:p>
          </table:table-cell>
          <table:table-cell table:formula="of:=[.F137]/[.D137]" office:value-type="float" office:value="0.956035791858228" calcext:value-type="float">
            <text:p>0.9560357919</text:p>
          </table:table-cell>
          <table:table-cell/>
          <table:table-cell table:formula="of:=[.F137]/[.F136]" office:value-type="float" office:value="0.81961322177931" calcext:value-type="float">
            <text:p>0.8196132218</text:p>
          </table:table-cell>
          <table:table-cell table:number-columns-repeated="2"/>
        </table:table-row>
        <table:table-row table:style-name="ro1">
          <table:table-cell table:formula="of:=[.A137]+[.$K$2]" office:value-type="float" office:value="1.36" calcext:value-type="float">
            <text:p>1.36</text:p>
          </table:table-cell>
          <table:table-cell table:formula="of:=[.B137]+[.$K$2]*(-20*[.B137])" office:value-type="float" office:value="0.00000000000013221119375805" calcext:value-type="float">
            <text:p>1.3221119375805E-013</text:p>
          </table:table-cell>
          <table:table-cell/>
          <table:table-cell table:formula="of:=[.$B$2]*EXP(-20*[.A138])" office:value-type="float" office:value="0.00000000000307765608679356" calcext:value-type="float">
            <text:p>3.07765608679356E-012</text:p>
          </table:table-cell>
          <table:table-cell/>
          <table:table-cell table:formula="of:=[.D138]-[.B138]" office:value-type="float" office:value="0.00000000000294544489303551" calcext:value-type="float">
            <text:p>2.94544489303551E-012</text:p>
          </table:table-cell>
          <table:table-cell table:formula="of:=[.F138]/[.D138]" office:value-type="float" office:value="0.957041595932249" calcext:value-type="float">
            <text:p>0.9570415959</text:p>
          </table:table-cell>
          <table:table-cell/>
          <table:table-cell table:formula="of:=[.F138]/[.F137]" office:value-type="float" office:value="0.819592104435312" calcext:value-type="float">
            <text:p>0.8195921044</text:p>
          </table:table-cell>
          <table:table-cell table:number-columns-repeated="2"/>
        </table:table-row>
        <table:table-row table:style-name="ro1">
          <table:table-cell table:formula="of:=[.A138]+[.$K$2]" office:value-type="float" office:value="1.37" calcext:value-type="float">
            <text:p>1.37</text:p>
          </table:table-cell>
          <table:table-cell table:formula="of:=[.B138]+[.$K$2]*(-20*[.B138])" office:value-type="float" office:value="0.00000000000010576895500644" calcext:value-type="float">
            <text:p>1.0576895500644E-013</text:p>
          </table:table-cell>
          <table:table-cell/>
          <table:table-cell table:formula="of:=[.$B$2]*EXP(-20*[.A139])" office:value-type="float" office:value="0.00000000000251977168565553" calcext:value-type="float">
            <text:p>2.51977168565553E-012</text:p>
          </table:table-cell>
          <table:table-cell/>
          <table:table-cell table:formula="of:=[.D139]-[.B139]" office:value-type="float" office:value="0.00000000000241400273064909" calcext:value-type="float">
            <text:p>2.41400273064909E-012</text:p>
          </table:table-cell>
          <table:table-cell table:formula="of:=[.F139]/[.D139]" office:value-type="float" office:value="0.958024389428392" calcext:value-type="float">
            <text:p>0.9580243894</text:p>
          </table:table-cell>
          <table:table-cell/>
          <table:table-cell table:formula="of:=[.F139]/[.F138]" office:value-type="float" office:value="0.81957151408841" calcext:value-type="float">
            <text:p>0.8195715141</text:p>
          </table:table-cell>
          <table:table-cell table:number-columns-repeated="2"/>
        </table:table-row>
        <table:table-row table:style-name="ro1">
          <table:table-cell table:formula="of:=[.A139]+[.$K$2]" office:value-type="float" office:value="1.38" calcext:value-type="float">
            <text:p>1.38</text:p>
          </table:table-cell>
          <table:table-cell table:formula="of:=[.B139]+[.$K$2]*(-20*[.B139])" office:value-type="float" office:value="0.0000000000000846151640051518" calcext:value-type="float">
            <text:p>8.46151640051518E-014</text:p>
          </table:table-cell>
          <table:table-cell/>
          <table:table-cell table:formula="of:=[.$B$2]*EXP(-20*[.A140])" office:value-type="float" office:value="0.00000000000206301456978133" calcext:value-type="float">
            <text:p>2.06301456978133E-012</text:p>
          </table:table-cell>
          <table:table-cell/>
          <table:table-cell table:formula="of:=[.D140]-[.B140]" office:value-type="float" office:value="0.00000000000197839940577618" calcext:value-type="float">
            <text:p>1.97839940577618E-012</text:p>
          </table:table-cell>
          <table:table-cell table:formula="of:=[.F140]/[.D140]" office:value-type="float" office:value="0.958984698777905" calcext:value-type="float">
            <text:p>0.9589846988</text:p>
          </table:table-cell>
          <table:table-cell/>
          <table:table-cell table:formula="of:=[.F140]/[.F139]" office:value-type="float" office:value="0.819551436565366" calcext:value-type="float">
            <text:p>0.8195514366</text:p>
          </table:table-cell>
          <table:table-cell table:number-columns-repeated="2"/>
        </table:table-row>
        <table:table-row table:style-name="ro1">
          <table:table-cell table:formula="of:=[.A140]+[.$K$2]" office:value-type="float" office:value="1.39" calcext:value-type="float">
            <text:p>1.39</text:p>
          </table:table-cell>
          <table:table-cell table:formula="of:=[.B140]+[.$K$2]*(-20*[.B140])" office:value-type="float" office:value="0.0000000000000676921312041215" calcext:value-type="float">
            <text:p>6.76921312041215E-014</text:p>
          </table:table-cell>
          <table:table-cell/>
          <table:table-cell table:formula="of:=[.$B$2]*EXP(-20*[.A141])" office:value-type="float" office:value="0.00000000000168905347232792" calcext:value-type="float">
            <text:p>1.68905347232792E-012</text:p>
          </table:table-cell>
          <table:table-cell/>
          <table:table-cell table:formula="of:=[.D141]-[.B141]" office:value-type="float" office:value="0.00000000000162136134112379" calcext:value-type="float">
            <text:p>1.62136134112379E-012</text:p>
          </table:table-cell>
          <table:table-cell table:formula="of:=[.F141]/[.D141]" office:value-type="float" office:value="0.95992303836845" calcext:value-type="float">
            <text:p>0.9599230384</text:p>
          </table:table-cell>
          <table:table-cell/>
          <table:table-cell table:formula="of:=[.F141]/[.F140]" office:value-type="float" office:value="0.819531858122295" calcext:value-type="float">
            <text:p>0.8195318581</text:p>
          </table:table-cell>
          <table:table-cell table:number-columns-repeated="2"/>
        </table:table-row>
        <table:table-row table:style-name="ro1">
          <table:table-cell table:formula="of:=[.A141]+[.$K$2]" office:value-type="float" office:value="1.4" calcext:value-type="float">
            <text:p>1.4</text:p>
          </table:table-cell>
          <table:table-cell table:formula="of:=[.B141]+[.$K$2]*(-20*[.B141])" office:value-type="float" office:value="0.0000000000000541537049632972" calcext:value-type="float">
            <text:p>5.41537049632972E-014</text:p>
          </table:table-cell>
          <table:table-cell/>
          <table:table-cell table:formula="of:=[.$B$2]*EXP(-20*[.A142])" office:value-type="float" office:value="0.00000000000138288002138801" calcext:value-type="float">
            <text:p>1.38288002138801E-012</text:p>
          </table:table-cell>
          <table:table-cell/>
          <table:table-cell table:formula="of:=[.D142]-[.B142]" office:value-type="float" office:value="0.00000000000132872631642471" calcext:value-type="float">
            <text:p>1.32872631642471E-012</text:p>
          </table:table-cell>
          <table:table-cell table:formula="of:=[.F142]/[.D142]" office:value-type="float" office:value="0.960839910819637" calcext:value-type="float">
            <text:p>0.9608399108</text:p>
          </table:table-cell>
          <table:table-cell/>
          <table:table-cell table:formula="of:=[.F142]/[.F141]" office:value-type="float" office:value="0.81951276542942" calcext:value-type="float">
            <text:p>0.8195127654</text:p>
          </table:table-cell>
          <table:table-cell table:number-columns-repeated="2"/>
        </table:table-row>
        <table:table-row table:style-name="ro1">
          <table:table-cell table:formula="of:=[.A142]+[.$K$2]" office:value-type="float" office:value="1.41" calcext:value-type="float">
            <text:p>1.41</text:p>
          </table:table-cell>
          <table:table-cell table:formula="of:=[.B142]+[.$K$2]*(-20*[.B142])" office:value-type="float" office:value="0.0000000000000433229639706377" calcext:value-type="float">
            <text:p>4.33229639706377E-014</text:p>
          </table:table-cell>
          <table:table-cell/>
          <table:table-cell table:formula="of:=[.$B$2]*EXP(-20*[.A143])" office:value-type="float" office:value="0.0000000000011322064013275" calcext:value-type="float">
            <text:p>1.1322064013275E-012</text:p>
          </table:table-cell>
          <table:table-cell/>
          <table:table-cell table:formula="of:=[.D143]-[.B143]" office:value-type="float" office:value="0.00000000000108888343735687" calcext:value-type="float">
            <text:p>1.08888343735687E-012</text:p>
          </table:table-cell>
          <table:table-cell table:formula="of:=[.F143]/[.D143]" office:value-type="float" office:value="0.961735807252245" calcext:value-type="float">
            <text:p>0.9617358073</text:p>
          </table:table-cell>
          <table:table-cell/>
          <table:table-cell table:formula="of:=[.F143]/[.F142]" office:value-type="float" office:value="0.819494145556469" calcext:value-type="float">
            <text:p>0.8194941456</text:p>
          </table:table-cell>
          <table:table-cell table:number-columns-repeated="2"/>
        </table:table-row>
        <table:table-row table:style-name="ro1">
          <table:table-cell table:formula="of:=[.A143]+[.$K$2]" office:value-type="float" office:value="1.42" calcext:value-type="float">
            <text:p>1.42</text:p>
          </table:table-cell>
          <table:table-cell table:formula="of:=[.B143]+[.$K$2]*(-20*[.B143])" office:value-type="float" office:value="0.0000000000000346583711765102" calcext:value-type="float">
            <text:p>3.46583711765102E-014</text:p>
          </table:table-cell>
          <table:table-cell/>
          <table:table-cell table:formula="of:=[.$B$2]*EXP(-20*[.A144])" office:value-type="float" office:value="0.000000000000926972199598579" calcext:value-type="float">
            <text:p>9.26972199598579E-013</text:p>
          </table:table-cell>
          <table:table-cell/>
          <table:table-cell table:formula="of:=[.D144]-[.B144]" office:value-type="float" office:value="0.000000000000892313828422069" calcext:value-type="float">
            <text:p>8.92313828422069E-013</text:p>
          </table:table-cell>
          <table:table-cell table:formula="of:=[.F144]/[.D144]" office:value-type="float" office:value="0.962611207551296" calcext:value-type="float">
            <text:p>0.9626112076</text:p>
          </table:table-cell>
          <table:table-cell/>
          <table:table-cell table:formula="of:=[.F144]/[.F143]" office:value-type="float" office:value="0.819475985958657" calcext:value-type="float">
            <text:p>0.819475986</text:p>
          </table:table-cell>
          <table:table-cell table:number-columns-repeated="2"/>
        </table:table-row>
        <table:table-row table:style-name="ro1">
          <table:table-cell table:formula="of:=[.A144]+[.$K$2]" office:value-type="float" office:value="1.43" calcext:value-type="float">
            <text:p>1.43</text:p>
          </table:table-cell>
          <table:table-cell table:formula="of:=[.B144]+[.$K$2]*(-20*[.B144])" office:value-type="float" office:value="0.0000000000000277266969412081" calcext:value-type="float">
            <text:p>2.77266969412081E-014</text:p>
          </table:table-cell>
          <table:table-cell/>
          <table:table-cell table:formula="of:=[.$B$2]*EXP(-20*[.A145])" office:value-type="float" office:value="0.000000000000758940647059696" calcext:value-type="float">
            <text:p>7.58940647059696E-013</text:p>
          </table:table-cell>
          <table:table-cell/>
          <table:table-cell table:formula="of:=[.D145]-[.B145]" office:value-type="float" office:value="0.000000000000731213950118488" calcext:value-type="float">
            <text:p>7.31213950118488E-013</text:p>
          </table:table-cell>
          <table:table-cell table:formula="of:=[.F145]/[.D145]" office:value-type="float" office:value="0.963466580623099" calcext:value-type="float">
            <text:p>0.9634665806</text:p>
          </table:table-cell>
          <table:table-cell/>
          <table:table-cell table:formula="of:=[.F145]/[.F144]" office:value-type="float" office:value="0.819458274463298" calcext:value-type="float">
            <text:p>0.8194582745</text:p>
          </table:table-cell>
          <table:table-cell table:number-columns-repeated="2"/>
        </table:table-row>
        <table:table-row table:style-name="ro1">
          <table:table-cell table:formula="of:=[.A145]+[.$K$2]" office:value-type="float" office:value="1.44" calcext:value-type="float">
            <text:p>1.44</text:p>
          </table:table-cell>
          <table:table-cell table:formula="of:=[.B145]+[.$K$2]*(-20*[.B145])" office:value-type="float" office:value="0.0000000000000221813575529665" calcext:value-type="float">
            <text:p>2.21813575529665E-014</text:p>
          </table:table-cell>
          <table:table-cell/>
          <table:table-cell table:formula="of:=[.$B$2]*EXP(-20*[.A146])" office:value-type="float" office:value="0.000000000000621368047508676" calcext:value-type="float">
            <text:p>6.21368047508676E-013</text:p>
          </table:table-cell>
          <table:table-cell/>
          <table:table-cell table:formula="of:=[.D146]-[.B146]" office:value-type="float" office:value="0.000000000000599186689955709" calcext:value-type="float">
            <text:p>5.99186689955709E-013</text:p>
          </table:table-cell>
          <table:table-cell table:formula="of:=[.F146]/[.D146]" office:value-type="float" office:value="0.964302384646425" calcext:value-type="float">
            <text:p>0.9643023846</text:p>
          </table:table-cell>
          <table:table-cell/>
          <table:table-cell table:formula="of:=[.F146]/[.F145]" office:value-type="float" office:value="0.819440999256942" calcext:value-type="float">
            <text:p>0.8194409993</text:p>
          </table:table-cell>
          <table:table-cell table:number-columns-repeated="2"/>
        </table:table-row>
        <table:table-row table:style-name="ro1">
          <table:table-cell table:formula="of:=[.A146]+[.$K$2]" office:value-type="float" office:value="1.45" calcext:value-type="float">
            <text:p>1.45</text:p>
          </table:table-cell>
          <table:table-cell table:formula="of:=[.B146]+[.$K$2]*(-20*[.B146])" office:value-type="float" office:value="0.0000000000000177450860423732" calcext:value-type="float">
            <text:p>1.77450860423732E-014</text:p>
          </table:table-cell>
          <table:table-cell/>
          <table:table-cell table:formula="of:=[.$B$2]*EXP(-20*[.A147])" office:value-type="float" office:value="0.000000000000508733129475374" calcext:value-type="float">
            <text:p>5.08733129475374E-013</text:p>
          </table:table-cell>
          <table:table-cell/>
          <table:table-cell table:formula="of:=[.D147]-[.B147]" office:value-type="float" office:value="0.000000000000490988043433001" calcext:value-type="float">
            <text:p>4.90988043433001E-013</text:p>
          </table:table-cell>
          <table:table-cell table:formula="of:=[.F147]/[.D147]" office:value-type="float" office:value="0.965119067317922" calcext:value-type="float">
            <text:p>0.9651190673</text:p>
          </table:table-cell>
          <table:table-cell/>
          <table:table-cell table:formula="of:=[.F147]/[.F146]" office:value-type="float" office:value="0.819424148873022" calcext:value-type="float">
            <text:p>0.8194241489</text:p>
          </table:table-cell>
          <table:table-cell table:number-columns-repeated="2"/>
        </table:table-row>
        <table:table-row table:style-name="ro1">
          <table:table-cell table:formula="of:=[.A147]+[.$K$2]" office:value-type="float" office:value="1.46" calcext:value-type="float">
            <text:p>1.46</text:p>
          </table:table-cell>
          <table:table-cell table:formula="of:=[.B147]+[.$K$2]*(-20*[.B147])" office:value-type="float" office:value="0.0000000000000141960688338986" calcext:value-type="float">
            <text:p>1.41960688338986E-014</text:p>
          </table:table-cell>
          <table:table-cell/>
          <table:table-cell table:formula="of:=[.$B$2]*EXP(-20*[.A148])" office:value-type="float" office:value="0.000000000000416515458211091" calcext:value-type="float">
            <text:p>4.16515458211091E-013</text:p>
          </table:table-cell>
          <table:table-cell/>
          <table:table-cell table:formula="of:=[.D148]-[.B148]" office:value-type="float" office:value="0.000000000000402319389377193" calcext:value-type="float">
            <text:p>4.02319389377193E-013</text:p>
          </table:table-cell>
          <table:table-cell table:formula="of:=[.F148]/[.D148]" office:value-type="float" office:value="0.965917066091929" calcext:value-type="float">
            <text:p>0.9659170661</text:p>
          </table:table-cell>
          <table:table-cell/>
          <table:table-cell table:formula="of:=[.F148]/[.F147]" office:value-type="float" office:value="0.819407712180048" calcext:value-type="float">
            <text:p>0.8194077122</text:p>
          </table:table-cell>
          <table:table-cell table:number-columns-repeated="2"/>
        </table:table-row>
        <table:table-row table:style-name="ro1">
          <table:table-cell table:formula="of:=[.A148]+[.$K$2]" office:value-type="float" office:value="1.47" calcext:value-type="float">
            <text:p>1.47</text:p>
          </table:table-cell>
          <table:table-cell table:formula="of:=[.B148]+[.$K$2]*(-20*[.B148])" office:value-type="float" office:value="0.0000000000000113568550671189" calcext:value-type="float">
            <text:p>1.13568550671189E-014</text:p>
          </table:table-cell>
          <table:table-cell/>
          <table:table-cell table:formula="of:=[.$B$2]*EXP(-20*[.A149])" office:value-type="float" office:value="0.000000000000341014014769788" calcext:value-type="float">
            <text:p>3.41014014769788E-013</text:p>
          </table:table-cell>
          <table:table-cell/>
          <table:table-cell table:formula="of:=[.D149]-[.B149]" office:value-type="float" office:value="0.000000000000329657159702669" calcext:value-type="float">
            <text:p>3.29657159702669E-013</text:p>
          </table:table-cell>
          <table:table-cell table:formula="of:=[.F149]/[.D149]" office:value-type="float" office:value="0.966696808414793" calcext:value-type="float">
            <text:p>0.9666968084</text:p>
          </table:table-cell>
          <table:table-cell/>
          <table:table-cell table:formula="of:=[.F149]/[.F148]" office:value-type="float" office:value="0.819391678370242" calcext:value-type="float">
            <text:p>0.8193916784</text:p>
          </table:table-cell>
          <table:table-cell table:number-columns-repeated="2"/>
        </table:table-row>
        <table:table-row table:style-name="ro1">
          <table:table-cell table:formula="of:=[.A149]+[.$K$2]" office:value-type="float" office:value="1.48" calcext:value-type="float">
            <text:p>1.48</text:p>
          </table:table-cell>
          <table:table-cell table:formula="of:=[.B149]+[.$K$2]*(-20*[.B149])" office:value-type="float" office:value="9.08548405369508E-015" calcext:value-type="float">
            <text:p>9.08548405369508E-015</text:p>
          </table:table-cell>
          <table:table-cell/>
          <table:table-cell table:formula="of:=[.$B$2]*EXP(-20*[.A150])" office:value-type="float" office:value="0.000000000000279198661122614" calcext:value-type="float">
            <text:p>2.79198661122614E-013</text:p>
          </table:table-cell>
          <table:table-cell/>
          <table:table-cell table:formula="of:=[.D150]-[.B150]" office:value-type="float" office:value="0.000000000000270113177068919" calcext:value-type="float">
            <text:p>2.70113177068919E-013</text:p>
          </table:table-cell>
          <table:table-cell table:formula="of:=[.F150]/[.D150]" office:value-type="float" office:value="0.967458711953833" calcext:value-type="float">
            <text:p>0.967458712</text:p>
          </table:table-cell>
          <table:table-cell/>
          <table:table-cell table:formula="of:=[.F150]/[.F149]" office:value-type="float" office:value="0.819376036948642" calcext:value-type="float">
            <text:p>0.8193760369</text:p>
          </table:table-cell>
          <table:table-cell table:number-columns-repeated="2"/>
        </table:table-row>
        <table:table-row table:style-name="ro1">
          <table:table-cell table:formula="of:=[.A150]+[.$K$2]" office:value-type="float" office:value="1.49" calcext:value-type="float">
            <text:p>1.49</text:p>
          </table:table-cell>
          <table:table-cell table:formula="of:=[.B150]+[.$K$2]*(-20*[.B150])" office:value-type="float" office:value="7.26838724295607E-015" calcext:value-type="float">
            <text:p>7.26838724295607E-015</text:p>
          </table:table-cell>
          <table:table-cell/>
          <table:table-cell table:formula="of:=[.$B$2]*EXP(-20*[.A151])" office:value-type="float" office:value="0.000000000000228588530079282" calcext:value-type="float">
            <text:p>2.28588530079282E-013</text:p>
          </table:table-cell>
          <table:table-cell/>
          <table:table-cell table:formula="of:=[.D151]-[.B151]" office:value-type="float" office:value="0.000000000000221320142836326" calcext:value-type="float">
            <text:p>2.21320142836326E-013</text:p>
          </table:table-cell>
          <table:table-cell table:formula="of:=[.F151]/[.D151]" office:value-type="float" office:value="0.968203184821062" calcext:value-type="float">
            <text:p>0.9682031848</text:p>
          </table:table-cell>
          <table:table-cell/>
          <table:table-cell table:formula="of:=[.F151]/[.F150]" office:value-type="float" office:value="0.819360777722653" calcext:value-type="float">
            <text:p>0.8193607777</text:p>
          </table:table-cell>
          <table:table-cell table:number-columns-repeated="2"/>
        </table:table-row>
        <table:table-row table:style-name="ro1">
          <table:table-cell table:formula="of:=[.A151]+[.$K$2]" office:value-type="float" office:value="1.5" calcext:value-type="float">
            <text:p>1.5</text:p>
          </table:table-cell>
          <table:table-cell table:formula="of:=[.B151]+[.$K$2]*(-20*[.B151])" office:value-type="float" office:value="5.81470979436485E-015" calcext:value-type="float">
            <text:p>5.81470979436485E-015</text:p>
          </table:table-cell>
          <table:table-cell/>
          <table:table-cell table:formula="of:=[.$B$2]*EXP(-20*[.A152])" office:value-type="float" office:value="0.0000000000001871524593768" calcext:value-type="float">
            <text:p>1.871524593768E-013</text:p>
          </table:table-cell>
          <table:table-cell/>
          <table:table-cell table:formula="of:=[.D152]-[.B152]" office:value-type="float" office:value="0.000000000000181337749582435" calcext:value-type="float">
            <text:p>1.81337749582435E-013</text:p>
          </table:table-cell>
          <table:table-cell table:formula="of:=[.F152]/[.D152]" office:value-type="float" office:value="0.968930625791788" calcext:value-type="float">
            <text:p>0.9689306258</text:p>
          </table:table-cell>
          <table:table-cell/>
          <table:table-cell table:formula="of:=[.F152]/[.F151]" office:value-type="float" office:value="0.819345890791966" calcext:value-type="float">
            <text:p>0.8193458908</text:p>
          </table:table-cell>
          <table:table-cell table:number-columns-repeated="2"/>
        </table:table-row>
        <table:table-row table:style-name="ro1">
          <table:table-cell table:formula="of:=[.A152]+[.$K$2]" office:value-type="float" office:value="1.51" calcext:value-type="float">
            <text:p>1.51</text:p>
          </table:table-cell>
          <table:table-cell table:formula="of:=[.B152]+[.$K$2]*(-20*[.B152])" office:value-type="float" office:value="4.65176783549188E-015" calcext:value-type="float">
            <text:p>4.65176783549188E-015</text:p>
          </table:table-cell>
          <table:table-cell/>
          <table:table-cell table:formula="of:=[.$B$2]*EXP(-20*[.A153])" office:value-type="float" office:value="0.000000000000153227474005963" calcext:value-type="float">
            <text:p>1.53227474005963E-013</text:p>
          </table:table-cell>
          <table:table-cell/>
          <table:table-cell table:formula="of:=[.D153]-[.B153]" office:value-type="float" office:value="0.000000000000148575706170471" calcext:value-type="float">
            <text:p>1.48575706170471E-013</text:p>
          </table:table-cell>
          <table:table-cell table:formula="of:=[.F153]/[.D153]" office:value-type="float" office:value="0.969641424518224" calcext:value-type="float">
            <text:p>0.9696414245</text:p>
          </table:table-cell>
          <table:table-cell/>
          <table:table-cell table:formula="of:=[.F153]/[.F152]" office:value-type="float" office:value="0.819331366538934" calcext:value-type="float">
            <text:p>0.8193313665</text:p>
          </table:table-cell>
          <table:table-cell table:number-columns-repeated="2"/>
        </table:table-row>
        <table:table-row table:style-name="ro1">
          <table:table-cell table:formula="of:=[.A153]+[.$K$2]" office:value-type="float" office:value="1.52" calcext:value-type="float">
            <text:p>1.52</text:p>
          </table:table-cell>
          <table:table-cell table:formula="of:=[.B153]+[.$K$2]*(-20*[.B153])" office:value-type="float" office:value="3.72141426839351E-015" calcext:value-type="float">
            <text:p>3.72141426839351E-015</text:p>
          </table:table-cell>
          <table:table-cell/>
          <table:table-cell table:formula="of:=[.$B$2]*EXP(-20*[.A154])" office:value-type="float" office:value="0.000000000000125452045185139" calcext:value-type="float">
            <text:p>1.25452045185139E-013</text:p>
          </table:table-cell>
          <table:table-cell/>
          <table:table-cell table:formula="of:=[.D154]-[.B154]" office:value-type="float" office:value="0.000000000000121730630916746" calcext:value-type="float">
            <text:p>1.21730630916746E-013</text:p>
          </table:table-cell>
          <table:table-cell table:formula="of:=[.F154]/[.D154]" office:value-type="float" office:value="0.970335961738196" calcext:value-type="float">
            <text:p>0.9703359617</text:p>
          </table:table-cell>
          <table:table-cell/>
          <table:table-cell table:formula="of:=[.F154]/[.F153]" office:value-type="float" office:value="0.819317195619287" calcext:value-type="float">
            <text:p>0.8193171956</text:p>
          </table:table-cell>
          <table:table-cell table:number-columns-repeated="2"/>
        </table:table-row>
        <table:table-row table:style-name="ro1">
          <table:table-cell table:formula="of:=[.A154]+[.$K$2]" office:value-type="float" office:value="1.53" calcext:value-type="float">
            <text:p>1.53</text:p>
          </table:table-cell>
          <table:table-cell table:formula="of:=[.B154]+[.$K$2]*(-20*[.B154])" office:value-type="float" office:value="2.97713141471481E-015" calcext:value-type="float">
            <text:p>2.97713141471481E-015</text:p>
          </table:table-cell>
          <table:table-cell/>
          <table:table-cell table:formula="of:=[.$B$2]*EXP(-20*[.A155])" office:value-type="float" office:value="0.000000000000102711447429602" calcext:value-type="float">
            <text:p>1.02711447429602E-013</text:p>
          </table:table-cell>
          <table:table-cell/>
          <table:table-cell table:formula="of:=[.D155]-[.B155]" office:value-type="float" office:value="0.0000000000000997343160148872" calcext:value-type="float">
            <text:p>9.97343160148872E-014</text:p>
          </table:table-cell>
          <table:table-cell table:formula="of:=[.F155]/[.D155]" office:value-type="float" office:value="0.971014609479091" calcext:value-type="float">
            <text:p>0.9710146095</text:p>
          </table:table-cell>
          <table:table-cell/>
          <table:table-cell table:formula="of:=[.F155]/[.F154]" office:value-type="float" office:value="0.819303368953192" calcext:value-type="float">
            <text:p>0.819303369</text:p>
          </table:table-cell>
          <table:table-cell table:number-columns-repeated="2"/>
        </table:table-row>
        <table:table-row table:style-name="ro1">
          <table:table-cell table:formula="of:=[.A155]+[.$K$2]" office:value-type="float" office:value="1.54" calcext:value-type="float">
            <text:p>1.54</text:p>
          </table:table-cell>
          <table:table-cell table:formula="of:=[.B155]+[.$K$2]*(-20*[.B155])" office:value-type="float" office:value="2.38170513177184E-015" calcext:value-type="float">
            <text:p>2.38170513177184E-015</text:p>
          </table:table-cell>
          <table:table-cell/>
          <table:table-cell table:formula="of:=[.$B$2]*EXP(-20*[.A156])" office:value-type="float" office:value="0.0000000000000840930207037676" calcext:value-type="float">
            <text:p>8.40930207037676E-014</text:p>
          </table:table-cell>
          <table:table-cell/>
          <table:table-cell table:formula="of:=[.D156]-[.B156]" office:value-type="float" office:value="0.0000000000000817113155719958" calcext:value-type="float">
            <text:p>8.17113155719958E-014</text:p>
          </table:table-cell>
          <table:table-cell table:formula="of:=[.F156]/[.D156]" office:value-type="float" office:value="0.97167773125713" calcext:value-type="float">
            <text:p>0.9716777313</text:p>
          </table:table-cell>
          <table:table-cell/>
          <table:table-cell table:formula="of:=[.F156]/[.F155]" office:value-type="float" office:value="0.819289877716702" calcext:value-type="float">
            <text:p>0.8192898777</text:p>
          </table:table-cell>
          <table:table-cell table:number-columns-repeated="2"/>
        </table:table-row>
        <table:table-row table:style-name="ro1">
          <table:table-cell table:formula="of:=[.A156]+[.$K$2]" office:value-type="float" office:value="1.55" calcext:value-type="float">
            <text:p>1.55</text:p>
          </table:table-cell>
          <table:table-cell table:formula="of:=[.B156]+[.$K$2]*(-20*[.B156])" office:value-type="float" office:value="1.90536410541748E-015" calcext:value-type="float">
            <text:p>1.90536410541748E-015</text:p>
          </table:table-cell>
          <table:table-cell/>
          <table:table-cell table:formula="of:=[.$B$2]*EXP(-20*[.A157])" office:value-type="float" office:value="0.0000000000000688495421693981" calcext:value-type="float">
            <text:p>6.88495421693981E-014</text:p>
          </table:table-cell>
          <table:table-cell/>
          <table:table-cell table:formula="of:=[.D157]-[.B157]" office:value-type="float" office:value="0.0000000000000669441780639806" calcext:value-type="float">
            <text:p>6.69441780639806E-014</text:p>
          </table:table-cell>
          <table:table-cell table:formula="of:=[.F157]/[.D157]" office:value-type="float" office:value="0.972325682272084" calcext:value-type="float">
            <text:p>0.9723256823</text:p>
          </table:table-cell>
          <table:table-cell/>
          <table:table-cell table:formula="of:=[.F157]/[.F156]" office:value-type="float" office:value="0.819276713333493" calcext:value-type="float">
            <text:p>0.8192767133</text:p>
          </table:table-cell>
          <table:table-cell table:number-columns-repeated="2"/>
        </table:table-row>
        <table:table-row table:style-name="ro1">
          <table:table-cell table:formula="of:=[.A157]+[.$K$2]" office:value-type="float" office:value="1.56" calcext:value-type="float">
            <text:p>1.56</text:p>
          </table:table-cell>
          <table:table-cell table:formula="of:=[.B157]+[.$K$2]*(-20*[.B157])" office:value-type="float" office:value="1.52429128433398E-015" calcext:value-type="float">
            <text:p>1.52429128433398E-015</text:p>
          </table:table-cell>
          <table:table-cell/>
          <table:table-cell table:formula="of:=[.$B$2]*EXP(-20*[.A158])" office:value-type="float" office:value="0.0000000000000563692375094254" calcext:value-type="float">
            <text:p>5.63692375094254E-014</text:p>
          </table:table-cell>
          <table:table-cell/>
          <table:table-cell table:formula="of:=[.D158]-[.B158]" office:value-type="float" office:value="0.0000000000000548449462250914" calcext:value-type="float">
            <text:p>5.48449462250914E-014</text:p>
          </table:table-cell>
          <table:table-cell table:formula="of:=[.F158]/[.D158]" office:value-type="float" office:value="0.972958809597538" calcext:value-type="float">
            <text:p>0.9729588096</text:p>
          </table:table-cell>
          <table:table-cell/>
          <table:table-cell table:formula="of:=[.F158]/[.F157]" office:value-type="float" office:value="0.819263867466928" calcext:value-type="float">
            <text:p>0.8192638675</text:p>
          </table:table-cell>
          <table:table-cell table:number-columns-repeated="2"/>
        </table:table-row>
        <table:table-row table:style-name="ro1">
          <table:table-cell table:formula="of:=[.A158]+[.$K$2]" office:value-type="float" office:value="1.57" calcext:value-type="float">
            <text:p>1.57</text:p>
          </table:table-cell>
          <table:table-cell table:formula="of:=[.B158]+[.$K$2]*(-20*[.B158])" office:value-type="float" office:value="1.21943302746718E-015" calcext:value-type="float">
            <text:p>1.21943302746718E-015</text:p>
          </table:table-cell>
          <table:table-cell/>
          <table:table-cell table:formula="of:=[.$B$2]*EXP(-20*[.A159])" office:value-type="float" office:value="0.0000000000000461512282765235" calcext:value-type="float">
            <text:p>4.61512282765235E-014</text:p>
          </table:table-cell>
          <table:table-cell/>
          <table:table-cell table:formula="of:=[.D159]-[.B159]" office:value-type="float" office:value="0.0000000000000449317952490563" calcext:value-type="float">
            <text:p>4.49317952490563E-014</text:p>
          </table:table-cell>
          <table:table-cell table:formula="of:=[.F159]/[.D159]" office:value-type="float" office:value="0.973577452366799" calcext:value-type="float">
            <text:p>0.9735774524</text:p>
          </table:table-cell>
          <table:table-cell/>
          <table:table-cell table:formula="of:=[.F159]/[.F158]" office:value-type="float" office:value="0.819251332012432" calcext:value-type="float">
            <text:p>0.819251332</text:p>
          </table:table-cell>
          <table:table-cell table:number-columns-repeated="2"/>
        </table:table-row>
        <table:table-row table:style-name="ro1">
          <table:table-cell table:formula="of:=[.A159]+[.$K$2]" office:value-type="float" office:value="1.58" calcext:value-type="float">
            <text:p>1.58</text:p>
          </table:table-cell>
          <table:table-cell table:formula="of:=[.B159]+[.$K$2]*(-20*[.B159])" office:value-type="float" office:value="9.75546421973748E-016" calcext:value-type="float">
            <text:p>9.75546421973748E-016</text:p>
          </table:table-cell>
          <table:table-cell/>
          <table:table-cell table:formula="of:=[.$B$2]*EXP(-20*[.A160])" office:value-type="float" office:value="0.000000000000037785429882312" calcext:value-type="float">
            <text:p>3.7785429882312E-014</text:p>
          </table:table-cell>
          <table:table-cell/>
          <table:table-cell table:formula="of:=[.D160]-[.B160]" office:value-type="float" office:value="0.0000000000000368098834603382" calcext:value-type="float">
            <text:p>3.68098834603382E-014</text:p>
          </table:table-cell>
          <table:table-cell table:formula="of:=[.F160]/[.D160]" office:value-type="float" office:value="0.974181941954552" calcext:value-type="float">
            <text:p>0.974181942</text:p>
          </table:table-cell>
          <table:table-cell/>
          <table:table-cell table:formula="of:=[.F160]/[.F159]" office:value-type="float" office:value="0.819239099090111" calcext:value-type="float">
            <text:p>0.8192390991</text:p>
          </table:table-cell>
          <table:table-cell table:number-columns-repeated="2"/>
        </table:table-row>
        <table:table-row table:style-name="ro1">
          <table:table-cell table:formula="of:=[.A160]+[.$K$2]" office:value-type="float" office:value="1.59" calcext:value-type="float">
            <text:p>1.59</text:p>
          </table:table-cell>
          <table:table-cell table:formula="of:=[.B160]+[.$K$2]*(-20*[.B160])" office:value-type="float" office:value="7.80437137578998E-016" calcext:value-type="float">
            <text:p>7.80437137578998E-016</text:p>
          </table:table-cell>
          <table:table-cell/>
          <table:table-cell table:formula="of:=[.$B$2]*EXP(-20*[.A161])" office:value-type="float" office:value="0.0000000000000309360934629205" calcext:value-type="float">
            <text:p>3.09360934629205E-014</text:p>
          </table:table-cell>
          <table:table-cell/>
          <table:table-cell table:formula="of:=[.D161]-[.B161]" office:value-type="float" office:value="0.0000000000000301556563253415" calcext:value-type="float">
            <text:p>3.01556563253415E-014</text:p>
          </table:table-cell>
          <table:table-cell table:formula="of:=[.F161]/[.D161]" office:value-type="float" office:value="0.97477260215436" calcext:value-type="float">
            <text:p>0.9747726022</text:p>
          </table:table-cell>
          <table:table-cell/>
          <table:table-cell table:formula="of:=[.F161]/[.F160]" office:value-type="float" office:value="0.8192271610377" calcext:value-type="float">
            <text:p>0.819227161</text:p>
          </table:table-cell>
          <table:table-cell table:number-columns-repeated="2"/>
        </table:table-row>
        <table:table-row table:style-name="ro1">
          <table:table-cell table:formula="of:=[.A161]+[.$K$2]" office:value-type="float" office:value="1.6" calcext:value-type="float">
            <text:p>1.6</text:p>
          </table:table-cell>
          <table:table-cell table:formula="of:=[.B161]+[.$K$2]*(-20*[.B161])" office:value-type="float" office:value="6.24349710063199E-016" calcext:value-type="float">
            <text:p>6.24349710063199E-016</text:p>
          </table:table-cell>
          <table:table-cell/>
          <table:table-cell table:formula="of:=[.$B$2]*EXP(-20*[.A162])" office:value-type="float" office:value="0.0000000000000253283310981878" calcext:value-type="float">
            <text:p>2.53283310981878E-014</text:p>
          </table:table-cell>
          <table:table-cell/>
          <table:table-cell table:formula="of:=[.D162]-[.B162]" office:value-type="float" office:value="0.0000000000000247039813881246" calcext:value-type="float">
            <text:p>2.47039813881246E-014</text:p>
          </table:table-cell>
          <table:table-cell table:formula="of:=[.F162]/[.D162]" office:value-type="float" office:value="0.975349749352105" calcext:value-type="float">
            <text:p>0.9753497494</text:p>
          </table:table-cell>
          <table:table-cell/>
          <table:table-cell table:formula="of:=[.F162]/[.F161]" office:value-type="float" office:value="0.819215510403748" calcext:value-type="float">
            <text:p>0.8192155104</text:p>
          </table:table-cell>
          <table:table-cell table:number-columns-repeated="2"/>
        </table:table-row>
        <table:table-row table:style-name="ro1">
          <table:table-cell table:formula="of:=[.A162]+[.$K$2]" office:value-type="float" office:value="1.61" calcext:value-type="float">
            <text:p>1.61</text:p>
          </table:table-cell>
          <table:table-cell table:formula="of:=[.B162]+[.$K$2]*(-20*[.B162])" office:value-type="float" office:value="4.99479768050559E-016" calcext:value-type="float">
            <text:p>4.99479768050559E-016</text:p>
          </table:table-cell>
          <table:table-cell/>
          <table:table-cell table:formula="of:=[.$B$2]*EXP(-20*[.A163])" office:value-type="float" office:value="0.0000000000000207370835942277" calcext:value-type="float">
            <text:p>2.07370835942277E-014</text:p>
          </table:table-cell>
          <table:table-cell/>
          <table:table-cell table:formula="of:=[.D163]-[.B163]" office:value-type="float" office:value="0.0000000000000202376038261772" calcext:value-type="float">
            <text:p>2.02376038261772E-014</text:p>
          </table:table-cell>
          <table:table-cell table:formula="of:=[.F163]/[.D163]" office:value-type="float" office:value="0.975913692695457" calcext:value-type="float">
            <text:p>0.9759136927</text:p>
          </table:table-cell>
          <table:table-cell/>
          <table:table-cell table:formula="of:=[.F163]/[.F162]" office:value-type="float" office:value="0.819204139941003" calcext:value-type="float">
            <text:p>0.8192041399</text:p>
          </table:table-cell>
          <table:table-cell table:number-columns-repeated="2"/>
        </table:table-row>
        <table:table-row table:style-name="ro1">
          <table:table-cell table:formula="of:=[.A163]+[.$K$2]" office:value-type="float" office:value="1.62" calcext:value-type="float">
            <text:p>1.62</text:p>
          </table:table-cell>
          <table:table-cell table:formula="of:=[.B163]+[.$K$2]*(-20*[.B163])" office:value-type="float" office:value="3.99583814440447E-016" calcext:value-type="float">
            <text:p>3.99583814440447E-016</text:p>
          </table:table-cell>
          <table:table-cell/>
          <table:table-cell table:formula="of:=[.$B$2]*EXP(-20*[.A164])" office:value-type="float" office:value="0.0000000000000169780880677431" calcext:value-type="float">
            <text:p>1.69780880677431E-014</text:p>
          </table:table-cell>
          <table:table-cell/>
          <table:table-cell table:formula="of:=[.D164]-[.B164]" office:value-type="float" office:value="0.0000000000000165785042533026" calcext:value-type="float">
            <text:p>1.65785042533026E-014</text:p>
          </table:table-cell>
          <table:table-cell table:formula="of:=[.F164]/[.D164]" office:value-type="float" office:value="0.97646473425947" calcext:value-type="float">
            <text:p>0.9764647343</text:p>
          </table:table-cell>
          <table:table-cell/>
          <table:table-cell table:formula="of:=[.F164]/[.F163]" office:value-type="float" office:value="0.819193042600156" calcext:value-type="float">
            <text:p>0.8191930426</text:p>
          </table:table-cell>
          <table:table-cell table:number-columns-repeated="2"/>
        </table:table-row>
        <table:table-row table:style-name="ro1">
          <table:table-cell table:formula="of:=[.A164]+[.$K$2]" office:value-type="float" office:value="1.63" calcext:value-type="float">
            <text:p>1.63</text:p>
          </table:table-cell>
          <table:table-cell table:formula="of:=[.B164]+[.$K$2]*(-20*[.B164])" office:value-type="float" office:value="3.19667051552358E-016" calcext:value-type="float">
            <text:p>3.19667051552358E-016</text:p>
          </table:table-cell>
          <table:table-cell/>
          <table:table-cell table:formula="of:=[.$B$2]*EXP(-20*[.A165])" office:value-type="float" office:value="0.0000000000000139004828295276" calcext:value-type="float">
            <text:p>1.39004828295276E-014</text:p>
          </table:table-cell>
          <table:table-cell/>
          <table:table-cell table:formula="of:=[.D165]-[.B165]" office:value-type="float" office:value="0.0000000000000135808157779753" calcext:value-type="float">
            <text:p>1.35808157779753E-014</text:p>
          </table:table-cell>
          <table:table-cell table:formula="of:=[.F165]/[.D165]" office:value-type="float" office:value="0.977003169208388" calcext:value-type="float">
            <text:p>0.9770031692</text:p>
          </table:table-cell>
          <table:table-cell/>
          <table:table-cell table:formula="of:=[.F165]/[.F164]" office:value-type="float" office:value="0.819182211523686" calcext:value-type="float">
            <text:p>0.8191822115</text:p>
          </table:table-cell>
          <table:table-cell table:number-columns-repeated="2"/>
        </table:table-row>
        <table:table-row table:style-name="ro1">
          <table:table-cell table:formula="of:=[.A165]+[.$K$2]" office:value-type="float" office:value="1.64" calcext:value-type="float">
            <text:p>1.64</text:p>
          </table:table-cell>
          <table:table-cell table:formula="of:=[.B165]+[.$K$2]*(-20*[.B165])" office:value-type="float" office:value="2.55733641241886E-016" calcext:value-type="float">
            <text:p>2.55733641241886E-016</text:p>
          </table:table-cell>
          <table:table-cell/>
          <table:table-cell table:formula="of:=[.$B$2]*EXP(-20*[.A166])" office:value-type="float" office:value="0.0000000000000113807527751667" calcext:value-type="float">
            <text:p>1.13807527751667E-014</text:p>
          </table:table-cell>
          <table:table-cell/>
          <table:table-cell table:formula="of:=[.D166]-[.B166]" office:value-type="float" office:value="0.0000000000000111250191339248" calcext:value-type="float">
            <text:p>1.11250191339248E-014</text:p>
          </table:table-cell>
          <table:table-cell table:formula="of:=[.F166]/[.D166]" office:value-type="float" office:value="0.977529285953746" calcext:value-type="float">
            <text:p>0.977529286</text:p>
          </table:table-cell>
          <table:table-cell/>
          <table:table-cell table:formula="of:=[.F166]/[.F165]" office:value-type="float" office:value="0.819171640039976" calcext:value-type="float">
            <text:p>0.81917164</text:p>
          </table:table-cell>
          <table:table-cell table:number-columns-repeated="2"/>
        </table:table-row>
        <table:table-row table:style-name="ro1">
          <table:table-cell table:formula="of:=[.A166]+[.$K$2]" office:value-type="float" office:value="1.65" calcext:value-type="float">
            <text:p>1.65</text:p>
          </table:table-cell>
          <table:table-cell table:formula="of:=[.B166]+[.$K$2]*(-20*[.B166])" office:value-type="float" office:value="2.04586912993509E-016" calcext:value-type="float">
            <text:p>2.04586912993509E-016</text:p>
          </table:table-cell>
          <table:table-cell/>
          <table:table-cell table:formula="of:=[.$B$2]*EXP(-20*[.A167])" office:value-type="float" office:value="9.31777229020653E-015" calcext:value-type="float">
            <text:p>9.31777229020653E-015</text:p>
          </table:table-cell>
          <table:table-cell/>
          <table:table-cell table:formula="of:=[.D167]-[.B167]" office:value-type="float" office:value="9.11318537721302E-015" calcext:value-type="float">
            <text:p>9.11318537721302E-015</text:p>
          </table:table-cell>
          <table:table-cell table:formula="of:=[.F167]/[.D167]" office:value-type="float" office:value="0.978043366308861" calcext:value-type="float">
            <text:p>0.9780433663</text:p>
          </table:table-cell>
          <table:table-cell/>
          <table:table-cell table:formula="of:=[.F167]/[.F166]" office:value-type="float" office:value="0.819161321657698" calcext:value-type="float">
            <text:p>0.8191613217</text:p>
          </table:table-cell>
          <table:table-cell table:number-columns-repeated="2"/>
        </table:table-row>
        <table:table-row table:style-name="ro1">
          <table:table-cell table:formula="of:=[.A167]+[.$K$2]" office:value-type="float" office:value="1.66" calcext:value-type="float">
            <text:p>1.66</text:p>
          </table:table-cell>
          <table:table-cell table:formula="of:=[.B167]+[.$K$2]*(-20*[.B167])" office:value-type="float" office:value="1.63669530394807E-016" calcext:value-type="float">
            <text:p>1.63669530394807E-016</text:p>
          </table:table-cell>
          <table:table-cell/>
          <table:table-cell table:formula="of:=[.$B$2]*EXP(-20*[.A168])" office:value-type="float" office:value="7.62874672416998E-015" calcext:value-type="float">
            <text:p>7.62874672416998E-015</text:p>
          </table:table-cell>
          <table:table-cell/>
          <table:table-cell table:formula="of:=[.D168]-[.B168]" office:value-type="float" office:value="7.46507719377517E-015" calcext:value-type="float">
            <text:p>7.46507719377517E-015</text:p>
          </table:table-cell>
          <table:table-cell table:formula="of:=[.F168]/[.D168]" office:value-type="float" office:value="0.978545685639784" calcext:value-type="float">
            <text:p>0.9785456856</text:p>
          </table:table-cell>
          <table:table-cell/>
          <table:table-cell table:formula="of:=[.F168]/[.F167]" office:value-type="float" office:value="0.819151250060286" calcext:value-type="float">
            <text:p>0.8191512501</text:p>
          </table:table-cell>
          <table:table-cell table:number-columns-repeated="2"/>
        </table:table-row>
        <table:table-row table:style-name="ro1">
          <table:table-cell table:formula="of:=[.A168]+[.$K$2]" office:value-type="float" office:value="1.67" calcext:value-type="float">
            <text:p>1.67</text:p>
          </table:table-cell>
          <table:table-cell table:formula="of:=[.B168]+[.$K$2]*(-20*[.B168])" office:value-type="float" office:value="1.30935624315846E-016" calcext:value-type="float">
            <text:p>1.30935624315846E-016</text:p>
          </table:table-cell>
          <table:table-cell/>
          <table:table-cell table:formula="of:=[.$B$2]*EXP(-20*[.A169])" office:value-type="float" office:value="6.24588955052085E-015" calcext:value-type="float">
            <text:p>6.24588955052085E-015</text:p>
          </table:table-cell>
          <table:table-cell/>
          <table:table-cell table:formula="of:=[.D169]-[.B169]" office:value-type="float" office:value="6.11495392620501E-015" calcext:value-type="float">
            <text:p>6.11495392620501E-015</text:p>
          </table:table-cell>
          <table:table-cell table:formula="of:=[.F169]/[.D169]" office:value-type="float" office:value="0.979036513012798" calcext:value-type="float">
            <text:p>0.979036513</text:p>
          </table:table-cell>
          <table:table-cell/>
          <table:table-cell table:formula="of:=[.F169]/[.F168]" office:value-type="float" office:value="0.819141419100666" calcext:value-type="float">
            <text:p>0.8191414191</text:p>
          </table:table-cell>
          <table:table-cell table:number-columns-repeated="2"/>
        </table:table-row>
        <table:table-row table:style-name="ro1">
          <table:table-cell table:formula="of:=[.A169]+[.$K$2]" office:value-type="float" office:value="1.68" calcext:value-type="float">
            <text:p>1.68</text:p>
          </table:table-cell>
          <table:table-cell table:formula="of:=[.B169]+[.$K$2]*(-20*[.B169])" office:value-type="float" office:value="1.04748499452677E-016" calcext:value-type="float">
            <text:p>1.04748499452677E-016</text:p>
          </table:table-cell>
          <table:table-cell/>
          <table:table-cell table:formula="of:=[.$B$2]*EXP(-20*[.A170])" office:value-type="float" office:value="5.11370185533986E-015" calcext:value-type="float">
            <text:p>5.11370185533986E-015</text:p>
          </table:table-cell>
          <table:table-cell/>
          <table:table-cell table:formula="of:=[.D170]-[.B170]" office:value-type="float" office:value="5.00895335588718E-015" calcext:value-type="float">
            <text:p>5.00895335588718E-015</text:p>
          </table:table-cell>
          <table:table-cell table:formula="of:=[.F170]/[.D170]" office:value-type="float" office:value="0.979516111338541" calcext:value-type="float">
            <text:p>0.9795161113</text:p>
          </table:table-cell>
          <table:table-cell/>
          <table:table-cell table:formula="of:=[.F170]/[.F169]" office:value-type="float" office:value="0.819131822796215" calcext:value-type="float">
            <text:p>0.8191318228</text:p>
          </table:table-cell>
          <table:table-cell table:number-columns-repeated="2"/>
        </table:table-row>
        <table:table-row table:style-name="ro1">
          <table:table-cell table:formula="of:=[.A170]+[.$K$2]" office:value-type="float" office:value="1.69" calcext:value-type="float">
            <text:p>1.69</text:p>
          </table:table-cell>
          <table:table-cell table:formula="of:=[.B170]+[.$K$2]*(-20*[.B170])" office:value-type="float" office:value="8.37987995621412E-017" calcext:value-type="float">
            <text:p>8.37987995621412E-017</text:p>
          </table:table-cell>
          <table:table-cell/>
          <table:table-cell table:formula="of:=[.$B$2]*EXP(-20*[.A171])" office:value-type="float" office:value="4.18674497103866E-015" calcext:value-type="float">
            <text:p>4.18674497103866E-015</text:p>
          </table:table-cell>
          <table:table-cell/>
          <table:table-cell table:formula="of:=[.D171]-[.B171]" office:value-type="float" office:value="4.10294617147652E-015" calcext:value-type="float">
            <text:p>4.10294617147652E-015</text:p>
          </table:table-cell>
          <table:table-cell table:formula="of:=[.F171]/[.D171]" office:value-type="float" office:value="0.979984737512839" calcext:value-type="float">
            <text:p>0.9799847375</text:p>
          </table:table-cell>
          <table:table-cell/>
          <table:table-cell table:formula="of:=[.F171]/[.F170]" office:value-type="float" office:value="0.819122455323765" calcext:value-type="float">
            <text:p>0.8191224553</text:p>
          </table:table-cell>
          <table:table-cell table:number-columns-repeated="2"/>
        </table:table-row>
        <table:table-row table:style-name="ro1">
          <table:table-cell table:formula="of:=[.A171]+[.$K$2]" office:value-type="float" office:value="1.7" calcext:value-type="float">
            <text:p>1.7</text:p>
          </table:table-cell>
          <table:table-cell table:formula="of:=[.B171]+[.$K$2]*(-20*[.B171])" office:value-type="float" office:value="6.7039039649713E-017" calcext:value-type="float">
            <text:p>6.7039039649713E-017</text:p>
          </table:table-cell>
          <table:table-cell/>
          <table:table-cell table:formula="of:=[.$B$2]*EXP(-20*[.A172])" office:value-type="float" office:value="3.42781686308393E-015" calcext:value-type="float">
            <text:p>3.42781686308393E-015</text:p>
          </table:table-cell>
          <table:table-cell/>
          <table:table-cell table:formula="of:=[.D172]-[.B172]" office:value-type="float" office:value="3.36077782343422E-015" calcext:value-type="float">
            <text:p>3.36077782343422E-015</text:p>
          </table:table-cell>
          <table:table-cell table:formula="of:=[.F172]/[.D172]" office:value-type="float" office:value="0.980442642554305" calcext:value-type="float">
            <text:p>0.9804426426</text:p>
          </table:table-cell>
          <table:table-cell/>
          <table:table-cell table:formula="of:=[.F172]/[.F171]" office:value-type="float" office:value="0.819113311014942" calcext:value-type="float">
            <text:p>0.819113311</text:p>
          </table:table-cell>
          <table:table-cell table:number-columns-repeated="2"/>
        </table:table-row>
        <table:table-row table:style-name="ro1">
          <table:table-cell table:formula="of:=[.A172]+[.$K$2]" office:value-type="float" office:value="1.71" calcext:value-type="float">
            <text:p>1.71</text:p>
          </table:table-cell>
          <table:table-cell table:formula="of:=[.B172]+[.$K$2]*(-20*[.B172])" office:value-type="float" office:value="5.36312317197704E-017" calcext:value-type="float">
            <text:p>5.36312317197704E-017</text:p>
          </table:table-cell>
          <table:table-cell/>
          <table:table-cell table:formula="of:=[.$B$2]*EXP(-20*[.A173])" office:value-type="float" office:value="2.80645908172612E-015" calcext:value-type="float">
            <text:p>2.80645908172612E-015</text:p>
          </table:table-cell>
          <table:table-cell/>
          <table:table-cell table:formula="of:=[.D173]-[.B173]" office:value-type="float" office:value="2.75282785000635E-015" calcext:value-type="float">
            <text:p>2.75282785000635E-015</text:p>
          </table:table-cell>
          <table:table-cell table:formula="of:=[.F173]/[.D173]" office:value-type="float" office:value="0.980890071738803" calcext:value-type="float">
            <text:p>0.9808900717</text:p>
          </table:table-cell>
          <table:table-cell/>
          <table:table-cell table:formula="of:=[.F173]/[.F172]" office:value-type="float" office:value="0.819104384351528" calcext:value-type="float">
            <text:p>0.8191043844</text:p>
          </table:table-cell>
          <table:table-cell table:number-columns-repeated="2"/>
        </table:table-row>
        <table:table-row table:style-name="ro1">
          <table:table-cell table:formula="of:=[.A173]+[.$K$2]" office:value-type="float" office:value="1.72" calcext:value-type="float">
            <text:p>1.72</text:p>
          </table:table-cell>
          <table:table-cell table:formula="of:=[.B173]+[.$K$2]*(-20*[.B173])" office:value-type="float" office:value="4.29049853758163E-017" calcext:value-type="float">
            <text:p>4.29049853758163E-017</text:p>
          </table:table-cell>
          <table:table-cell/>
          <table:table-cell table:formula="of:=[.$B$2]*EXP(-20*[.A174])" office:value-type="float" office:value="2.29773435746416E-015" calcext:value-type="float">
            <text:p>2.29773435746416E-015</text:p>
          </table:table-cell>
          <table:table-cell/>
          <table:table-cell table:formula="of:=[.D174]-[.B174]" office:value-type="float" office:value="2.25482937208835E-015" calcext:value-type="float">
            <text:p>2.25482937208835E-015</text:p>
          </table:table-cell>
          <table:table-cell table:formula="of:=[.F174]/[.D174]" office:value-type="float" office:value="0.981327264730825" calcext:value-type="float">
            <text:p>0.9813272647</text:p>
          </table:table-cell>
          <table:table-cell/>
          <table:table-cell table:formula="of:=[.F174]/[.F173]" office:value-type="float" office:value="0.819095669961034" calcext:value-type="float">
            <text:p>0.81909567</text:p>
          </table:table-cell>
          <table:table-cell table:number-columns-repeated="2"/>
        </table:table-row>
        <table:table-row table:style-name="ro1">
          <table:table-cell table:formula="of:=[.A174]+[.$K$2]" office:value-type="float" office:value="1.73" calcext:value-type="float">
            <text:p>1.73</text:p>
          </table:table-cell>
          <table:table-cell table:formula="of:=[.B174]+[.$K$2]*(-20*[.B174])" office:value-type="float" office:value="3.43239883006531E-017" calcext:value-type="float">
            <text:p>3.43239883006531E-017</text:p>
          </table:table-cell>
          <table:table-cell/>
          <table:table-cell table:formula="of:=[.$B$2]*EXP(-20*[.A175])" office:value-type="float" office:value="1.88122578085979E-015" calcext:value-type="float">
            <text:p>1.88122578085979E-015</text:p>
          </table:table-cell>
          <table:table-cell/>
          <table:table-cell table:formula="of:=[.D175]-[.B175]" office:value-type="float" office:value="1.84690179255914E-015" calcext:value-type="float">
            <text:p>1.84690179255914E-015</text:p>
          </table:table-cell>
          <table:table-cell table:formula="of:=[.F175]/[.D175]" office:value-type="float" office:value="0.981754455711868" calcext:value-type="float">
            <text:p>0.9817544557</text:p>
          </table:table-cell>
          <table:table-cell/>
          <table:table-cell table:formula="of:=[.F175]/[.F174]" office:value-type="float" office:value="0.819087162612488" calcext:value-type="float">
            <text:p>0.8190871626</text:p>
          </table:table-cell>
          <table:table-cell table:number-columns-repeated="2"/>
        </table:table-row>
        <table:table-row table:style-name="ro1">
          <table:table-cell table:formula="of:=[.A175]+[.$K$2]" office:value-type="float" office:value="1.74" calcext:value-type="float">
            <text:p>1.74</text:p>
          </table:table-cell>
          <table:table-cell table:formula="of:=[.B175]+[.$K$2]*(-20*[.B175])" office:value-type="float" office:value="2.74591906405224E-017" calcext:value-type="float">
            <text:p>2.74591906405224E-017</text:p>
          </table:table-cell>
          <table:table-cell/>
          <table:table-cell table:formula="of:=[.$B$2]*EXP(-20*[.A176])" office:value-type="float" office:value="1.54021740027305E-015" calcext:value-type="float">
            <text:p>1.54021740027305E-015</text:p>
          </table:table-cell>
          <table:table-cell/>
          <table:table-cell table:formula="of:=[.D176]-[.B176]" office:value-type="float" office:value="1.51275820963253E-015" calcext:value-type="float">
            <text:p>1.51275820963253E-015</text:p>
          </table:table-cell>
          <table:table-cell table:formula="of:=[.F176]/[.D176]" office:value-type="float" office:value="0.982171873505873" calcext:value-type="float">
            <text:p>0.9821718735</text:p>
          </table:table-cell>
          <table:table-cell/>
          <table:table-cell table:formula="of:=[.F176]/[.F175]" office:value-type="float" office:value="0.819078857212212" calcext:value-type="float">
            <text:p>0.8190788572</text:p>
          </table:table-cell>
          <table:table-cell table:number-columns-repeated="2"/>
        </table:table-row>
        <table:table-row table:style-name="ro1">
          <table:table-cell table:formula="of:=[.A176]+[.$K$2]" office:value-type="float" office:value="1.75" calcext:value-type="float">
            <text:p>1.75</text:p>
          </table:table-cell>
          <table:table-cell table:formula="of:=[.B176]+[.$K$2]*(-20*[.B176])" office:value-type="float" office:value="2.1967352512418E-017" calcext:value-type="float">
            <text:p>2.1967352512418E-017</text:p>
          </table:table-cell>
          <table:table-cell/>
          <table:table-cell table:formula="of:=[.$B$2]*EXP(-20*[.A177])" office:value-type="float" office:value="1.26102335202936E-015" calcext:value-type="float">
            <text:p>1.26102335202936E-015</text:p>
          </table:table-cell>
          <table:table-cell/>
          <table:table-cell table:formula="of:=[.D177]-[.B177]" office:value-type="float" office:value="1.23905599951694E-015" calcext:value-type="float">
            <text:p>1.23905599951694E-015</text:p>
          </table:table-cell>
          <table:table-cell table:formula="of:=[.F177]/[.D177]" office:value-type="float" office:value="0.982579741701796" calcext:value-type="float">
            <text:p>0.9825797417</text:p>
          </table:table-cell>
          <table:table-cell/>
          <table:table-cell table:formula="of:=[.F177]/[.F176]" office:value-type="float" office:value="0.819070748799922" calcext:value-type="float">
            <text:p>0.8190707488</text:p>
          </table:table-cell>
          <table:table-cell table:number-columns-repeated="2"/>
        </table:table-row>
        <table:table-row table:style-name="ro1">
          <table:table-cell table:formula="of:=[.A177]+[.$K$2]" office:value-type="float" office:value="1.76" calcext:value-type="float">
            <text:p>1.76</text:p>
          </table:table-cell>
          <table:table-cell table:formula="of:=[.B177]+[.$K$2]*(-20*[.B177])" office:value-type="float" office:value="1.75738820099344E-017" calcext:value-type="float">
            <text:p>1.75738820099344E-017</text:p>
          </table:table-cell>
          <table:table-cell/>
          <table:table-cell table:formula="of:=[.$B$2]*EXP(-20*[.A178])" office:value-type="float" office:value="1.03243859865592E-015" calcext:value-type="float">
            <text:p>1.03243859865592E-015</text:p>
          </table:table-cell>
          <table:table-cell/>
          <table:table-cell table:formula="of:=[.D178]-[.B178]" office:value-type="float" office:value="1.01486471664599E-015" calcext:value-type="float">
            <text:p>1.01486471664599E-015</text:p>
          </table:table-cell>
          <table:table-cell table:formula="of:=[.F178]/[.D178]" office:value-type="float" office:value="0.982978278773369" calcext:value-type="float">
            <text:p>0.9829782788</text:p>
          </table:table-cell>
          <table:table-cell/>
          <table:table-cell table:formula="of:=[.F178]/[.F177]" office:value-type="float" office:value="0.819062832544811" calcext:value-type="float">
            <text:p>0.8190628325</text:p>
          </table:table-cell>
          <table:table-cell table:number-columns-repeated="2"/>
        </table:table-row>
        <table:table-row table:style-name="ro1">
          <table:table-cell table:formula="of:=[.A178]+[.$K$2]" office:value-type="float" office:value="1.77" calcext:value-type="float">
            <text:p>1.77</text:p>
          </table:table-cell>
          <table:table-cell table:formula="of:=[.B178]+[.$K$2]*(-20*[.B178])" office:value-type="float" office:value="1.40591056079475E-017" calcext:value-type="float">
            <text:p>1.40591056079475E-017</text:p>
          </table:table-cell>
          <table:table-cell/>
          <table:table-cell table:formula="of:=[.$B$2]*EXP(-20*[.A179])" office:value-type="float" office:value="8.45289231384339E-016" calcext:value-type="float">
            <text:p>8.45289231384339E-016</text:p>
          </table:table-cell>
          <table:table-cell/>
          <table:table-cell table:formula="of:=[.D179]-[.B179]" office:value-type="float" office:value="8.31230125776392E-016" calcext:value-type="float">
            <text:p>8.31230125776392E-016</text:p>
          </table:table-cell>
          <table:table-cell table:formula="of:=[.F179]/[.D179]" office:value-type="float" office:value="0.983367698196128" calcext:value-type="float">
            <text:p>0.9833676982</text:p>
          </table:table-cell>
          <table:table-cell/>
          <table:table-cell table:formula="of:=[.F179]/[.F178]" office:value-type="float" office:value="0.819055103741817" calcext:value-type="float">
            <text:p>0.8190551037</text:p>
          </table:table-cell>
          <table:table-cell table:number-columns-repeated="2"/>
        </table:table-row>
        <table:table-row table:style-name="ro1">
          <table:table-cell table:formula="of:=[.A179]+[.$K$2]" office:value-type="float" office:value="1.78" calcext:value-type="float">
            <text:p>1.78</text:p>
          </table:table-cell>
          <table:table-cell table:formula="of:=[.B179]+[.$K$2]*(-20*[.B179])" office:value-type="float" office:value="1.1247284486358E-017" calcext:value-type="float">
            <text:p>1.1247284486358E-017</text:p>
          </table:table-cell>
          <table:table-cell/>
          <table:table-cell table:formula="of:=[.$B$2]*EXP(-20*[.A180])" office:value-type="float" office:value="6.92064288980007E-016" calcext:value-type="float">
            <text:p>6.92064288980007E-016</text:p>
          </table:table-cell>
          <table:table-cell/>
          <table:table-cell table:formula="of:=[.D180]-[.B180]" office:value-type="float" office:value="6.80817004493649E-016" calcext:value-type="float">
            <text:p>6.80817004493649E-016</text:p>
          </table:table-cell>
          <table:table-cell table:formula="of:=[.F180]/[.D180]" office:value-type="float" office:value="0.983748208561758" calcext:value-type="float">
            <text:p>0.9837482086</text:p>
          </table:table-cell>
          <table:table-cell/>
          <table:table-cell table:formula="of:=[.F180]/[.F179]" office:value-type="float" office:value="0.81904755780807" calcext:value-type="float">
            <text:p>0.8190475578</text:p>
          </table:table-cell>
          <table:table-cell table:number-columns-repeated="2"/>
        </table:table-row>
        <table:table-row table:style-name="ro1">
          <table:table-cell table:formula="of:=[.A180]+[.$K$2]" office:value-type="float" office:value="1.79" calcext:value-type="float">
            <text:p>1.79</text:p>
          </table:table-cell>
          <table:table-cell table:formula="of:=[.B180]+[.$K$2]*(-20*[.B180])" office:value-type="float" office:value="8.9978275890864E-018" calcext:value-type="float">
            <text:p>8.9978275890864E-018</text:p>
          </table:table-cell>
          <table:table-cell/>
          <table:table-cell table:formula="of:=[.$B$2]*EXP(-20*[.A181])" office:value-type="float" office:value="5.66614316494981E-016" calcext:value-type="float">
            <text:p>5.66614316494981E-016</text:p>
          </table:table-cell>
          <table:table-cell/>
          <table:table-cell table:formula="of:=[.D181]-[.B181]" office:value-type="float" office:value="5.57616488905895E-016" calcext:value-type="float">
            <text:p>5.57616488905895E-016</text:p>
          </table:table-cell>
          <table:table-cell table:formula="of:=[.F181]/[.D181]" office:value-type="float" office:value="0.98412001368983" calcext:value-type="float">
            <text:p>0.9841200137</text:p>
          </table:table-cell>
          <table:table-cell/>
          <table:table-cell table:formula="of:=[.F181]/[.F180]" office:value-type="float" office:value="0.81904019027935" calcext:value-type="float">
            <text:p>0.8190401903</text:p>
          </table:table-cell>
          <table:table-cell table:number-columns-repeated="2"/>
        </table:table-row>
        <table:table-row table:style-name="ro1">
          <table:table-cell table:formula="of:=[.A181]+[.$K$2]" office:value-type="float" office:value="1.8" calcext:value-type="float">
            <text:p>1.8</text:p>
          </table:table-cell>
          <table:table-cell table:formula="of:=[.B181]+[.$K$2]*(-20*[.B181])" office:value-type="float" office:value="7.19826207126912E-018" calcext:value-type="float">
            <text:p>7.19826207126912E-018</text:p>
          </table:table-cell>
          <table:table-cell/>
          <table:table-cell table:formula="of:=[.$B$2]*EXP(-20*[.A182])" office:value-type="float" office:value="4.63904566048701E-016" calcext:value-type="float">
            <text:p>4.63904566048701E-016</text:p>
          </table:table-cell>
          <table:table-cell/>
          <table:table-cell table:formula="of:=[.D182]-[.B182]" office:value-type="float" office:value="4.56706303977432E-016" calcext:value-type="float">
            <text:p>4.56706303977432E-016</text:p>
          </table:table-cell>
          <table:table-cell table:formula="of:=[.F182]/[.D182]" office:value-type="float" office:value="0.984483312736971" calcext:value-type="float">
            <text:p>0.9844833127</text:p>
          </table:table-cell>
          <table:table-cell/>
          <table:table-cell table:formula="of:=[.F182]/[.F181]" office:value-type="float" office:value="0.819032996806712" calcext:value-type="float">
            <text:p>0.8190329968</text:p>
          </table:table-cell>
          <table:table-cell table:number-columns-repeated="2"/>
        </table:table-row>
        <table:table-row table:style-name="ro1">
          <table:table-cell table:formula="of:=[.A182]+[.$K$2]" office:value-type="float" office:value="1.81" calcext:value-type="float">
            <text:p>1.81</text:p>
          </table:table-cell>
          <table:table-cell table:formula="of:=[.B182]+[.$K$2]*(-20*[.B182])" office:value-type="float" office:value="5.75860965701529E-018" calcext:value-type="float">
            <text:p>5.75860965701529E-018</text:p>
          </table:table-cell>
          <table:table-cell/>
          <table:table-cell table:formula="of:=[.$B$2]*EXP(-20*[.A183])" office:value-type="float" office:value="3.79812934717366E-016" calcext:value-type="float">
            <text:p>3.79812934717366E-016</text:p>
          </table:table-cell>
          <table:table-cell/>
          <table:table-cell table:formula="of:=[.D183]-[.B183]" office:value-type="float" office:value="3.74054325060351E-016" calcext:value-type="float">
            <text:p>3.74054325060351E-016</text:p>
          </table:table-cell>
          <table:table-cell table:formula="of:=[.F183]/[.D183]" office:value-type="float" office:value="0.984838300303542" calcext:value-type="float">
            <text:p>0.9848383003</text:p>
          </table:table-cell>
          <table:table-cell/>
          <table:table-cell table:formula="of:=[.F183]/[.F182]" office:value-type="float" office:value="0.819025973153274" calcext:value-type="float">
            <text:p>0.8190259732</text:p>
          </table:table-cell>
          <table:table-cell table:number-columns-repeated="2"/>
        </table:table-row>
        <table:table-row table:style-name="ro1">
          <table:table-cell table:formula="of:=[.A183]+[.$K$2]" office:value-type="float" office:value="1.82" calcext:value-type="float">
            <text:p>1.82</text:p>
          </table:table-cell>
          <table:table-cell table:formula="of:=[.B183]+[.$K$2]*(-20*[.B183])" office:value-type="float" office:value="4.60688772561224E-018" calcext:value-type="float">
            <text:p>4.60688772561224E-018</text:p>
          </table:table-cell>
          <table:table-cell/>
          <table:table-cell table:formula="of:=[.$B$2]*EXP(-20*[.A184])" office:value-type="float" office:value="3.10964530069909E-016" calcext:value-type="float">
            <text:p>3.10964530069909E-016</text:p>
          </table:table-cell>
          <table:table-cell/>
          <table:table-cell table:formula="of:=[.D184]-[.B184]" office:value-type="float" office:value="3.06357642344296E-016" calcext:value-type="float">
            <text:p>3.06357642344296E-016</text:p>
          </table:table-cell>
          <table:table-cell table:formula="of:=[.F184]/[.D184]" office:value-type="float" office:value="0.985185166537879" calcext:value-type="float">
            <text:p>0.9851851665</text:p>
          </table:table-cell>
          <table:table-cell/>
          <table:table-cell table:formula="of:=[.F184]/[.F183]" office:value-type="float" office:value="0.819019115191004" calcext:value-type="float">
            <text:p>0.8190191152</text:p>
          </table:table-cell>
          <table:table-cell table:number-columns-repeated="2"/>
        </table:table-row>
        <table:table-row table:style-name="ro1">
          <table:table-cell table:formula="of:=[.A184]+[.$K$2]" office:value-type="float" office:value="1.83" calcext:value-type="float">
            <text:p>1.83</text:p>
          </table:table-cell>
          <table:table-cell table:formula="of:=[.B184]+[.$K$2]*(-20*[.B184])" office:value-type="float" office:value="3.68551018048979E-018" calcext:value-type="float">
            <text:p>3.68551018048979E-018</text:p>
          </table:table-cell>
          <table:table-cell/>
          <table:table-cell table:formula="of:=[.$B$2]*EXP(-20*[.A185])" office:value-type="float" office:value="2.54596223884676E-016" calcext:value-type="float">
            <text:p>2.54596223884676E-016</text:p>
          </table:table-cell>
          <table:table-cell/>
          <table:table-cell table:formula="of:=[.D185]-[.B185]" office:value-type="float" office:value="2.50910713704187E-016" calcext:value-type="float">
            <text:p>2.50910713704187E-016</text:p>
          </table:table-cell>
          <table:table-cell table:formula="of:=[.F185]/[.D185]" office:value-type="float" office:value="0.985524097238146" calcext:value-type="float">
            <text:p>0.9855240972</text:p>
          </table:table-cell>
          <table:table-cell/>
          <table:table-cell table:formula="of:=[.F185]/[.F184]" office:value-type="float" office:value="0.819012418897661" calcext:value-type="float">
            <text:p>0.8190124189</text:p>
          </table:table-cell>
          <table:table-cell table:number-columns-repeated="2"/>
        </table:table-row>
        <table:table-row table:style-name="ro1">
          <table:table-cell table:formula="of:=[.A185]+[.$K$2]" office:value-type="float" office:value="1.84" calcext:value-type="float">
            <text:p>1.84</text:p>
          </table:table-cell>
          <table:table-cell table:formula="of:=[.B185]+[.$K$2]*(-20*[.B185])" office:value-type="float" office:value="2.94840814439183E-018" calcext:value-type="float">
            <text:p>2.94840814439183E-018</text:p>
          </table:table-cell>
          <table:table-cell/>
          <table:table-cell table:formula="of:=[.$B$2]*EXP(-20*[.A186])" office:value-type="float" office:value="2.08445758111912E-016" calcext:value-type="float">
            <text:p>2.08445758111912E-016</text:p>
          </table:table-cell>
          <table:table-cell/>
          <table:table-cell table:formula="of:=[.D186]-[.B186]" office:value-type="float" office:value="2.05497349967521E-016" calcext:value-type="float">
            <text:p>2.05497349967521E-016</text:p>
          </table:table-cell>
          <table:table-cell table:formula="of:=[.F186]/[.D186]" office:value-type="float" office:value="0.98585527395185" calcext:value-type="float">
            <text:p>0.985855274</text:p>
          </table:table-cell>
          <table:table-cell/>
          <table:table-cell table:formula="of:=[.F186]/[.F185]" office:value-type="float" office:value="0.819005880353892" calcext:value-type="float">
            <text:p>0.8190058804</text:p>
          </table:table-cell>
          <table:table-cell table:number-columns-repeated="2"/>
        </table:table-row>
        <table:table-row table:style-name="ro1">
          <table:table-cell table:formula="of:=[.A186]+[.$K$2]" office:value-type="float" office:value="1.85" calcext:value-type="float">
            <text:p>1.85</text:p>
          </table:table-cell>
          <table:table-cell table:formula="of:=[.B186]+[.$K$2]*(-20*[.B186])" office:value-type="float" office:value="2.35872651551346E-018" calcext:value-type="float">
            <text:p>2.35872651551346E-018</text:p>
          </table:table-cell>
          <table:table-cell/>
          <table:table-cell table:formula="of:=[.$B$2]*EXP(-20*[.A187])" office:value-type="float" office:value="1.70660952514876E-016" calcext:value-type="float">
            <text:p>1.70660952514876E-016</text:p>
          </table:table-cell>
          <table:table-cell/>
          <table:table-cell table:formula="of:=[.D187]-[.B187]" office:value-type="float" office:value="1.68302225999363E-016" calcext:value-type="float">
            <text:p>1.68302225999363E-016</text:p>
          </table:table-cell>
          <table:table-cell table:formula="of:=[.F187]/[.D187]" office:value-type="float" office:value="0.986178874073096" calcext:value-type="float">
            <text:p>0.9861788741</text:p>
          </table:table-cell>
          <table:table-cell/>
          <table:table-cell table:formula="of:=[.F187]/[.F186]" office:value-type="float" office:value="0.818999495740279" calcext:value-type="float">
            <text:p>0.8189994957</text:p>
          </table:table-cell>
          <table:table-cell table:number-columns-repeated="2"/>
        </table:table-row>
        <table:table-row table:style-name="ro1">
          <table:table-cell table:formula="of:=[.A187]+[.$K$2]" office:value-type="float" office:value="1.86" calcext:value-type="float">
            <text:p>1.86</text:p>
          </table:table-cell>
          <table:table-cell table:formula="of:=[.B187]+[.$K$2]*(-20*[.B187])" office:value-type="float" office:value="1.88698121241077E-018" calcext:value-type="float">
            <text:p>1.88698121241077E-018</text:p>
          </table:table-cell>
          <table:table-cell/>
          <table:table-cell table:formula="of:=[.$B$2]*EXP(-20*[.A188])" office:value-type="float" office:value="1.3972537017351E-016" calcext:value-type="float">
            <text:p>1.3972537017351E-016</text:p>
          </table:table-cell>
          <table:table-cell/>
          <table:table-cell table:formula="of:=[.D188]-[.B188]" office:value-type="float" office:value="1.37838388961099E-016" calcext:value-type="float">
            <text:p>1.37838388961099E-016</text:p>
          </table:table-cell>
          <table:table-cell table:formula="of:=[.F188]/[.D188]" office:value-type="float" office:value="0.9864950709376" calcext:value-type="float">
            <text:p>0.9864950709</text:p>
          </table:table-cell>
          <table:table-cell/>
          <table:table-cell table:formula="of:=[.F188]/[.F187]" office:value-type="float" office:value="0.818993261334648" calcext:value-type="float">
            <text:p>0.8189932613</text:p>
          </table:table-cell>
          <table:table-cell table:number-columns-repeated="2"/>
        </table:table-row>
        <table:table-row table:style-name="ro1">
          <table:table-cell table:formula="of:=[.A188]+[.$K$2]" office:value-type="float" office:value="1.87" calcext:value-type="float">
            <text:p>1.87</text:p>
          </table:table-cell>
          <table:table-cell table:formula="of:=[.B188]+[.$K$2]*(-20*[.B188])" office:value-type="float" office:value="1.50958496992862E-018" calcext:value-type="float">
            <text:p>1.50958496992862E-018</text:p>
          </table:table-cell>
          <table:table-cell/>
          <table:table-cell table:formula="of:=[.$B$2]*EXP(-20*[.A189])" office:value-type="float" office:value="1.14397457546258E-016" calcext:value-type="float">
            <text:p>1.14397457546258E-016</text:p>
          </table:table-cell>
          <table:table-cell/>
          <table:table-cell table:formula="of:=[.D189]-[.B189]" office:value-type="float" office:value="1.1288787257633E-016" calcext:value-type="float">
            <text:p>1.1288787257633E-016</text:p>
          </table:table-cell>
          <table:table-cell table:formula="of:=[.F189]/[.D189]" office:value-type="float" office:value="0.986804033915542" calcext:value-type="float">
            <text:p>0.9868040339</text:p>
          </table:table-cell>
          <table:table-cell/>
          <table:table-cell table:formula="of:=[.F189]/[.F188]" office:value-type="float" office:value="0.818987173509324" calcext:value-type="float">
            <text:p>0.8189871735</text:p>
          </table:table-cell>
          <table:table-cell table:number-columns-repeated="2"/>
        </table:table-row>
        <table:table-row table:style-name="ro1">
          <table:table-cell table:formula="of:=[.A189]+[.$K$2]" office:value-type="float" office:value="1.88" calcext:value-type="float">
            <text:p>1.88</text:p>
          </table:table-cell>
          <table:table-cell table:formula="of:=[.B189]+[.$K$2]*(-20*[.B189])" office:value-type="float" office:value="1.20766797594289E-018" calcext:value-type="float">
            <text:p>1.20766797594289E-018</text:p>
          </table:table-cell>
          <table:table-cell/>
          <table:table-cell table:formula="of:=[.$B$2]*EXP(-20*[.A190])" office:value-type="float" office:value="9.36607165670542E-017" calcext:value-type="float">
            <text:p>9.36607165670542E-017</text:p>
          </table:table-cell>
          <table:table-cell/>
          <table:table-cell table:formula="of:=[.D190]-[.B190]" office:value-type="float" office:value="9.24530485911113E-017" calcext:value-type="float">
            <text:p>9.24530485911113E-017</text:p>
          </table:table-cell>
          <table:table-cell table:formula="of:=[.F190]/[.D190]" office:value-type="float" office:value="0.987105928502284" calcext:value-type="float">
            <text:p>0.9871059285</text:p>
          </table:table-cell>
          <table:table-cell/>
          <table:table-cell table:formula="of:=[.F190]/[.F189]" office:value-type="float" office:value="0.818981228728523" calcext:value-type="float">
            <text:p>0.8189812287</text:p>
          </table:table-cell>
          <table:table-cell table:number-columns-repeated="2"/>
        </table:table-row>
        <table:table-row table:style-name="ro1">
          <table:table-cell table:formula="of:=[.A190]+[.$K$2]" office:value-type="float" office:value="1.89" calcext:value-type="float">
            <text:p>1.89</text:p>
          </table:table-cell>
          <table:table-cell table:formula="of:=[.B190]+[.$K$2]*(-20*[.B190])" office:value-type="float" office:value="9.66134380754315E-019" calcext:value-type="float">
            <text:p>9.66134380754315E-019</text:p>
          </table:table-cell>
          <table:table-cell/>
          <table:table-cell table:formula="of:=[.$B$2]*EXP(-20*[.A191])" office:value-type="float" office:value="7.6682909008768E-017" calcext:value-type="float">
            <text:p>7.6682909008768E-017</text:p>
          </table:table-cell>
          <table:table-cell/>
          <table:table-cell table:formula="of:=[.D191]-[.B191]" office:value-type="float" office:value="7.57167746280137E-017" calcext:value-type="float">
            <text:p>7.57167746280137E-017</text:p>
          </table:table-cell>
          <table:table-cell table:formula="of:=[.F191]/[.D191]" office:value-type="float" office:value="0.98740091640702" calcext:value-type="float">
            <text:p>0.9874009164</text:p>
          </table:table-cell>
          <table:table-cell/>
          <table:table-cell table:formula="of:=[.F191]/[.F190]" office:value-type="float" office:value="0.818975423545885" calcext:value-type="float">
            <text:p>0.8189754235</text:p>
          </table:table-cell>
          <table:table-cell table:number-columns-repeated="2"/>
        </table:table-row>
        <table:table-row table:style-name="ro1">
          <table:table-cell table:formula="of:=[.A191]+[.$K$2]" office:value-type="float" office:value="1.9" calcext:value-type="float">
            <text:p>1.9</text:p>
          </table:table-cell>
          <table:table-cell table:formula="of:=[.B191]+[.$K$2]*(-20*[.B191])" office:value-type="float" office:value="7.72907504603452E-019" calcext:value-type="float">
            <text:p>7.72907504603452E-019</text:p>
          </table:table-cell>
          <table:table-cell/>
          <table:table-cell table:formula="of:=[.$B$2]*EXP(-20*[.A192])" office:value-type="float" office:value="6.27826558409588E-017" calcext:value-type="float">
            <text:p>6.27826558409588E-017</text:p>
          </table:table-cell>
          <table:table-cell/>
          <table:table-cell table:formula="of:=[.D192]-[.B192]" office:value-type="float" office:value="6.20097483363554E-017" calcext:value-type="float">
            <text:p>6.20097483363554E-017</text:p>
          </table:table-cell>
          <table:table-cell table:formula="of:=[.F192]/[.D192]" office:value-type="float" office:value="0.987689155639395" calcext:value-type="float">
            <text:p>0.9876891556</text:p>
          </table:table-cell>
          <table:table-cell/>
          <table:table-cell table:formula="of:=[.F192]/[.F191]" office:value-type="float" office:value="0.818969754601948" calcext:value-type="float">
            <text:p>0.8189697546</text:p>
          </table:table-cell>
          <table:table-cell table:number-columns-repeated="2"/>
        </table:table-row>
        <table:table-row table:style-name="ro1">
          <table:table-cell table:formula="of:=[.A192]+[.$K$2]" office:value-type="float" office:value="1.91" calcext:value-type="float">
            <text:p>1.91</text:p>
          </table:table-cell>
          <table:table-cell table:formula="of:=[.B192]+[.$K$2]*(-20*[.B192])" office:value-type="float" office:value="6.18326003682762E-019" calcext:value-type="float">
            <text:p>6.18326003682762E-019</text:p>
          </table:table-cell>
          <table:table-cell/>
          <table:table-cell table:formula="of:=[.$B$2]*EXP(-20*[.A193])" office:value-type="float" office:value="5.14020910969038E-017" calcext:value-type="float">
            <text:p>5.14020910969038E-017</text:p>
          </table:table-cell>
          <table:table-cell/>
          <table:table-cell table:formula="of:=[.D193]-[.B193]" office:value-type="float" office:value="5.07837650932211E-017" calcext:value-type="float">
            <text:p>5.07837650932211E-017</text:p>
          </table:table-cell>
          <table:table-cell table:formula="of:=[.F193]/[.D193]" office:value-type="float" office:value="0.987970800594142" calcext:value-type="float">
            <text:p>0.9879708006</text:p>
          </table:table-cell>
          <table:table-cell/>
          <table:table-cell table:formula="of:=[.F193]/[.F192]" office:value-type="float" office:value="0.818964218621854" calcext:value-type="float">
            <text:p>0.8189642186</text:p>
          </table:table-cell>
          <table:table-cell table:number-columns-repeated="2"/>
        </table:table-row>
        <table:table-row table:style-name="ro1">
          <table:table-cell table:formula="of:=[.A193]+[.$K$2]" office:value-type="float" office:value="1.92" calcext:value-type="float">
            <text:p>1.92</text:p>
          </table:table-cell>
          <table:table-cell table:formula="of:=[.B193]+[.$K$2]*(-20*[.B193])" office:value-type="float" office:value="4.94660802946209E-019" calcext:value-type="float">
            <text:p>4.94660802946209E-019</text:p>
          </table:table-cell>
          <table:table-cell/>
          <table:table-cell table:formula="of:=[.$B$2]*EXP(-20*[.A194])" office:value-type="float" office:value="4.20844727535513E-017" calcext:value-type="float">
            <text:p>4.20844727535513E-017</text:p>
          </table:table-cell>
          <table:table-cell/>
          <table:table-cell table:formula="of:=[.D194]-[.B194]" office:value-type="float" office:value="4.15898119506051E-017" calcext:value-type="float">
            <text:p>4.15898119506051E-017</text:p>
          </table:table-cell>
          <table:table-cell table:formula="of:=[.F194]/[.D194]" office:value-type="float" office:value="0.98824600213378" calcext:value-type="float">
            <text:p>0.9882460021</text:p>
          </table:table-cell>
          <table:table-cell/>
          <table:table-cell table:formula="of:=[.F194]/[.F193]" office:value-type="float" office:value="0.818958812412999" calcext:value-type="float">
            <text:p>0.8189588124</text:p>
          </table:table-cell>
          <table:table-cell table:number-columns-repeated="2"/>
        </table:table-row>
        <table:table-row table:style-name="ro1">
          <table:table-cell table:formula="of:=[.A194]+[.$K$2]" office:value-type="float" office:value="1.93" calcext:value-type="float">
            <text:p>1.93</text:p>
          </table:table-cell>
          <table:table-cell table:formula="of:=[.B194]+[.$K$2]*(-20*[.B194])" office:value-type="float" office:value="3.95728642356968E-019" calcext:value-type="float">
            <text:p>3.95728642356968E-019</text:p>
          </table:table-cell>
          <table:table-cell/>
          <table:table-cell table:formula="of:=[.$B$2]*EXP(-20*[.A195])" office:value-type="float" office:value="3.44558520704047E-017" calcext:value-type="float">
            <text:p>3.44558520704047E-017</text:p>
          </table:table-cell>
          <table:table-cell/>
          <table:table-cell table:formula="of:=[.D195]-[.B195]" office:value-type="float" office:value="3.40601234280478E-017" calcext:value-type="float">
            <text:p>3.40601234280478E-017</text:p>
          </table:table-cell>
          <table:table-cell table:formula="of:=[.F195]/[.D195]" office:value-type="float" office:value="0.988514907669433" calcext:value-type="float">
            <text:p>0.9885149077</text:p>
          </table:table-cell>
          <table:table-cell/>
          <table:table-cell table:formula="of:=[.F195]/[.F194]" office:value-type="float" office:value="0.818953532862806" calcext:value-type="float">
            <text:p>0.8189535329</text:p>
          </table:table-cell>
          <table:table-cell table:number-columns-repeated="2"/>
        </table:table-row>
        <table:table-row table:style-name="ro1">
          <table:table-cell table:formula="of:=[.A195]+[.$K$2]" office:value-type="float" office:value="1.94" calcext:value-type="float">
            <text:p>1.94</text:p>
          </table:table-cell>
          <table:table-cell table:formula="of:=[.B195]+[.$K$2]*(-20*[.B195])" office:value-type="float" office:value="3.16582913885574E-019" calcext:value-type="float">
            <text:p>3.16582913885574E-019</text:p>
          </table:table-cell>
          <table:table-cell/>
          <table:table-cell table:formula="of:=[.$B$2]*EXP(-20*[.A196])" office:value-type="float" office:value="2.82100657135459E-017" calcext:value-type="float">
            <text:p>2.82100657135459E-017</text:p>
          </table:table-cell>
          <table:table-cell/>
          <table:table-cell table:formula="of:=[.D196]-[.B196]" office:value-type="float" office:value="2.78934827996604E-017" calcext:value-type="float">
            <text:p>2.78934827996604E-017</text:p>
          </table:table-cell>
          <table:table-cell table:formula="of:=[.F196]/[.D196]" office:value-type="float" office:value="0.988777661239777" calcext:value-type="float">
            <text:p>0.9887776612</text:p>
          </table:table-cell>
          <table:table-cell/>
          <table:table-cell table:formula="of:=[.F196]/[.F195]" office:value-type="float" office:value="0.818948376936611" calcext:value-type="float">
            <text:p>0.8189483769</text:p>
          </table:table-cell>
          <table:table-cell table:number-columns-repeated="2"/>
        </table:table-row>
        <table:table-row table:style-name="ro1">
          <table:table-cell table:formula="of:=[.A196]+[.$K$2]" office:value-type="float" office:value="1.95" calcext:value-type="float">
            <text:p>1.95</text:p>
          </table:table-cell>
          <table:table-cell table:formula="of:=[.B196]+[.$K$2]*(-20*[.B196])" office:value-type="float" office:value="2.53266331108459E-019" calcext:value-type="float">
            <text:p>2.53266331108459E-019</text:p>
          </table:table-cell>
          <table:table-cell/>
          <table:table-cell table:formula="of:=[.$B$2]*EXP(-20*[.A197])" office:value-type="float" office:value="2.30964483460309E-017" calcext:value-type="float">
            <text:p>2.30964483460309E-017</text:p>
          </table:table-cell>
          <table:table-cell/>
          <table:table-cell table:formula="of:=[.D197]-[.B197]" office:value-type="float" office:value="2.28431820149225E-017" calcext:value-type="float">
            <text:p>2.28431820149225E-017</text:p>
          </table:table-cell>
          <table:table-cell table:formula="of:=[.F197]/[.D197]" office:value-type="float" office:value="0.989034403588205" calcext:value-type="float">
            <text:p>0.9890344036</text:p>
          </table:table-cell>
          <table:table-cell/>
          <table:table-cell table:formula="of:=[.F197]/[.F196]" office:value-type="float" office:value="0.818943341675519" calcext:value-type="float">
            <text:p>0.8189433417</text:p>
          </table:table-cell>
          <table:table-cell table:number-columns-repeated="2"/>
        </table:table-row>
        <table:table-row table:style-name="ro1">
          <table:table-cell table:formula="of:=[.A197]+[.$K$2]" office:value-type="float" office:value="1.96" calcext:value-type="float">
            <text:p>1.96</text:p>
          </table:table-cell>
          <table:table-cell table:formula="of:=[.B197]+[.$K$2]*(-20*[.B197])" office:value-type="float" office:value="2.02613064886767E-019" calcext:value-type="float">
            <text:p>2.02613064886767E-019</text:p>
          </table:table-cell>
          <table:table-cell/>
          <table:table-cell table:formula="of:=[.$B$2]*EXP(-20*[.A198])" office:value-type="float" office:value="1.89097725477725E-017" calcext:value-type="float">
            <text:p>1.89097725477725E-017</text:p>
          </table:table-cell>
          <table:table-cell/>
          <table:table-cell table:formula="of:=[.D198]-[.B198]" office:value-type="float" office:value="1.87071594828858E-017" calcext:value-type="float">
            <text:p>1.87071594828858E-017</text:p>
          </table:table-cell>
          <table:table-cell table:formula="of:=[.F198]/[.D198]" office:value-type="float" office:value="0.989285272238209" calcext:value-type="float">
            <text:p>0.9892852722</text:p>
          </table:table-cell>
          <table:table-cell/>
          <table:table-cell table:formula="of:=[.F198]/[.F197]" office:value-type="float" office:value="0.81893842419437" calcext:value-type="float">
            <text:p>0.8189384242</text:p>
          </table:table-cell>
          <table:table-cell table:number-columns-repeated="2"/>
        </table:table-row>
        <table:table-row table:style-name="ro1">
          <table:table-cell table:formula="of:=[.A198]+[.$K$2]" office:value-type="float" office:value="1.97" calcext:value-type="float">
            <text:p>1.97</text:p>
          </table:table-cell>
          <table:table-cell table:formula="of:=[.B198]+[.$K$2]*(-20*[.B198])" office:value-type="float" office:value="1.62090451909414E-019" calcext:value-type="float">
            <text:p>1.62090451909414E-019</text:p>
          </table:table-cell>
          <table:table-cell/>
          <table:table-cell table:formula="of:=[.$B$2]*EXP(-20*[.A199])" office:value-type="float" office:value="1.54820123185711E-017" calcext:value-type="float">
            <text:p>1.54820123185711E-017</text:p>
          </table:table-cell>
          <table:table-cell/>
          <table:table-cell table:formula="of:=[.D199]-[.B199]" office:value-type="float" office:value="1.53199218666617E-017" calcext:value-type="float">
            <text:p>1.53199218666617E-017</text:p>
          </table:table-cell>
          <table:table-cell table:formula="of:=[.F199]/[.D199]" office:value-type="float" office:value="0.989530401567051" calcext:value-type="float">
            <text:p>0.9895304016</text:p>
          </table:table-cell>
          <table:table-cell/>
          <table:table-cell table:formula="of:=[.F199]/[.F198]" office:value-type="float" office:value="0.818933621679824" calcext:value-type="float">
            <text:p>0.8189336217</text:p>
          </table:table-cell>
          <table:table-cell table:number-columns-repeated="2"/>
        </table:table-row>
        <table:table-row table:style-name="ro1">
          <table:table-cell table:formula="of:=[.A199]+[.$K$2]" office:value-type="float" office:value="1.98" calcext:value-type="float">
            <text:p>1.98</text:p>
          </table:table-cell>
          <table:table-cell table:formula="of:=[.B199]+[.$K$2]*(-20*[.B199])" office:value-type="float" office:value="1.29672361527531E-019" calcext:value-type="float">
            <text:p>1.29672361527531E-019</text:p>
          </table:table-cell>
          <table:table-cell/>
          <table:table-cell table:formula="of:=[.$B$2]*EXP(-20*[.A200])" office:value-type="float" office:value="1.26755996047464E-017" calcext:value-type="float">
            <text:p>1.26755996047464E-017</text:p>
          </table:table-cell>
          <table:table-cell/>
          <table:table-cell table:formula="of:=[.D200]-[.B200]" office:value-type="float" office:value="1.25459272432188E-017" calcext:value-type="float">
            <text:p>1.25459272432188E-017</text:p>
          </table:table-cell>
          <table:table-cell table:formula="of:=[.F200]/[.D200]" office:value-type="float" office:value="0.989769922877733" calcext:value-type="float">
            <text:p>0.9897699229</text:p>
          </table:table-cell>
          <table:table-cell/>
          <table:table-cell table:formula="of:=[.F200]/[.F199]" office:value-type="float" office:value="0.818928931388387" calcext:value-type="float">
            <text:p>0.81892893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09:22:41.742201990</meta:creation-date>
    <dc:date>2016-05-20T14:55:21.850412849</dc:date>
    <meta:editing-duration>P1DT5H2M19S</meta:editing-duration>
    <meta:editing-cycles>2</meta:editing-cycles>
    <meta:generator>LibreOffice/4.2.8.2$Linux_X86_64 LibreOffice_project/420m0$Build-2</meta:generator>
    <meta:document-statistic meta:table-count="1" meta:cell-count="1199" meta:object-count="0"/>
  </office:meta>
</office:document-meta>
</file>